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 style:family="table">
      <style:table-properties style:width="7in" table:align="margins" style:writing-mode="lr-tb"/>
    </style:style>
    <style:style style:name="Tabelle5.A" style:family="table-column">
      <style:table-column-properties style:column-width="2.9576in" style:rel-column-width="27689*"/>
    </style:style>
    <style:style style:name="Tabelle5.B" style:family="table-column">
      <style:table-column-properties style:column-width="0.6014in" style:rel-column-width="5630*"/>
    </style:style>
    <style:style style:name="Tabelle5.C" style:family="table-column">
      <style:table-column-properties style:column-width="3.441in" style:rel-column-width="32216*"/>
    </style:style>
    <style:style style:name="Tabelle5.A1" style:family="table-cell">
      <style:table-cell-properties fo:padding="0.0382in" fo:border-left="0.0007in solid #000000" fo:border-right="none" fo:border-top="0.0007in solid #000000" fo:border-bottom="0.0007in solid #000000"/>
    </style:style>
    <style:style style:name="Tabelle5.C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style:width="7.059in" fo:margin-left="0.0104in" fo:margin-right="0.0208in" table:align="margins" style:writing-mode="lr-tb"/>
    </style:style>
    <style:style style:name="Tabelle4.A" style:family="table-column">
      <style:table-column-properties style:column-width="0.791in" style:rel-column-width="7346*"/>
    </style:style>
    <style:style style:name="Tabelle4.B" style:family="table-column">
      <style:table-column-properties style:column-width="6.2681in"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style:width="7.059in" fo:margin-left="0.0104in" fo:margin-right="0.0208in" table:align="margins" style:writing-mode="lr-tb"/>
    </style:style>
    <style:style style:name="Tabelle44.A" style:family="table-column">
      <style:table-column-properties style:column-width="0.791in" style:rel-column-width="7346*"/>
    </style:style>
    <style:style style:name="Tabelle44.B" style:family="table-column">
      <style:table-column-properties style:column-width="6.2681in"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true" fo:keep-together="auto"/>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0.6708in"/>
    </style:style>
    <style:style style:name="Tabelle9.B" style:family="table-column">
      <style:table-column-properties style:column-width="6.0458in"/>
    </style:style>
    <style:style style:name="Tabelle9.C" style:family="table-column">
      <style:table-column-properties style:column-width="0.372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9.A2" style:family="table-cell">
      <style:table-cell-properties fo:padding-left="0.0389in" fo:padding-right="0.0389in" fo:padding-top="0in" fo:padding-bottom="0in" fo:border="0.0007in solid #000000"/>
    </style:style>
    <style:style style:name="Tabelle9.C2" style:family="table-cell">
      <style:table-cell-properties style:vertical-align="middle" fo:padding-left="0.0389in" fo:padding-right="0.0389in" fo:padding-top="0in" fo:padding-bottom="0in" fo:border="0.0007in solid #000000"/>
    </style:style>
    <style:style style:name="Tabelle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1" style:family="table">
      <style:table-properties style:width="7.0896in" table:align="left" style:writing-mode="lr-tb"/>
    </style:style>
    <style:style style:name="Tabelle11.A" style:family="table-column">
      <style:table-column-properties style:column-width="6.7167in"/>
    </style:style>
    <style:style style:name="Tabelle11.B"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B2" style:family="table-cell">
      <style:table-cell-properties style:vertical-align="middle" fo:padding-left="0.0389in" fo:padding-right="0.0389in" fo:padding-top="0in" fo:padding-bottom="0in" fo:border="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6.7167in"/>
    </style:style>
    <style:style style:name="Tabelle14.B"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B2" style:family="table-cell">
      <style:table-cell-properties style:vertical-align="middle" fo:padding-left="0.0389in" fo:padding-right="0.0389in" fo:padding-top="0in" fo:padding-bottom="0in" fo:border="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6.7167in"/>
    </style:style>
    <style:style style:name="Tabelle17.B"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B2" style:family="table-cell">
      <style:table-cell-properties style:vertical-align="middle" fo:padding-left="0.0389in" fo:padding-right="0.0389in" fo:padding-top="0in" fo:padding-bottom="0in" fo:border="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6.7167in"/>
    </style:style>
    <style:style style:name="Tabelle21.B"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B2" style:family="table-cell">
      <style:table-cell-properties style:vertical-align="middle" fo:padding-left="0.0389in" fo:padding-right="0.0389in" fo:padding-top="0in" fo:padding-bottom="0in" fo:border="0.0007in solid #000000"/>
    </style:style>
    <style:style style:name="Tabelle22" style:family="table">
      <style:table-properties style:width="7.0896in" table:align="left" style:writing-mode="lr-tb"/>
    </style:style>
    <style:style style:name="Tabelle22.A" style:family="table-column">
      <style:table-column-properties style:column-width="1.1278in"/>
    </style:style>
    <style:style style:name="Tabelle22.B" style:family="table-column">
      <style:table-column-properties style:column-width="5.5569in"/>
    </style:style>
    <style:style style:name="Tabelle22.C" style:family="table-column">
      <style:table-column-properties style:column-width="0.404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2.A2" style:family="table-cell">
      <style:table-cell-properties style:vertical-align="middle" fo:padding-left="0.0375in" fo:padding-right="0.0375in" fo:padding-top="0in" fo:padding-bottom="0in" fo:border="0.0007in solid #000000"/>
    </style:style>
    <style:style style:name="Tabelle22.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4" style:family="table">
      <style:table-properties style:width="7.0896in" table:align="left" style:writing-mode="lr-tb"/>
    </style:style>
    <style:style style:name="Tabelle24.A" style:family="table-column">
      <style:table-column-properties style:column-width="1.0854in"/>
    </style:style>
    <style:style style:name="Tabelle24.B" style:family="table-column">
      <style:table-column-properties style:column-width="5.5993in"/>
    </style:style>
    <style:style style:name="Tabelle24.C" style:family="table-column">
      <style:table-column-properties style:column-width="0.404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4.A2" style:family="table-cell">
      <style:table-cell-properties style:vertical-align="middle" fo:padding-left="0.0375in" fo:padding-right="0.0375in" fo:padding-top="0in" fo:padding-bottom="0in" fo:border="0.0007in solid #000000"/>
    </style:style>
    <style:style style:name="Tabelle24.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1.0854in"/>
    </style:style>
    <style:style style:name="Tabelle25.B" style:family="table-column">
      <style:table-column-properties style:column-width="5.5993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0.6708in"/>
    </style:style>
    <style:style style:name="Tabelle26.B" style:family="table-column">
      <style:table-column-properties style:column-width="6.0458in"/>
    </style:style>
    <style:style style:name="Tabelle26.C" style:family="table-column">
      <style:table-column-properties style:column-width="0.372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6.A2" style:family="table-cell">
      <style:table-cell-properties fo:padding-left="0.0389in" fo:padding-right="0.0389in" fo:padding-top="0in" fo:padding-bottom="0in" fo:border="0.0007in solid #000000"/>
    </style:style>
    <style:style style:name="Tabelle26.C2" style:family="table-cell">
      <style:table-cell-properties style:vertical-align="middle" fo:padding-left="0.0389in" fo:padding-right="0.0389in" fo:padding-top="0in" fo:padding-bottom="0in" fo:border="0.0007in solid #000000"/>
    </style:style>
    <style:style style:name="Tabelle2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0.6708in"/>
    </style:style>
    <style:style style:name="Tabelle28.B" style:family="table-column">
      <style:table-column-properties style:column-width="6.0458in"/>
    </style:style>
    <style:style style:name="Tabelle28.C"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C2" style:family="table-cell">
      <style:table-cell-properties style:vertical-align="middle" fo:padding-left="0.0389in" fo:padding-right="0.0389in" fo:padding-top="0in" fo:padding-bottom="0in" fo:border="0.0007in solid #000000"/>
    </style:style>
    <style:style style:name="Tabel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0.6708in"/>
    </style:style>
    <style:style style:name="Tabelle29.B" style:family="table-column">
      <style:table-column-properties style:column-width="6.0458in"/>
    </style:style>
    <style:style style:name="Tabelle29.C"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C2" style:family="table-cell">
      <style:table-cell-properties style:vertical-align="middle" fo:padding-left="0.0389in" fo:padding-right="0.0389in" fo:padding-top="0in" fo:padding-bottom="0in" fo:border="0.0007in solid #000000"/>
    </style:style>
    <style:style style:name="Tabelle2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1" style:family="table">
      <style:table-properties style:width="7.0896in" table:align="left" style:writing-mode="lr-tb"/>
    </style:style>
    <style:style style:name="Tabelle31.A" style:family="table-column">
      <style:table-column-properties style:column-width="0.6708in"/>
    </style:style>
    <style:style style:name="Tabelle31.B" style:family="table-column">
      <style:table-column-properties style:column-width="6.0458in"/>
    </style:style>
    <style:style style:name="Tabelle31.C" style:family="table-column">
      <style:table-column-properties style:column-width="0.3729in"/>
    </style:style>
    <style:style style:name="Tabelle31.1" style:family="table-row">
      <style:table-row-properties style:keep-together="false" fo:keep-together="always"/>
    </style:style>
    <style:style style:name="Tabel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1.A2" style:family="table-cell">
      <style:table-cell-properties fo:padding-left="0.0389in" fo:padding-right="0.0389in" fo:padding-top="0in" fo:padding-bottom="0in" fo:border="0.0007in solid #000000"/>
    </style:style>
    <style:style style:name="Tabelle31.C2" style:family="table-cell">
      <style:table-cell-properties style:vertical-align="middle" fo:padding-left="0.0389in" fo:padding-right="0.0389in" fo:padding-top="0in" fo:padding-bottom="0in" fo:border="0.0007in solid #000000"/>
    </style:style>
    <style:style style:name="Tabel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2" style:family="table">
      <style:table-properties style:width="7.0896in" table:align="left" style:writing-mode="lr-tb"/>
    </style:style>
    <style:style style:name="Tabelle32.A" style:family="table-column">
      <style:table-column-properties style:column-width="6.7167in"/>
    </style:style>
    <style:style style:name="Tabelle32.B"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B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0.6708in"/>
    </style:style>
    <style:style style:name="Tabelle34.B" style:family="table-column">
      <style:table-column-properties style:column-width="6.0458in"/>
    </style:style>
    <style:style style:name="Tabelle34.C" style:family="table-column">
      <style:table-column-properties style:column-width="0.3729in"/>
    </style:style>
    <style:style style:name="Tabelle34.1" style:family="table-row">
      <style:table-row-properties style:keep-together="false" fo:keep-together="always"/>
    </style:style>
    <style:style style:name="Tabel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4.A2" style:family="table-cell">
      <style:table-cell-properties fo:padding-left="0.0389in" fo:padding-right="0.0389in" fo:padding-top="0in" fo:padding-bottom="0in" fo:border="0.0007in solid #000000"/>
    </style:style>
    <style:style style:name="Tabelle34.C2" style:family="table-cell">
      <style:table-cell-properties style:vertical-align="middle" fo:padding-left="0.0389in" fo:padding-right="0.0389in" fo:padding-top="0in" fo:padding-bottom="0in" fo:border="0.0007in solid #000000"/>
    </style:style>
    <style:style style:name="Tabelle3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7" style:family="table">
      <style:table-properties style:width="7.0896in" table:align="left" style:writing-mode="lr-tb"/>
    </style:style>
    <style:style style:name="Tabelle37.A" style:family="table-column">
      <style:table-column-properties style:column-width="0.6708in"/>
    </style:style>
    <style:style style:name="Tabelle37.B" style:family="table-column">
      <style:table-column-properties style:column-width="6.0458in"/>
    </style:style>
    <style:style style:name="Tabelle37.C" style:family="table-column">
      <style:table-column-properties style:column-width="0.3729in"/>
    </style:style>
    <style:style style:name="Tabelle37.1" style:family="table-row">
      <style:table-row-properties style:keep-together="false" fo:keep-together="always"/>
    </style:style>
    <style:style style:name="Tabel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7.A2" style:family="table-cell">
      <style:table-cell-properties fo:padding-left="0.0389in" fo:padding-right="0.0389in" fo:padding-top="0in" fo:padding-bottom="0in" fo:border="0.0007in solid #000000"/>
    </style:style>
    <style:style style:name="Tabelle37.C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1.1278in"/>
    </style:style>
    <style:style style:name="Tabelle38.B" style:family="table-column">
      <style:table-column-properties style:column-width="5.5569in"/>
    </style:style>
    <style:style style:name="Tabelle38.C" style:family="table-column">
      <style:table-column-properties style:column-width="0.4049in"/>
    </style:style>
    <style:style style:name="Tabelle38.1" style:family="table-row">
      <style:table-row-properties style:keep-together="true" fo:keep-together="auto"/>
    </style:style>
    <style:style style:name="Tabelle3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1.0854in"/>
    </style:style>
    <style:style style:name="Tabelle39.B" style:family="table-column">
      <style:table-column-properties style:column-width="5.5993in"/>
    </style:style>
    <style:style style:name="Tabelle39.C" style:family="table-column">
      <style:table-column-properties style:column-width="0.404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9.A2" style:family="table-cell">
      <style:table-cell-properties style:vertical-align="middle" fo:padding-left="0.0375in" fo:padding-right="0.0375in" fo:padding-top="0in" fo:padding-bottom="0in" fo:border="0.0007in solid #000000"/>
    </style:style>
    <style:style style:name="Tabelle41" style:family="table">
      <style:table-properties style:width="7.0896in" table:align="left" style:writing-mode="lr-tb"/>
    </style:style>
    <style:style style:name="Tabelle41.A" style:family="table-column">
      <style:table-column-properties style:column-width="0.6708in"/>
    </style:style>
    <style:style style:name="Tabelle41.B" style:family="table-column">
      <style:table-column-properties style:column-width="6.0458in"/>
    </style:style>
    <style:style style:name="Tabelle41.C"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C2" style:family="table-cell">
      <style:table-cell-properties style:vertical-align="middle" fo:padding-left="0.0389in" fo:padding-right="0.0389in" fo:padding-top="0in" fo:padding-bottom="0in" fo:border="0.0007in solid #000000"/>
    </style:style>
    <style:style style:name="Tabelle4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2" style:family="table">
      <style:table-properties style:width="7.0896in" table:align="left" style:writing-mode="lr-tb"/>
    </style:style>
    <style:style style:name="Tabelle42.A" style:family="table-column">
      <style:table-column-properties style:column-width="7.0896in"/>
    </style:style>
    <style:style style:name="Tabelle42.1" style:family="table-row">
      <style:table-row-properties style:keep-together="false" fo:keep-together="always"/>
    </style:style>
    <style:style style:name="Tabelle4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2.2" style:family="table-row">
      <style:table-row-properties style:keep-together="true" fo:keep-together="auto"/>
    </style:style>
    <style:style style:name="Tabelle42.A2" style:family="table-cell">
      <style:table-cell-properties style:vertical-align="middle" fo:padding-left="0.0375in" fo:padding-right="0.0375in" fo:padding-top="0in" fo:padding-bottom="0in" fo:border="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in" fo:margin-right="0in" fo:text-indent="0in" style:auto-text-indent="false"/>
    </style:style>
    <style:style style:name="P6"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7" style:family="paragraph" style:parent-style-name="Body">
      <style:text-properties style:use-window-font-color="true" fo:font-style="normal" style:font-style-asian="normal" style:font-style-complex="normal"/>
    </style:style>
    <style:style style:name="P8" style:family="paragraph" style:parent-style-name="Body">
      <style:text-properties style:use-window-font-color="true" fo:font-style="italic" style:font-style-asian="italic"/>
    </style:style>
    <style:style style:name="P9" style:family="paragraph" style:parent-style-name="Body">
      <style:text-properties fo:language="en" fo:country="GB"/>
    </style:style>
    <style:style style:name="P1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1" style:family="paragraph" style:parent-style-name="Body">
      <style:text-properties fo:language="en" fo:country="US" style:language-complex="ar" style:country-complex="SA"/>
    </style:style>
    <style:style style:name="P12" style:family="paragraph" style:parent-style-name="Body">
      <style:text-properties style:font-name="Arial" fo:font-size="10pt" style:font-size-asian="10pt" style:font-size-complex="10pt"/>
    </style:style>
    <style:style style:name="P13" style:family="paragraph" style:parent-style-name="Preformatted_20_Text">
      <style:paragraph-properties fo:margin-left="0.9in" fo:margin-right="0in" fo:text-indent="0in" style:auto-text-indent="false"/>
    </style:style>
    <style:style style:name="P14" style:family="paragraph" style:parent-style-name="Body">
      <style:paragraph-properties fo:orphans="2" fo:widows="2" style:writing-mode="lr-tb"/>
    </style:style>
    <style:style style:name="P15" style:family="paragraph" style:parent-style-name="Abstract">
      <style:text-properties fo:font-size="16pt" fo:font-weight="bold" style:font-size-asian="16pt" style:font-weight-asian="bold"/>
    </style:style>
    <style:style style:name="P16" style:family="paragraph" style:parent-style-name="Abstract">
      <style:text-properties style:use-window-font-color="true" fo:font-style="normal" style:font-style-asian="normal" style:font-style-complex="normal"/>
    </style:style>
    <style:style style:name="P17" style:family="paragraph" style:parent-style-name="CellBody">
      <style:paragraph-properties style:snap-to-layout-grid="false"/>
    </style:style>
    <style:style style:name="P18" style:family="paragraph" style:parent-style-name="CellBody">
      <style:text-properties style:use-window-font-color="true" fo:font-style="normal" style:font-style-asian="normal" style:font-style-complex="normal"/>
    </style:style>
    <style:style style:name="P19" style:family="paragraph" style:parent-style-name="CellBody">
      <style:paragraph-properties style:snap-to-layout-grid="false"/>
      <style:text-properties style:use-window-font-color="true" fo:font-style="normal" style:font-style-asian="normal" style:font-style-complex="normal"/>
    </style:style>
    <style:style style:name="P20" style:family="paragraph" style:parent-style-name="CellBody">
      <style:paragraph-properties fo:keep-with-next="always" style:snap-to-layout-grid="false"/>
    </style:style>
    <style:style style:name="P21" style:family="paragraph" style:parent-style-name="CellHeading">
      <style:paragraph-properties fo:text-align="center" style:justify-single-word="false" fo:keep-with-next="always" style:snap-to-layout-grid="false"/>
    </style:style>
    <style:style style:name="P22" style:family="paragraph" style:parent-style-name="Preformatted_20_Text">
      <style:text-properties style:font-name="CourierNewPSMT" fo:font-size="10pt"/>
    </style:style>
    <style:style style:name="P23" style:family="paragraph" style:parent-style-name="Preformatted_20_Text">
      <style:text-properties fo:font-size="10pt" style:font-size-asian="10pt" style:font-size-complex="10pt"/>
    </style:style>
    <style:style style:name="P24" style:family="paragraph" style:parent-style-name="Preformatted_20_Text">
      <style:paragraph-properties fo:text-align="start" style:justify-single-word="false"/>
    </style:style>
    <style:style style:name="P25" style:family="paragraph" style:parent-style-name="Standard">
      <style:text-properties fo:color="#ff0000" fo:font-style="italic" fo:font-weight="bold" style:font-style-asian="italic" style:font-weight-asian="bold"/>
    </style:style>
    <style:style style:name="P26" style:family="paragraph" style:parent-style-name="Standard">
      <style:text-properties style:font-name="Arial" fo:font-size="9pt" fo:language="en" fo:country="US" style:font-size-asian="9pt" style:font-size-complex="9pt" style:language-complex="ar" style:country-complex="SA"/>
    </style:style>
    <style:style style:name="P27" style:family="paragraph" style:parent-style-name="Standard">
      <style:text-properties style:font-name="Arial" fo:language="en" fo:country="US" style:language-complex="ar" style:country-complex="SA"/>
    </style:style>
    <style:style style:name="P28" style:family="paragraph" style:parent-style-name="Table_20_Contents">
      <style:text-properties style:font-name="Courier New1"/>
    </style:style>
    <style:style style:name="P29"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0"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31"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2" style:family="paragraph" style:parent-style-name="Heading_20_1">
      <style:paragraph-properties fo:break-before="page"/>
    </style:style>
    <style:style style:name="P33" style:family="paragraph" style:parent-style-name="Heading_20_2">
      <style:text-properties fo:language="en" fo:country="US" style:language-complex="ar" style:country-complex="SA"/>
    </style:style>
    <style:style style:name="P34" style:family="paragraph" style:parent-style-name="Body" style:list-style-name="L1">
      <style:paragraph-properties>
        <style:tab-stops>
          <style:tab-stop style:position="3.9374in"/>
        </style:tab-stops>
      </style:paragraph-properties>
      <style:text-properties style:use-window-font-color="true" fo:font-style="normal" style:font-style-asian="normal" style:font-style-complex="normal"/>
    </style:style>
    <style:style style:name="P35" style:family="paragraph" style:parent-style-name="Body" style:list-style-name="L7">
      <style:text-properties style:use-window-font-color="true" fo:font-style="normal" style:font-style-asian="normal" style:font-style-complex="normal"/>
    </style:style>
    <style:style style:name="P36" style:family="paragraph" style:parent-style-name="Body" style:list-style-name="L6"/>
    <style:style style:name="P37" style:family="paragraph" style:parent-style-name="Body" style:list-style-name="L8"/>
    <style:style style:name="P38" style:family="paragraph" style:parent-style-name="Body" style:list-style-name="L1">
      <style:paragraph-properties>
        <style:tab-stops>
          <style:tab-stop style:position="3.9374in"/>
        </style:tab-stops>
      </style:paragraph-properties>
    </style:style>
    <style:style style:name="P39" style:family="paragraph" style:parent-style-name="Body" style:list-style-name="L9"/>
    <style:style style:name="P40" style:family="paragraph" style:parent-style-name="Body" style:list-style-name="L10"/>
    <style:style style:name="P41" style:family="paragraph" style:parent-style-name="Body" style:list-style-name="L11"/>
    <style:style style:name="P42" style:family="paragraph" style:parent-style-name="Body" style:list-style-name="L12"/>
    <style:style style:name="P43" style:family="paragraph" style:parent-style-name="Body" style:list-style-name="L13"/>
    <style:style style:name="P44" style:family="paragraph" style:parent-style-name="Body" style:list-style-name="L14"/>
    <style:style style:name="P45" style:family="paragraph" style:parent-style-name="Body" style:list-style-name="L15"/>
    <style:style style:name="P46" style:family="paragraph" style:parent-style-name="Body" style:list-style-name="L16"/>
    <style:style style:name="P47" style:family="paragraph" style:parent-style-name="Body" style:list-style-name="L1">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48" style:family="paragraph" style:parent-style-name="Document_20_Title" style:master-page-name="First_20_Page">
      <style:paragraph-properties fo:text-align="center" style:justify-single-word="false" style:page-number="auto"/>
    </style:style>
    <style:style style:name="P49" style:family="paragraph" style:parent-style-name="CellBody" style:list-style-name="L2">
      <style:paragraph-properties style:snap-to-layout-grid="false"/>
    </style:style>
    <style:style style:name="P50" style:family="paragraph" style:parent-style-name="CellBody" style:list-style-name="L2">
      <style:paragraph-properties style:snap-to-layout-grid="false"/>
      <style:text-properties style:use-window-font-color="true" fo:font-style="normal" style:font-style-asian="normal" style:font-style-complex="normal"/>
    </style:style>
    <style:style style:name="P51" style:family="paragraph" style:parent-style-name="CellBody" style:list-style-name="L3">
      <style:paragraph-properties style:snap-to-layout-grid="false"/>
      <style:text-properties style:use-window-font-color="true" fo:font-style="normal" style:font-style-asian="normal" style:font-style-complex="normal"/>
    </style:style>
    <style:style style:name="P52" style:family="paragraph" style:parent-style-name="CellBody" style:list-style-name="L4">
      <style:paragraph-properties style:snap-to-layout-grid="false"/>
      <style:text-properties style:use-window-font-color="true" fo:font-style="normal" style:font-style-asian="normal" style:font-style-complex="normal"/>
    </style:style>
    <style:style style:name="P53" style:family="paragraph" style:parent-style-name="CellBody" style:list-style-name="L5">
      <style:paragraph-properties style:snap-to-layout-grid="false"/>
      <style:text-properties style:use-window-font-color="true" fo:font-style="normal" style:font-style-asian="normal" style:font-style-complex="normal"/>
    </style:style>
    <style:style style:name="P54" style:family="paragraph" style:parent-style-name="Definition_20_Term" style:list-style-name="WW8Num3"/>
    <style:style style:name="P55"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56"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57" style:family="paragraph" style:parent-style-name="Package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58"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59"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60"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61"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62" style:family="paragraph" style:parent-style-name="Class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63"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64"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65"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66"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67" style:family="paragraph" style:parent-style-name="List_20_Heading_20__28_user_29_" style:list-style-name="">
      <style:text-properties fo:color="#000000" fo:font-size="10pt" style:font-size-asian="10pt" style:font-size-complex="10pt"/>
    </style:style>
    <style:style style:name="P68" style:family="paragraph" style:parent-style-name="Detail_20_Heading" style:list-style-name="">
      <style:paragraph-properties fo:padding="0.0236in" fo:border="0.0008in solid #666666"/>
      <style:text-properties fo:color="#000000"/>
    </style:style>
    <style:style style:name="P69" style:family="paragraph" style:parent-style-name="Detail_20_Heading" style:list-style-name="">
      <style:paragraph-properties fo:margin-top="0.0807in" fo:margin-bottom="0.0193in" fo:padding="0.0236in" fo:border="0.0008in solid #666666"/>
      <style:text-properties fo:color="#000000"/>
    </style:style>
    <style:style style:name="P70" style:family="paragraph" style:parent-style-name="Item_20_Heading" style:list-style-name="">
      <style:text-properties fo:color="#000000"/>
    </style:style>
    <style:style style:name="P71" style:family="paragraph" style:parent-style-name="Item_20_Heading" style:list-style-name="">
      <style:paragraph-properties fo:margin-top="0.1693in" fo:margin-bottom="0.161in"/>
      <style:text-properties fo:color="#000000"/>
    </style:style>
    <style:style style:name="P72" style:family="paragraph" style:parent-style-name="Standard" style:list-style-name=""/>
    <style:style style:name="P73" style:family="paragraph" style:parent-style-name="Standard" style:list-style-name="">
      <style:paragraph-properties fo:keep-together="always"/>
    </style:style>
    <style:style style:name="P74" style:family="paragraph" style:parent-style-name="Standard" style:list-style-name="">
      <style:paragraph-properties fo:line-height="0.1846in"/>
      <style:text-properties style:use-window-font-color="true"/>
    </style:style>
    <style:style style:name="P75" style:family="paragraph" style:parent-style-name="Standard" style:list-style-name="">
      <style:paragraph-properties fo:line-height="0.1945in"/>
      <style:text-properties style:use-window-font-color="true"/>
    </style:style>
    <style:style style:name="P76" style:family="paragraph" style:parent-style-name="Standard" style:list-style-name="">
      <style:text-properties fo:font-size="10pt" style:font-size-asian="10pt" style:font-size-complex="10pt"/>
    </style:style>
    <style:style style:name="P77"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78"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79" style:family="paragraph" style:parent-style-name="Standard" style:list-style-name="">
      <style:paragraph-properties fo:margin-top="0in" fo:margin-bottom="0.1945in"/>
      <style:text-properties fo:font-size="9pt" style:font-size-asian="9pt" style:font-size-complex="9pt"/>
    </style:style>
    <style:style style:name="P80" style:family="paragraph" style:parent-style-name="Standard" style:list-style-name="">
      <style:paragraph-properties fo:margin-top="0in" fo:margin-bottom="0.1945in" fo:keep-together="always"/>
    </style:style>
    <style:style style:name="P81" style:family="paragraph" style:parent-style-name="Standard" style:list-style-name="">
      <style:paragraph-properties fo:margin-top="0in" fo:margin-bottom="0.1945in"/>
    </style:style>
    <style:style style:name="P82" style:family="paragraph" style:parent-style-name="Standard" style:list-style-name="">
      <style:paragraph-properties fo:margin-top="0in" fo:margin-bottom="0.1945in"/>
      <style:text-properties fo:font-size="10pt" style:font-size-asian="10pt" style:font-size-complex="10pt"/>
    </style:style>
    <style:style style:name="P83"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84" style:family="paragraph" style:parent-style-name="Standard" style:list-style-name="">
      <style:paragraph-properties fo:margin-top="0.0374in" fo:margin-bottom="0.0374in"/>
      <style:text-properties fo:font-size="9pt" style:font-size-asian="9pt" style:font-size-complex="9pt"/>
    </style:style>
    <style:style style:name="P85"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86" style:family="paragraph" style:parent-style-name="Standard" style:list-style-name="">
      <style:paragraph-properties fo:margin-top="0.0374in" fo:margin-bottom="0.0374in"/>
    </style:style>
    <style:style style:name="P87" style:family="paragraph" style:parent-style-name="Standard" style:list-style-name="">
      <style:paragraph-properties fo:margin-top="0.0374in" fo:margin-bottom="0.0374in"/>
      <style:text-properties fo:font-size="10pt" style:font-size-asian="10pt" style:font-size-complex="10pt"/>
    </style:style>
    <style:style style:name="P88"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89"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90" style:family="paragraph" style:parent-style-name="Standard" style:list-style-name="">
      <style:paragraph-properties fo:margin-top="0.0374in" fo:margin-bottom="0.0374in"/>
      <style:text-properties fo:color="#000000" fo:font-size="10pt" style:font-size-asian="10pt" style:font-size-complex="10pt"/>
    </style:style>
    <style:style style:name="P91" style:family="paragraph" style:parent-style-name="Standard" style:list-style-name="">
      <style:paragraph-properties fo:margin-top="0.0374in" fo:margin-bottom="0.0374in" fo:text-align="center" style:justify-single-word="false"/>
      <style:text-properties style:use-window-font-color="true"/>
    </style:style>
    <style:style style:name="P92" style:family="paragraph" style:parent-style-name="Standard" style:list-style-name="">
      <style:paragraph-properties fo:margin-top="0.0374in" fo:margin-bottom="0.0374in"/>
      <style:text-properties style:use-window-font-color="true"/>
    </style:style>
    <style:style style:name="P93"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94"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95" style:family="paragraph" style:parent-style-name="Standard" style:list-style-name="">
      <style:paragraph-properties fo:margin-top="0.0374in" fo:margin-bottom="0.0374in" fo:keep-with-next="always"/>
      <style:text-properties style:use-window-font-color="true"/>
    </style:style>
    <style:style style:name="P96"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97"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98" style:family="paragraph" style:parent-style-name="Standard" style:list-style-name="">
      <style:paragraph-properties fo:margin-top="0.1945in" fo:margin-bottom="0in"/>
      <style:text-properties fo:font-size="10pt" style:font-size-asian="10pt" style:font-size-complex="10pt"/>
    </style:style>
    <style:style style:name="P99"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100" style:family="paragraph" style:parent-style-name="Standard" style:list-style-name="">
      <style:paragraph-properties fo:margin-top="0.1945in" fo:margin-bottom="0in" fo:keep-together="always" fo:keep-with-next="always"/>
    </style:style>
    <style:style style:name="P101"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102" style:family="paragraph" style:parent-style-name="Standard" style:list-style-name="">
      <style:paragraph-properties fo:margin-left="0.5in" fo:margin-right="0in" fo:margin-top="0in" fo:margin-bottom="0.1945in" fo:text-indent="0in" style:auto-text-indent="false"/>
    </style:style>
    <style:style style:name="P103"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104"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105" style:family="paragraph" style:parent-style-name="Standard" style:list-style-name="">
      <style:paragraph-properties fo:margin-left="0.5in" fo:margin-right="0in" fo:text-indent="0in" style:auto-text-indent="false"/>
    </style:style>
    <style:style style:name="P106"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07" style:family="paragraph" style:parent-style-name="Standard" style:list-style-name="">
      <style:paragraph-properties fo:margin-left="0.5in" fo:margin-right="0in" fo:margin-top="0in" fo:margin-bottom="0.1665in" fo:text-indent="0in" style:auto-text-indent="false"/>
    </style:style>
    <style:style style:name="P108"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09"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110"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11" style:family="paragraph" style:parent-style-name="Standard" style:list-style-name="">
      <style:paragraph-properties fo:margin-top="0in" fo:margin-bottom="0.1665in"/>
      <style:text-properties fo:font-size="10pt" style:font-size-asian="10pt" style:font-size-complex="10pt"/>
    </style:style>
    <style:style style:name="P112" style:family="paragraph" style:parent-style-name="Standard" style:list-style-name="">
      <style:paragraph-properties fo:margin-top="0in" fo:margin-bottom="0.1665in"/>
    </style:style>
    <style:style style:name="P113" style:family="paragraph" style:parent-style-name="Standard" style:list-style-name="">
      <style:paragraph-properties fo:keep-with-next="always"/>
    </style:style>
    <style:style style:name="P114" style:family="paragraph" style:parent-style-name="Standard" style:list-style-name="">
      <style:paragraph-properties fo:keep-together="always" fo:keep-with-next="always"/>
    </style:style>
    <style:style style:name="P115"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16" style:family="paragraph" style:parent-style-name="Standard" style:list-style-name="">
      <style:paragraph-properties fo:margin-top="0.1736in" fo:margin-bottom="0in" fo:keep-together="always" fo:keep-with-next="always"/>
    </style:style>
    <style:style style:name="P117"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18" style:family="paragraph" style:parent-style-name="Standard" style:list-style-name="">
      <style:paragraph-properties fo:margin-top="0.0319in" fo:margin-bottom="0.0319in" fo:keep-with-next="always"/>
      <style:text-properties style:use-window-font-color="true"/>
    </style:style>
    <style:style style:name="P119"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20" style:family="paragraph" style:parent-style-name="Standard" style:list-style-name="">
      <style:paragraph-properties fo:margin-top="0.0319in" fo:margin-bottom="0.0319in" fo:text-align="end" style:justify-single-word="false"/>
      <style:text-properties style:use-window-font-color="true"/>
    </style:style>
    <style:style style:name="P121" style:family="paragraph" style:parent-style-name="Standard" style:list-style-name="">
      <style:paragraph-properties fo:margin-top="0.0319in" fo:margin-bottom="0.0319in" fo:text-align="center" style:justify-single-word="false"/>
      <style:text-properties style:use-window-font-color="true"/>
    </style:style>
    <style:style style:name="P122" style:family="paragraph" style:parent-style-name="Standard" style:list-style-name="">
      <style:paragraph-properties fo:margin-top="0.0319in" fo:margin-bottom="0.0319in" fo:text-align="end" style:justify-single-word="false"/>
    </style:style>
    <style:style style:name="P123" style:family="paragraph" style:parent-style-name="Standard" style:list-style-name="">
      <style:paragraph-properties fo:margin-top="0.0319in" fo:margin-bottom="0.0319in"/>
    </style:style>
    <style:style style:name="P124" style:family="paragraph" style:parent-style-name="Standard" style:list-style-name="">
      <style:paragraph-properties fo:margin-top="0.0319in" fo:margin-bottom="0in"/>
    </style:style>
    <style:style style:name="P125"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26" style:family="paragraph" style:parent-style-name="Standard" style:list-style-name="">
      <style:paragraph-properties fo:margin-left="0in" fo:margin-right="0in" fo:margin-top="0.028in" fo:margin-bottom="0.0319in" fo:text-indent="0.4165in" style:auto-text-indent="false"/>
    </style:style>
    <style:style style:name="P127"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28" style:family="paragraph" style:parent-style-name="Standard" style:list-style-name="">
      <style:paragraph-properties fo:margin-left="1in" fo:margin-right="0in" fo:text-indent="0in" style:auto-text-indent="false"/>
    </style:style>
    <style:style style:name="P129"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30"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31"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32" style:family="paragraph" style:parent-style-name="Standard" style:list-style-name="">
      <style:paragraph-properties fo:margin-top="0.1736in" fo:margin-bottom="0.1945in" fo:keep-together="always"/>
    </style:style>
    <style:style style:name="P133"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34"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3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use-window-font-color="true" fo:font-style="normal" fo:font-weight="normal" style:font-style-asian="normal" style:font-weight-asian="normal" style:font-style-complex="normal" style:font-weight-complex="normal"/>
    </style:style>
    <style:style style:name="T2" style:family="text">
      <style:text-properties style:use-window-font-color="true" fo:font-style="normal" style:font-style-asian="normal" style:font-style-complex="normal"/>
    </style:style>
    <style:style style:name="T3"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4"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5"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 fo:font-size="10pt" style:font-size-asian="10pt" style:font-size-complex="10pt"/>
    </style:style>
    <style:style style:name="T7" style:family="text">
      <style:text-properties style:font-name="Arial" fo:font-size="10pt" fo:font-style="italic" style:font-size-asian="10pt" style:font-size-complex="10pt"/>
    </style:style>
    <style:style style:name="T8" style:family="text">
      <style:text-properties style:font-name="Arial" fo:font-size="9pt"/>
    </style:style>
    <style:style style:name="T9" style:family="text">
      <style:text-properties style:font-name="Arial" fo:font-size="12pt" fo:font-style="italic" style:font-size-asian="12pt" style:font-style-asian="italic" style:font-size-complex="12pt" style:font-style-complex="italic"/>
    </style:style>
    <style:style style:name="T10" style:family="text">
      <style:text-properties fo:font-size="10pt" style:font-size-asian="10pt" style:font-size-complex="10pt"/>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color="#ff3366" fo:font-style="italic" fo:font-weight="bold" style:font-style-asian="italic" style:font-weight-asian="bold" style:font-style-complex="italic" style:font-weight-complex="bold"/>
    </style:style>
    <style:style style:name="T15"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16" style:family="text">
      <style:text-properties fo:color="#b80047" fo:font-size="10pt" fo:font-style="italic" fo:font-weight="bold" style:font-size-asian="10pt" style:font-style-asian="italic" style:font-weight-asian="bold" style:font-size-complex="10pt" style:font-style-complex="italic" style:font-weight-complex="bold"/>
    </style:style>
    <style:style style:name="T17"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8" style:family="text">
      <style:text-properties fo:color="#b80047"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 style:family="text">
      <style:text-properties fo:font-size="9pt"/>
    </style:style>
    <style:style style:name="T20" style:family="text">
      <style:text-properties fo:font-size="9pt" fo:font-style="normal" style:font-style-asian="normal" style:font-style-complex="normal"/>
    </style:style>
    <style:style style:name="T21" style:family="text">
      <style:text-properties style:font-name="CourierNewPSMT" fo:font-size="10pt"/>
    </style:style>
    <style:style style:name="T22" style:family="text">
      <style:text-properties fo:font-size="14pt" fo:font-weight="normal" style:font-size-asian="14pt" style:font-weight-asian="normal"/>
    </style:style>
    <style:style style:name="T23" style:family="text">
      <style:text-properties style:font-name="Courier New"/>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color="#000000"/>
    </style:style>
    <style:style style:name="T27"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8" style:family="text">
      <style:text-properties fo:color="#000000"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29" style:family="text">
      <style:text-properties fo:color="#000000" style:font-name="Courier New1" fo:font-size="10pt" style:text-underline-style="solid" style:text-underline-width="auto" style:text-underline-color="font-color" style:font-name-asian="Monaco" style:font-size-asian="10pt" style:font-name-complex="Monaco" style:font-size-complex="10pt"/>
    </style:style>
    <style:style style:name="T30" style:family="text">
      <style:text-properties fo:color="#000000" style:font-name="Courier New1" fo:font-size="10pt" style:font-name-asian="Monaco" style:font-size-asian="10pt" style:font-name-complex="Monaco" style:font-size-complex="10pt"/>
    </style:style>
    <style:style style:name="T31" style:family="text">
      <style:text-properties fo:color="#000000" fo:font-style="normal" fo:font-weight="normal" style:font-style-asian="normal" style:font-weight-asian="normal" style:font-style-complex="normal" style:font-weight-complex="normal"/>
    </style:style>
    <style:style style:name="T32" style:family="text">
      <style:text-properties fo:color="#000000" fo:font-weight="bold" style:font-weight-asian="bold" style:font-weight-complex="bold"/>
    </style:style>
    <style:style style:name="T33" style:family="text">
      <style:text-properties fo:color="#000000" fo:font-size="10pt" style:font-size-asian="10pt" style:font-size-complex="10pt"/>
    </style:style>
    <style:style style:name="T34" style:family="text">
      <style:text-properties fo:color="#000000" fo:font-size="10pt" fo:font-weight="bold" style:font-size-asian="10pt" style:font-weight-asian="bold" style:font-size-complex="10pt" style:font-weight-complex="bold"/>
    </style:style>
    <style:style style:name="T35" style:family="text">
      <style:text-properties fo:color="#000000" fo:font-size="10pt" fo:font-style="italic" style:font-size-asian="10pt" style:font-style-asian="italic" style:font-size-complex="10pt" style:font-style-complex="italic"/>
    </style:style>
    <style:style style:name="T36" style:family="text">
      <style:text-properties fo:color="#000000" fo:font-style="italic" style:font-style-asian="italic" style:font-style-complex="italic"/>
    </style:style>
    <style:style style:name="T37" style:family="text">
      <style:text-properties fo:color="#0000ff" fo:font-size="10pt" style:font-size-asian="10pt" style:font-size-complex="10pt"/>
    </style:style>
    <style:style style:name="T38"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9"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0" style:family="text">
      <style:text-properties fo:color="#0000ff" style:font-name="Arial" fo:font-size="10pt" style:font-size-asian="10pt" style:font-size-complex="10pt"/>
    </style:style>
    <style:style style:name="T41"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2" style:family="text">
      <style:text-properties fo:color="#0000ff" style:text-underline-style="solid" style:text-underline-width="auto" style:text-underline-color="font-color"/>
    </style:style>
    <style:style style:name="T43" style:family="text">
      <style:text-properties fo:color="#0000ff" style:text-underline-style="solid" style:text-underline-width="auto" style:text-underline-color="font-color" fo:font-weight="bold" style:font-weight-asian="bold" style:font-weight-complex="bold"/>
    </style:style>
    <style:style style:name="T44" style:family="text">
      <style:text-properties fo:color="#0000ff" style:text-underline-style="solid" style:text-underline-width="auto" style:text-underline-color="font-color" fo:font-weight="normal" style:font-weight-asian="normal" style:font-weight-complex="normal"/>
    </style:style>
    <style:style style:name="T45" style:family="text">
      <style:text-properties fo:color="#0000ff" fo:font-style="italic" style:text-underline-style="solid" style:text-underline-width="auto" style:text-underline-color="font-color" style:font-style-asian="italic" style:font-style-complex="italic"/>
    </style:style>
    <style:style style:name="T46"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47" style:family="text">
      <style:text-properties fo:color="#808080" style:font-name="Verdana" fo:font-size="7pt" style:font-name-asian="Verdana" style:font-size-asian="7pt" style:font-name-complex="Verdana" style:font-size-complex="7pt"/>
    </style:style>
    <style:style style:name="T48" style:family="text">
      <style:text-properties style:font-name="Arial2" fo:font-size="12pt" fo:font-style="italic"/>
    </style:style>
    <style:style style:name="T49" style:family="text">
      <style:text-properties style:font-name="Courier New1"/>
    </style:style>
    <style:style style:name="T50" style:family="text">
      <style:text-properties style:font-name="Courier New1" fo:font-size="10pt" style:font-size-asian="10pt" style:font-size-complex="10pt"/>
    </style:style>
    <style:style style:name="T51" style:family="text">
      <style:text-properties fo:language="en" fo:country="US" style:language-complex="ar" style:country-complex="SA"/>
    </style:style>
    <style:style style:name="T52" style:family="text">
      <style:text-properties fo:font-weight="bold" style:font-weight-asian="bold" style:font-weight-complex="bold"/>
    </style:style>
    <style:style style:name="T53" style:family="text">
      <style:text-properties fo:font-weight="normal" style:font-weight-asian="normal" style:font-weight-complex="normal"/>
    </style:style>
    <style:style style:name="T54" style:family="text">
      <style:text-properties fo:font-size="9.5pt" style:font-size-asian="9.5pt" style:font-size-complex="9.5pt"/>
    </style:style>
    <style:style style:name="T55" style:family="text">
      <style:text-properties style:font-name="Arial"/>
    </style:style>
    <style:style style:name="T56" style:family="text"/>
    <style:style style:name="T57"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22">Draft<text:line-break/><text:line-break/></text:span><text:span text:style-name="T22"><text:page-count style:num-format="1">67</text:page-count></text:span><text:span text:style-name="T22"> Pages</text:span></text:p>
      <text:p text:style-name="P15">Abstract</text:p>
      <text:p text:style-name="P16">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32" text:outline-level="1" text:restart-numbering="true" text:start-value="-1">Document Information</text:h>
      <text:h text:style-name="P33" text:outline-level="2">License</text:h>
      <text:p text:style-name="P10">DISTRIBUTION AND FEEDBACK LICENSE, Version 2.0</text:p>
      <text:p text:style-name="P2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6"/>
      <text:p text:style-name="P2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6"/>
      <text:p text:style-name="P2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6">NEITHER THE OSGi ALLIANCE NOR ANY THIRD PARTY WILL BE LIABLE FOR ANY DIRECT, INDIRECT, SPECIAL, INCIDENTAL OR CONSEQUENTIAL DAMAGES ARISING OUT OF OR RELATING TO ANY USE OR DISTRIBUTION OF THE DISTRIBUTION. </text:p>
      <text:p text:style-name="P26"/>
      <text:p text:style-name="P2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6"/>
      <text:p text:style-name="P2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6"/>
      <text:p text:style-name="P2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7"/>
      <text:p text:style-name="P27">I HEREBY ACKNOWLEDGE AND AGREE TO THE TERMS AND CONDITIONS DELINEATED ABOVE.</text:p>
      <text:h text:style-name="P33" text:outline-level="2">Trademarks</text:h>
      <text:p text:style-name="P1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3" text:outline-level="2">Feedback</text:h>
      <text:p text:style-name="Body"><text:span text:style-name="T51">This document can be downloaded from the OSGi Alliance design repository at </text:span><text:a xlink:type="simple" xlink:href="https://github.com/osgi/design"><text:span text:style-name="T51">https://github.com/osgi/design</text:span></text:a><text:span text:style-name="T51">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9">0 Document Information<text:tab/>2</text:p>
          <text:p text:style-name="P31">0.1 License<text:tab/>2</text:p>
          <text:p text:style-name="P31">0.2 Trademarks<text:tab/>3</text:p>
          <text:p text:style-name="P31">0.3 Feedback<text:tab/>3</text:p>
          <text:p text:style-name="P31">0.4 Table of Contents<text:tab/>3</text:p>
          <text:p text:style-name="P31">0.5 Terminology and Document Conventions<text:tab/>4</text:p>
          <text:p text:style-name="P31">0.6 Revision History<text:tab/>4</text:p>
          <text:p text:style-name="P29">1 Introduction<text:tab/>5</text:p>
          <text:p text:style-name="P29">2 Application Domain<text:tab/>6</text:p>
          <text:p text:style-name="P29">3 Problem Description<text:tab/>6</text:p>
          <text:p text:style-name="P31">3.1 Support for dated Serlvet API 2.1<text:tab/>6</text:p>
          <text:p text:style-name="P31">3.2 Dependency on the HttpService service<text:tab/>6</text:p>
          <text:p text:style-name="P31">3.3 Configuration<text:tab/>7</text:p>
          <text:p text:style-name="P29">4 Requirements<text:tab/>7</text:p>
          <text:p text:style-name="P31">4.1 Update to Http Service API<text:tab/>7</text:p>
          <text:p text:style-name="P29">5 Technical Solution<text:tab/>9</text:p>
          <text:p text:style-name="P31">5.1 Update Http Service API<text:tab/>9</text:p>
          <text:p text:style-name="P30">5.1.1 Servlet API Reference Version<text:tab/>9</text:p>
          <text:p text:style-name="P30">5.1.2 Annotations<text:tab/>9</text:p>
          <text:p text:style-name="P30">5.1.3 Web Application Events<text:tab/>10</text:p>
          <text:p text:style-name="P30"><text:soft-page-break/>5.1.4 Relationship to Servlet Container<text:tab/>10</text:p>
          <text:p text:style-name="P30">5.1.5 Http Service<text:tab/>12</text:p>
          <text:p text:style-name="P30">5.1.6 API Version<text:tab/>12</text:p>
          <text:p text:style-name="P30">5.1.7 Servlet API Exports<text:tab/>13</text:p>
          <text:p text:style-name="P31">5.2 Whiteboard Registration Support<text:tab/>13</text:p>
          <text:p text:style-name="P30">5.2.1 Servlet and Filter Registration Pattern<text:tab/>14</text:p>
          <text:p text:style-name="P30">5.2.2 Http Context for Servlets, Filters and Listeners<text:tab/>14</text:p>
          <text:p text:style-name="P30">5.2.3 Resources<text:tab/>14</text:p>
          <text:p text:style-name="P30">5.2.4 Event Listeners<text:tab/>15</text:p>
          <text:p text:style-name="P30">5.2.5 Service Registration Properties<text:tab/>16</text:p>
          <text:p text:style-name="P30">5.2.6 Provided Capability<text:tab/>17</text:p>
          <text:p text:style-name="P29">6 Data Transfer Objects<text:tab/>18</text:p>
          <text:p text:style-name="P29">7 Javadoc<text:tab/>18</text:p>
          <text:p text:style-name="P29">8 Considered Alternatives<text:tab/>42</text:p>
          <text:p text:style-name="P31">8.1 Servlet API Reference Version<text:tab/>42</text:p>
          <text:p text:style-name="P31">8.2 New methods to register Servlets and Filters<text:tab/>42</text:p>
          <text:p text:style-name="P31">8.3 Web Application Events<text:tab/>42</text:p>
          <text:p text:style-name="P30">8.3.1 Limiting events<text:tab/>42</text:p>
          <text:p text:style-name="P30">8.3.2 Event Admin Service<text:tab/>42</text:p>
          <text:p text:style-name="P31">8.4 HTTP Sessions<text:tab/>42</text:p>
          <text:p text:style-name="P31">8.5 Resources<text:tab/>42</text:p>
          <text:p text:style-name="P29">9 Security Considerations<text:tab/>43</text:p>
          <text:p text:style-name="P29">10 Document Support<text:tab/>43</text:p>
          <text:p text:style-name="P31">10.1 References<text:tab/>43</text:p>
          <text:p text:style-name="P31">10.2 Author’s Address<text:tab/>43</text:p>
          <text:p text:style-name="P31">10.3 Acronyms and Abbreviations<text:tab/>44</text:p>
          <text:p text:style-name="P31">10.4 End of Document<text:tab/>44</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23">Source code is shown in this typeface</text:span>.</text:p>
      <text:h text:style-name="Heading_20_2" text:outline-level="2">Revision History</text:h>
      <text:p text:style-name="P9">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21">Revision</text:p>
            </table:table-cell>
            <table:table-cell table:style-name="Tabelle1.A1" office:value-type="string">
              <text:p text:style-name="P21">Date</text:p>
            </table:table-cell>
            <table:table-cell table:style-name="Tabelle1.C1" office:value-type="string">
              <text:p text:style-name="P21">Comments</text:p>
            </table:table-cell>
          </table:table-row>
        </table:table-header-rows>
        <table:table-row table:style-name="Tabelle1.2">
          <table:table-cell table:style-name="Tabelle1.A1" office:value-type="string">
            <text:p text:style-name="P17">Initial</text:p>
          </table:table-cell>
          <table:table-cell table:style-name="Tabelle1.B2" office:value-type="date" office:date-value="2012-11-02">
            <text:p text:style-name="P19">11/02/12</text:p>
          </table:table-cell>
          <table:table-cell table:style-name="Tabelle1.C1" office:value-type="string">
            <text:p text:style-name="P19">Initial Version</text:p>
            <text:p text:style-name="P18">Felix Meschberger, Adobe Systems Incorporated, <text:a xlink:type="simple" xlink:href="mailto:fmeschbe@adobe.com">fmeschbe@adobe.com</text:a></text:p>
          </table:table-cell>
        </table:table-row>
        <text:soft-page-break/>
        <table:table-row table:style-name="Tabelle1.2">
          <table:table-cell table:style-name="Tabelle1.A3" office:value-type="string">
            <text:p text:style-name="P17">Update</text:p>
          </table:table-cell>
          <table:table-cell table:style-name="Tabelle1.B3" office:value-type="date" office:date-value="2012-01-27">
            <text:p text:style-name="P19">01/27/12</text:p>
          </table:table-cell>
          <table:table-cell table:style-name="Tabelle1.C3" office:value-type="string">
            <text:p text:style-name="P19">Update on Feedback from Orlando F2F and BJ Hargrave on the CPEG mailing list.</text:p>
            <text:p text:style-name="P19">Felix Meschberger, Adobe Systems Incorporated, <text:a xlink:type="simple" xlink:href="mailto:fmeschbe@adobe.com">fmeschbe@adobe.com</text:a></text:p>
          </table:table-cell>
        </table:table-row>
        <table:table-row table:style-name="Tabelle1.2">
          <table:table-cell table:style-name="Tabelle1.A3" office:value-type="string">
            <text:p text:style-name="P17">Update</text:p>
          </table:table-cell>
          <table:table-cell table:style-name="Tabelle1.B3" office:value-type="date" office:date-value="2012-01-28">
            <text:p text:style-name="P19">01/28/12</text:p>
          </table:table-cell>
          <table:table-cell table:style-name="Tabelle1.C3" office:value-type="string">
            <text:p text:style-name="P19">Update on feedback from Austin F2F</text:p>
            <text:list xml:id="list7946083147798878528" text:style-name="L2">
              <text:list-item>
                <text:p text:style-name="P50">Removal of new registration/unregistration methods</text:p>
              </text:list-item>
              <text:list-item>
                <text:p text:style-name="P50">Clarification of Servlet API 3 registration methods</text:p>
              </text:list-item>
              <text:list-item>
                <text:p text:style-name="P50">Definition of the osgi.whiteboard namespace</text:p>
              </text:list-item>
              <text:list-item>
                <text:p text:style-name="P50">Minor clarifications and fixes</text:p>
              </text:list-item>
            </text:list>
            <text:p text:style-name="P19">Felix Meschberger, Adobe Systems Incorporated, <text:a xlink:type="simple" xlink:href="mailto:fmeschbe@adobe.com">fmeschbe@adobe.com</text:a></text:p>
          </table:table-cell>
        </table:table-row>
        <table:table-row table:style-name="Tabelle1.2">
          <table:table-cell table:style-name="Tabelle1.A3" office:value-type="string">
            <text:p text:style-name="P17">Update</text:p>
          </table:table-cell>
          <table:table-cell table:style-name="Tabelle1.B3" office:value-type="date" office:date-value="2013-04-16">
            <text:p text:style-name="P19">04/16/13</text:p>
          </table:table-cell>
          <table:table-cell table:style-name="Tabelle1.C3" office:value-type="string">
            <text:p text:style-name="P19">Update with feedback from Cologne F2F</text:p>
            <text:list xml:id="list1755117488" text:continue-numbering="true" text:style-name="L2">
              <text:list-item>
                <text:p text:style-name="P49"><text:span text:style-name="T2">Annotations and </text:span>asynchronous<text:span text:style-name="T2"> processing</text:span></text:p>
              </text:list-item>
            </text:list>
            <text:p text:style-name="P19">Carsten Ziegeler, Adobe Systems Incorporated, <text:a xlink:type="simple" xlink:href="mailto:cziegele@adobe.com">cziegele@adobe.com</text:a></text:p>
          </table:table-cell>
        </table:table-row>
        <table:table-row table:style-name="Tabelle1.2">
          <table:table-cell table:style-name="Tabelle1.A3" office:value-type="string">
            <text:p text:style-name="P17">Update</text:p>
          </table:table-cell>
          <table:table-cell table:style-name="Tabelle1.B3" office:value-type="date" office:date-value="2013-05-22">
            <text:p text:style-name="P19">05/22/13</text:p>
          </table:table-cell>
          <table:table-cell table:style-name="Tabelle1.C3" office:value-type="string">
            <text:p text:style-name="P19">Added section about listener registration</text:p>
            <text:p text:style-name="P19">Carsten Ziegeler, Adobe Systems Incorporated, cziegele@adobe.com</text:p>
          </table:table-cell>
        </table:table-row>
        <table:table-row table:style-name="Tabelle1.2">
          <table:table-cell table:style-name="Tabelle1.A3" office:value-type="string">
            <text:p text:style-name="P17">Update</text:p>
          </table:table-cell>
          <table:table-cell table:style-name="Tabelle1.B3" office:value-type="date" office:date-value="2013-07-15">
            <text:p text:style-name="P19">07/15/13</text:p>
          </table:table-cell>
          <table:table-cell table:style-name="Tabelle1.C3" office:value-type="string">
            <text:p text:style-name="P19">Updated with feedback from Palo Alto F2F</text:p>
            <text:list xml:id="list1986006182792693354" text:style-name="L3">
              <text:list-item>
                <text:p text:style-name="P51">Updated listener handling</text:p>
              </text:list-item>
              <text:list-item>
                <text:p text:style-name="P51">Clarified service lifecycle handling</text:p>
              </text:list-item>
              <text:list-item>
                <text:p text:style-name="P51">Renamed “pattern” property to “path”</text:p>
              </text:list-item>
            </text:list>
            <text:p text:style-name="P19">Carsten Ziegeler, Adobe Systems Incorporated, <text:a xlink:type="simple" xlink:href="mailto:cziegele@adobe.com">cziegele@adobe.com</text:a></text:p>
          </table:table-cell>
        </table:table-row>
        <table:table-row table:style-name="Tabelle1.2">
          <table:table-cell table:style-name="Tabelle1.A3" office:value-type="string">
            <text:p text:style-name="P17">Update</text:p>
          </table:table-cell>
          <table:table-cell table:style-name="Tabelle1.B3" office:value-type="date" office:date-value="2013-07-29">
            <text:p text:style-name="P19">07/29/13</text:p>
          </table:table-cell>
          <table:table-cell table:style-name="Tabelle1.C3" office:value-type="string">
            <text:p text:style-name="P19">Updated with feedback from CPEG call</text:p>
            <text:list xml:id="list510998318740458040" text:style-name="L4">
              <text:list-item>
                <text:p text:style-name="P52">Changed handling of multiple whiteboard implementation</text:p>
              </text:list-item>
            </text:list>
            <text:p text:style-name="P19">Carsten Ziegeler, Adobe Systems Incorporated, <text:a xlink:type="simple" xlink:href="mailto:cziegele@adobe.com">cziegele@adobe.com</text:a></text:p>
          </table:table-cell>
        </table:table-row>
        <table:table-row table:style-name="Tabelle1.2">
          <table:table-cell table:style-name="Tabelle1.A3" office:value-type="string">
            <text:p text:style-name="P17">Update</text:p>
          </table:table-cell>
          <table:table-cell table:style-name="Tabelle1.B3" office:value-type="date" office:date-value="2013-08-15">
            <text:p text:style-name="P19">08/15/13</text:p>
          </table:table-cell>
          <table:table-cell table:style-name="Tabelle1.C3" office:value-type="string">
            <text:p text:style-name="P19">Updated with feedback from BJ (partially already mentioned at the Palo Alto F2F) :</text:p>
            <text:list xml:id="list8405559791087238127" text:style-name="L5">
              <text:list-item>
                <text:p text:style-name="P53">Clean up requirements list</text:p>
              </text:list-item>
              <text:list-item>
                <text:p text:style-name="P53">Several clarifications / rewordings, samples</text:p>
              </text:list-item>
              <text:list-item>
                <text:p text:style-name="P53">Moved DTOs to org.osgi.dto.service.http</text:p>
              </text:list-item>
              <text:list-item>
                <text:p text:style-name="P53">Added security permissions</text:p>
              </text:list-item>
            </text:list>
            <text:p text:style-name="P19">Carsten Ziegeler, Adobe Systems Incorporated, cziegele@adobe.com</text:p>
          </table:table-cell>
        </table:table-row>
      </table:table>
      <text:p text:style-name="Body"/>
      <text:h text:style-name="Heading_20_1" text:outline-level="1"><text:soft-page-break/>Introduction</text:h>
      <text:p text:style-name="Body">The OSGi Specifications currently only contain limited specification support for creating Web Applications in an OSGi context: </text:p>
      <text:list xml:id="list5645760960798518007" text:style-name="L6">
        <text:list-item>
          <text:p text:style-name="P36">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36">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8">Some thoughts are already listed on the OSGi Community Wiki at http://wiki.osgi.org/wiki/WebExperience.</text:p>
      <text:h text:style-name="Heading_20_1" text:outline-level="1">Application Domain</text:h>
      <text:p text:style-name="P7">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lvet API 2.1</text:h>
      <text:p text:style-name="P7">Current support for web applications using the Http Service in traditional OSGi based applications is limited to servlets and resources. From the current Servlet API 3.0 specification the following functionality is missing:</text:p>
      <text:list xml:id="list2114682307603200690" text:style-name="L7">
        <text:list-item>
          <text:p text:style-name="P35">Servlet Filters</text:p>
        </text:list-item>
        <text:list-item>
          <text:p text:style-name="P35">Servlet Event Listeners</text:p>
        </text:list-item>
        <text:list-item>
          <text:p text:style-name="P35"><text:soft-page-break/>Asynchronous Requests</text:p>
        </text:list-item>
      </text:list>
      <text:p text:style-name="P7">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7">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7">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7">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7">At this moment some of this missing functionality is covered in a proprietary way. Examples are the Apache Felix Http Whiteboard support or the OPS4J Pax Web collection of bundles.</text:p>
      <text:h text:style-name="Heading_20_2" text:outline-level="2">Configuration</text:h>
      <text:p text:style-name="P7">The Http Service specification currently declares a number of framework properties to configure the Http Service. This raises a number of issues:</text:p>
      <text:list xml:id="list4221387259239159105" text:style-name="L8">
        <text:list-item>
          <text:p text:style-name="P37">Unable to dynamically reconfigure the Http Service in an easy way</text:p>
        </text:list-item>
        <text:list-item>
          <text:p text:style-name="P37">Incomplete configuration. For example the local interface to bind to is not an official configuration property</text:p>
        </text:list-item>
        <text:list-item>
          <text:p text:style-name="P37">When the Http Service is implemented as bridge to a Servlet Container in which the OSGi framework is deployed (e.g. as part of a Web Application) these properties have no effect.</text:p>
        </text:list-item>
      </text:list>
      <text:p text:style-name="P7">In addition the actual configuration of an Http Service instance cannot be easily be queried/introspected.</text:p>
      <text:h text:style-name="Heading_20_1" text:outline-level="1">Requirements</text:h>
      <text:h text:style-name="Heading_20_2" text:outline-level="2">Update to Http Service API</text:h>
      <text:list xml:id="list3279243117636189159" text:style-name="L1">
        <text:list-item>
          <text:p text:style-name="P34">The solution MUST update the Http Service specification to refer to the latest Servlet API specification and define to what extend the Http Service provides support.</text:p>
        </text:list-item>
        <text:list-item>
          <text:p text:style-name="P38"><text:soft-page-break/><text:span text:style-name="T2">The solution MUST extend the HttpService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2">web.xml</text:span></text:span><text:span text:style-name="T2">).</text:span></text:p>
        </text:list-item>
        <text:list-item>
          <text:p text:style-name="P38"><text:span text:style-name="T2">The solution MUST extend the HttpService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2">web.xml</text:span></text:span><text:span text:style-name="T2">).</text:span></text:p>
        </text:list-item>
        <text:list-item>
          <text:p text:style-name="P34">The solution MUST extend the HttpService service API to support registration of Servlet API listeners.</text:p>
        </text:list-item>
        <text:list-item>
          <text:p text:style-name="P34">The solution MUST add support for error page configuration.</text:p>
        </text:list-item>
        <text:list-item>
          <text:p text:style-name="P34">The solution MUST define how registered Servlets and Filters are named.</text:p>
        </text:list-item>
        <text:list-item>
          <text:p text:style-name="P34">The solution MUST clarify ServletContext implementation in the HttpService for both standalone and bridged Http Service implementations.</text:p>
        </text:list-item>
        <text:list-item>
          <text:p text:style-name="P34">The solution MUST clarify the ServletContext scope of Servlet API listeners registered through the HttpService.</text:p>
        </text:list-item>
        <text:list-item>
          <text:p text:style-name="P34"/>
        </text:list-item>
        <text:list-item>
          <text:p text:style-name="P34">The solution MUST define service registration properties for the HttpService to reflect configuration of the service.</text:p>
        </text:list-item>
        <text:list-item>
          <text:p text:style-name="P47">The solution MUST define whiteboard registration of servlet services with the HttpService. </text:p>
        </text:list-item>
        <text:list-item>
          <text:p text:style-name="P34">The solution MUST define whiteboard registration of filter services with the HttpService. </text:p>
        </text:list-item>
        <text:list-item>
          <text:p text:style-name="P34">The solution MUST define whiteboard registration of servlet listener services with the HttpService. </text:p>
        </text:list-item>
        <text:list-item>
          <text:p text:style-name="P34">The solution MUST define registration of OSGi HttpContext services used for Servlet and Filter registration.</text:p>
        </text:list-item>
        <text:list-item>
          <text:p text:style-name="P34">The solution MUST define how servlets, filters, and servlet listener services are matched with HttpService services for registration.</text:p>
        </text:list-item>
        <text:list-item>
          <text:p text:style-name="P47">The solution MUST define whiteboard registration of static resources with the HttpService.</text:p>
        </text:list-item>
        <text:list-item>
          <text:p text:style-name="P47">The solution MUST define whiteboard registration of error pages with the HttpService.</text:p>
        </text:list-item>
        <text:list-item>
          <text:p text:style-name="P47"/>
        </text:list-item>
        <text:list-item>
          <text:p text:style-name="P47">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xt:soft-page-break/>Technical Solution</text:h>
      <text:p text:style-name="Body">The Http Service Update consists of two parts:</text:p>
      <text:list xml:id="list2485242798393454687" text:style-name="L9">
        <text:list-item>
          <text:p text:style-name="P39">Updates and clarifications to the the Http Service API and specification itself.</text:p>
        </text:list-item>
        <text:list-item>
          <text:p text:style-name="P39">Whiteboard Registration support for Servlets, Filter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1368182275510472642" text:style-name="L10">
        <text:list-item>
          <text:p text:style-name="P40"><text:span text:style-name="Default_20_Paragraph_20_Font">Servlets may be registered with more than one pattern (instead of a single alias)</text:span></text:p>
        </text:list-item>
        <text:list-item>
          <text:p text:style-name="P40"><text:span text:style-name="Default_20_Paragraph_20_Font">Filters (introduced in Servlet API 2.3)</text:span></text:p>
        </text:list-item>
        <text:list-item>
          <text:p text:style-name="P40"><text:span text:style-name="Default_20_Paragraph_20_Font">Error pages (introduced in Servlet API 2.2)</text:span></text:p>
        </text:list-item>
        <text:list-item>
          <text:p text:style-name="P40"><text:span text:style-name="Default_20_Paragraph_20_Font">Event Listener (introduced in Servlet API 2.3)</text:span></text:p>
        </text:list-item>
      </text:list>
      <text:p text:style-name="Body"><text:span text:style-name="Default_20_Paragraph_20_Font">Of the remaining elements defined in the Web Application descripti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Body">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10"/></text:span></text:p>
      <text:h text:style-name="Heading_20_3" text:outline-level="3"><text:soft-page-break/><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v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Servlet API specification such as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Filters, and Resources registered through the Http Service will be backed by the same </text:span><text:span text:style-name="Source_20_Text">ServletContext</text:span><text:span text:style-name="Default_20_Paragraph_20_Font">. </text:span></text:p>
      <text:p text:style-name="Body"><text:span text:style-name="Default_20_Paragraph_20_Font">With respect to Web Applications two areas need clarification as to how they are segregated or shared amongst the Servlets, Filter, and Resources:</text:span></text:p>
      <text:list xml:id="list343830735330380829" text:style-name="L11">
        <text:list-item>
          <text:p text:style-name="P41"><text:span text:style-name="Source_20_Text">ServletContext</text:span><text:span text:style-name="Default_20_Paragraph_20_Font"> objects used for Servlet and Filter initialization</text:span></text:p>
        </text:list-item>
        <text:list-item>
          <text:p text:style-name="P41"><text:span text:style-name="Default_20_Paragraph_20_Font">Http Sessions acquired by Servlets and Filters through the </text:span><text:span text:style-name="Source_20_Text">HttpServletRequest</text:span></text:p>
        </text:list-item>
      </text:list>
      <text:h text:style-name="Heading_20_4" text:outline-level="4"><text:span text:style-name="Default_20_Paragraph_20_Font">HttpContex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19">Servlet</text:span></text:span><text:span text:style-name="Default_20_Paragraph_20_Font"><text:span text:style-name="T8"> objects require a </text:span></text:span><text:span text:style-name="Source_20_Text"><text:span text:style-name="T19">ServletContext</text:span></text:span><text:span text:style-name="Default_20_Paragraph_20_Font"><text:span text:style-name="T8"> object. This object provides a number of functions to access the Http Service Java Servlet environment. It is created by the implementation of the Http Service for each unique </text:span></text:span><text:span text:style-name="Source_20_Text"><text:span text:style-name="T19">HttpContext</text:span></text:span><text:span text:style-name="Default_20_Paragraph_20_Font"><text:span text:style-name="T8"> object with which a Servlet object is registered. Thus, Servlet objects registered with the same </text:span></text:span><text:span text:style-name="Source_20_Text"><text:span text:style-name="T19">HttpContext</text:span></text:span><text:span text:style-name="Default_20_Paragraph_20_Font"><text:span text:style-name="T8"> object must also share the same </text:span></text:span><text:span text:style-name="Source_20_Text"><text:span text:style-name="T19">ServletContext</text:span></text:span><text:span text:style-name="Default_20_Paragraph_20_Font"><text:span text:style-name="T8"> object. </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ext:soft-page-break/>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ch(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9127462303151146603" text:style-name="L12">
        <text:list-item>
          <text:p text:style-name="P42"><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42"><text:bookmark-start text:name="__RefNumPara__56320_1433603774"/><text:span text:style-name="Default_20_Paragraph_20_Font">In addition to the underlying ServletContext's initialization parameters, the Http Service exposes its own service regi</text:span><text:span text:style-name="Default_20_Paragraph_20_Font">stration properties as ServletContext initialization parameters.</text:span><text:bookmark-end text:name="__RefNumPara__56320_1433603774"/></text:p>
        </text:list-item>
        <text:list-item>
          <text:p text:style-name="P42"><text:bookmark-start text:name="__RefNumPara__892_1655633606"/><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42"><text:bookmark-start text:name="__RefNumPara__52659_1433603774"/><text:span text:style-name="Default_20_Paragraph_20_Font">These methods for programmatic registration of Servlets, Filters, and Listeners in </text:span><text:span text:style-name="Default_20_Paragraph_20_Font">a Servlet API 3 servlet container al</text:span><text:span text:style-name="Default_20_Paragraph_20_Font">ways throw </text:span><text:span text:style-name="Source_20_Text">UnsupportedOperationException</text:span><text:span text:style-name="Default_20_Paragraph_20_Font">. These methods can only be called in ServletContextListener.contextInitialized methods for listeners </text:span><text:span text:style-name="Default_20_Paragraph_20_Font">managed by the servlet contai</text:span><text:span text:style-name="Default_20_Paragraph_20_Font">ner itself. In the context of Http Service we don't have and support such listeners. All listeners supported are registered in the OSGi service registry and thus controlled by their respective registering bundles.</text:span><text:bookmark-end text:name="__RefNumPara__52659_1433603774"/></text:p>
        </text:list-item>
      </text:list>
      <text:p text:style-name="Body"><text:span text:style-name="Default_20_Paragraph_20_Font"><text:span text:style-name="T14"/></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soft-page-break/><text:span text:style-name="Default_20_Paragraph_20_Font">Lifecycle of Request Handling Objects</text:span></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Body"><text:span text:style-name="Default_20_Paragraph_20_Font">A servlet or filter </text:span><text:span text:style-name="Default_20_Paragraph_20_Font">supporting the asynchronous mode must declare this with </text:span><text:span text:style-name="Default_20_Paragraph_20_Font">a service property </text:span><text:span text:style-name="Source_20_Text"><text:span text:style-name="T10">osgi.http.whiteboard.asyncSupported</text:span></text:span><text:span text:style-name="Default_20_Paragraph_20_Font">.</text:span></text:p>
      <text:h text:style-name="Heading_20_3" text:outline-level="3"><text:span text:style-name="Default_20_Paragraph_20_Font">Http Service</text:span></text:h>
      <text:h text:style-name="Heading_20_4" text:outline-level="4"><text:span text:style-name="Default_20_Paragraph_20_Font">Service Registration Properties</text:span></text:h>
      <text:p text:style-name="Body"><text:span text:style-name="Default_20_Paragraph_20_Font">The Http Service must expose the following information through its servlet registration properties:</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service.endpoints</text:span></text:p>
          </table:table-cell>
          <table:table-cell table:style-name="Tabelle3.B1" office:value-type="string">
            <text:p text:style-name="Table_20_Contents">A String+ property listing URLs of bound ports; e.g. <text:a xlink:type="simple" xlink:href="http://192.168.1.10:8080/">http://192.168.1.10:8080/</text:a>. The relevant information contained in the URLs is the scheme, bound interface and port and the (optional) context path in a Servlet API servlet container the Http Service is registered.</text:p>
          </table:table-cell>
        </table:table-row>
      </table:table>
      <text:p text:style-name="Body">The port and address properties may not always be available to the Http Service implementation, particularly in a bridged implementation. In such cases these properties may be omitted from the service registration.</text:p>
      <text:h text:style-name="Heading_20_4" text:outline-level="4"><text:span text:style-name="Source_20_Text"><text:span text:style-name="T48">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h text:style-name="Heading_20_4" text:outline-level="4">Diagnostics</text:h>
      <text:p text:style-name="Body">See chapter <text:bookmark-ref text:reference-format="chapter" text:ref-name="__RefNumPara__16786_1481569867"/>,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text:soft-page-break/>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he following sections list suggested exports and capabilities.</text:p>
      <text:p text:style-name="Body">If the Servlet API is provided by another bundle, it is recommended to export the packages and provide the capabilities as listed.</text:p>
      <text:h text:style-name="Heading_20_4" text:outline-level="4">Providing Serlvet API 3.0</text:h>
      <text:p text:style-name="Preformatted_20_Text">Export-Package: javax.servlet; javax.servlet.http; version=3.0, javax.servlet; javax.servlet.http; version=2.6</text:p>
      <text:p text:style-name="Preformatted_20_Text">Provide-Capability: osgi.contract; osgi.contract=java.servlet; version:Version=3;</text:p>
      <text:p text:style-name="Preformatted_20_Text"><text:s/><text:span text:style-name="T21">uses:="javax.servlet, javax.servlet.http", osgi.contract;</text:span></text:p>
      <text:p text:style-name="Preformatted_20_Text"><text:s/><text:span text:style-name="T21">osgi.contract=java.servlet; version:Version=2.5; uses:="javax.servlet,</text:span></text:p>
      <text:p text:style-name="Preformatted_20_Text"><text:s/><text:span text:style-name="T21">javax.servlet.http", osgi.contract;</text:span> <text:span text:style-name="T21">osgi.contract=java.servlet;</text:span></text:p>
      <text:p text:style-name="P22"><text:s/>version:Version=2.4; uses:="javax.servlet, javax.servlet.http"</text:p>
      <text:h text:style-name="Heading_20_4" text:outline-level="4">Providing Serlvet API 2.5</text:h>
      <text:p text:style-name="Preformatted_20_Text">Export-Package: javax.servlet; javax.servlet.http; version=2.5</text:p>
      <text:p text:style-name="Preformatted_20_Text">Provide-Capability: <text:span text:style-name="T21">osgi.contract;</text:span> <text:span text:style-name="T21">osgi.contract=java.servlet; </text:span></text:p>
      <text:p text:style-name="P22"><text:s/>version:Version=2.5; uses:="javax.servlet, javax.servlet.http",</text:p>
      <text:p text:style-name="Preformatted_20_Text"><text:span text:style-name="T21"><text:s/>osgi.contract;</text:span> <text:span text:style-name="T21">osgi.contract=java.servlet;</text:span></text:p>
      <text:p text:style-name="P22"><text:s/>version:Version=2.4; uses:="javax.servlet, javax.servlet.http"</text:p>
      <text:h text:style-name="Heading_20_4" text:outline-level="4">Providing Serlvet API 2.4</text:h>
      <text:p text:style-name="Preformatted_20_Text">Export-Package: javax.servlet; javax.servlet.http; version=2.4</text:p>
      <text:p text:style-name="Preformatted_20_Text">Provide-Capability: <text:span text:style-name="T21">osgi.contract;</text:span> <text:span text:style-name="T21">osgi.contract=java.servlet;</text:span></text:p>
      <text:p text:style-name="P22"><text:s/>version:Version=2.4; uses:="javax.servlet, javax.servlet.http"</text:p>
      <text:h text:style-name="Heading_20_2" text:outline-level="2">Whiteboard Registration Support</text:h>
      <text:p text:style-name="Body">With Whiteboard registration support for Servlets, Listeners, Resources and Filters it is easy to register these web application elements without tracking the Http Service. The information required for the registration is provided with service registration properties.</text:p>
      <text:p text:style-name="Body"><text:span text:style-name="Default_20_Paragraph_20_Font">Servlet, Filter, Listeners, and Resource services may register with a </text:span><text:span text:style-name="Source_20_Text">osgi.http</text:span><text:span text:style-name="Source_20_Text"><text:span text:style-name="T1">.whiteboard</text:span></text:span><text:span text:style-name="Source_20_Text">.service.target</text:span><text:span text:style-name="Default_20_Paragraph_20_Font"> property. This property is a filter expression. A Http Service about to consume a Servlet, Filter, Listener, or Resource must match that filter against his own service registration properties. Only if the filter matches, the Servlet, Filter, Listener or Resource is used by the Http Service. For example a service registered with the property</text:span></text:p>
      <text:p text:style-name="Preformatted_20_Text"><text:span text:style-name="Default_20_Paragraph_20_Font">osgi.http.whiteboard.service.target = “(name=Admin)”</text:span></text:p>
      <text:p text:style-name="Body"><text:span text:style-name="Default_20_Paragraph_20_Font">must only be used by an Http Service exposing the </text:span><text:span text:style-name="Source_20_Text">name</text:span><text:span text:style-name="Default_20_Paragraph_20_Font"> property set to </text:span><text:span text:style-name="Source_20_Text">admin</text:span><text:span text:style-name="Default_20_Paragraph_20_Font">.</text:span></text:p>
      <text:p text:style-name="Body">Without such a target property all available Http Services are matching. Even if <text:s/>a target property is used, still several Http Services might match. However, a Servlet, Listener, Resource or Filter service must only be used by a single Http Service. To prevent multiple uses a whiteboard support implementation must ensure to register such objects only with a single Http Service by themselve. <text:span text:style-name="Default_20_Paragraph_20_Font">If more than a single whiteboard support implementation is active at runtime, there is the potential that a servlet, listener, resource or filter is used by more than a single Http Service. In this case such objects should use the target property described above making sure that not more than one Http Service matchs the filter expression.</text:span></text:p>
      <text:p text:style-name="Body"><text:soft-page-break/><text:span text:style-name="Default_20_Paragraph_20_Font">If more than one Http Service is matching and the servlet, filter, resource and listener services are registered with prototype scope (see RFC 195 Service Scopes), this service will be used by all matching Http Services. If more than one Http Service is matching and the servlet, filter, resource and listener services 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49">osgi.http.whiteboard.service.target</text:span></text:span><text:span text:style-name="Default_20_Paragraph_20_Font"> property, any one Http Service may use the service. Which Http Service this is undefined.</text:span></text:p>
      <text:p text:style-name="Body"><text:span text:style-name="Default_20_Paragraph_20_Font">The service registration properties of the Http Service using the Servlet, Filter, Listener or Resource service are exposed as ServletContext initialization parameters.</text:span></text:p>
      <text:h text:style-name="Heading_20_3" text:outline-level="3"><text:bookmark-start text:name="__RefNumPara__55086_1433603774"/><text:span text:style-name="Default_20_Paragraph_20_Font">Servlet and Filter Registration Pattern</text:span><text:bookmark-end text:name="__RefNumPara__55086_1433603774"/></text:h>
      <text:p text:style-name="Body">Servlet are registered with a list of patterns in the <text:span text:style-name="Source_20_Text">osgi.http.whiteboard.path</text:span> service registration property. These patterns are defined by the Servlet API 3.0 specification <text:bookmark-ref text:reference-format="number" text:ref-name="__RefNumPara__562_1655633606">[3].</text:bookmark-ref> in section 12.2, Specification of Mappings:</text:p>
      <text:list xml:id="list5664193107461072136" text:style-name="L13">
        <text:list-item>
          <text:p text:style-name="P43"><text:span text:style-name="Default_20_Paragraph_20_Font"><text:span text:style-name="T10">A string beginning with a ‘/’ character and ending with a ‘/*’ suffix is used for path mapping. </text:span></text:span></text:p>
        </text:list-item>
        <text:list-item>
          <text:p text:style-name="P43"><text:span text:style-name="Default_20_Paragraph_20_Font"><text:span text:style-name="T10">A string beginning with a ‘*.’ prefix is used as an extension mapping. </text:span></text:span></text:p>
        </text:list-item>
        <text:list-item>
          <text:p text:style-name="P43"><text:span text:style-name="Default_20_Paragraph_20_Font"><text:span text:style-name="T10">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43"><text:span text:style-name="Default_20_Paragraph_20_Font"><text:span text:style-name="T10">A string containing only the ’/’ character indicates the "default" servlet of the application. In this case the servlet path is the request URI minus the context path and the path info is null. </text:span></text:span></text:p>
        </text:list-item>
        <text:list-item>
          <text:p text:style-name="P43"><text:span text:style-name="Default_20_Paragraph_20_Font"><text:span text:style-name="T10">All other strings are used for exact matches only. </text:span></text:span></text:p>
        </text:list-item>
      </text:list>
      <text:p text:style-name="Body"><text:span text:style-name="Default_20_Paragraph_20_Font"><text:span text:style-name="T10">Servlet filters have been introduced into the Servlet API specification in Version 2.3 and thus far have been missing from the Http Service specification. This update adds support to register Servlets Filters the same as Servlets are registered. In addition to the patterns used for Servlet registration, a filter may be mapped to a specific Servlet by the Servlet's name.</text:span></text:span><text:span text:style-name="Default_20_Paragraph_20_Font"><text:span text:style-name="T10"> </text:span></text:span><text:span text:style-name="Default_20_Paragraph_20_Font"><text:span text:style-name="T10">The mapping is considered to be a path, if it contains a slash, a '*' or is the empty string</text:span></text:span><text:span text:style-name="Default_20_Paragraph_20_Font"><text:span text:style-name="T10">, values not matching these criterias are considered to be a servlet name.</text:span></text:span></text:p>
      <text:p text:style-name="Body"><text:span text:style-name="Default_20_Paragraph_20_Font"><text:span text:style-name="T10">Alternative: two different props for filter registration – one for paths and one for names.</text:span></text:span></text:p>
      <text:p text:style-name="Body"><text:span text:style-name="Default_20_Paragraph_20_Font"><text:span text:style-name="T10">The name of a Servlet is exposed through the </text:span></text:span><text:span text:style-name="Source_20_Text"><text:span text:style-name="T10">ServletConfig.getServletName()</text:span></text:span><text:span text:style-name="Default_20_Paragraph_20_Font"><text:span text:style-name="T10"> method and is defined as follows:</text:span></text:span></text:p>
      <text:list xml:id="list1309506298679329665" text:style-name="L14">
        <text:list-item>
          <text:p text:style-name="P44"><text:span text:style-name="Default_20_Paragraph_20_Font"><text:span text:style-name="T10">The value of the </text:span></text:span><text:span text:style-name="Source_20_Text"><text:span text:style-name="T10">osgi.http.whiteboard.name</text:span></text:span><text:span text:style-name="Default_20_Paragraph_20_Font"><text:span text:style-name="T10"> service property (of type String)</text:span></text:span></text:p>
        </text:list-item>
        <text:list-item>
          <text:p text:style-name="P44"><text:span text:style-name="Default_20_Paragraph_20_Font"><text:span text:style-name="T10">Or the fully qualified name of the Servlet implementation class</text:span></text:span><text:span text:style-name="Default_20_Paragraph_20_Font"><text:span text:style-name="T10"><office:annotation><dc:creator>Carsten Ziegeler</dc:creator><dc:date>2013-08-08T13:44:44</dc:date><text:p text:style-name="P135"><text:span text:style-name="T57">BJ : How is this name obtained by the HttpService implementation? Must the HttpService implementation request the Servlet service object from the framework and then call service.getClass().getName()?</text:span></text:p><text:p text:style-name="P135"><text:span text:style-name="T57">Yes, the HttpService has hold of the servlet object already (it calls init upon using the servlet)</text:span></text:p></office:annotation></text:span></text:span></text:p>
        </text:list-item>
      </text:list>
      <text:h text:style-name="Heading_20_3" text:outline-level="3"><text:span text:style-name="Default_20_Paragraph_20_Font">Http Context for Servlets, Filters and Listeners</text:span></text:h>
      <text:p text:style-name="Body">By default the whiteboard support is associating servlets, filters, listeners, and resources with the default HttpContext. Additional HttpContexts can be made available through the whiteboard support. In this cases the HttpContext service specifies the <text:s/><text:span text:style-name="Source_20_Text">osgi.http</text:span><text:span text:style-name="Source_20_Text"><text:span text:style-name="T1">.whiteboard</text:span></text:span><text:span text:style-name="Source_20_Text"><text:span text:style-name="T27">.context.name</text:span></text:span><text:span text:style-name="Default_20_Paragraph_20_Font"> service property. This name can be used as a reference by a servlet, filter, listener, or resource. If the HttpContext should be used by services from a different bundle than the bundle which registered the HttpContext, the HttpContext must set the <text:s/></text:span><text:span text:style-name="Source_20_Text">osgi.http</text:span><text:span text:style-name="Source_20_Text"><text:span text:style-name="T1">.whiteboard</text:span></text:span><text:span text:style-name="Source_20_Text">.context.shared</text:span><text:span text:style-name="Default_20_Paragraph_20_Font"> property to the boolean value </text:span><text:span text:style-name="Source_20_Text">true.</text:span></text:p>
      <text:p text:style-name="Body"><text:soft-page-break/><text:span text:style-name="Source_20_Text"><text:span text:style-name="T55">If there is more than one HttpContext registering itself with the same context name, the HttpService is using the HttpContext with the highest service ranking.</text:span></text:span></text:p>
      <text:p text:style-name="Body">If not specified further, a servlet, filter, listener, or resource using the whiteboard registration is associated with the default HttpContext. The service can be registered with a specific <text:s/><text:span text:style-name="Source_20_Text">HttpContext</text:span><text:span text:style-name="Default_20_Paragraph_20_Font"> by using the </text:span><text:span text:style-name="Source_20_Text">osgi.http</text:span><text:span text:style-name="Source_20_Text"><text:span text:style-name="T1">.whiteboard</text:span></text:span><text:span text:style-name="Source_20_Text"><text:span text:style-name="T27">.context.name</text:span></text:span><text:span text:style-name="Default_20_Paragraph_20_Font"> service property. <text:s/>If the referenced HttpContext does not exist, or is registered by a different bundle and the </text:span><text:span text:style-name="Source_20_Text">osgi.http</text:span><text:span text:style-name="Source_20_Text"><text:span text:style-name="T1">.whiteboard</text:span></text:span><text:span text:style-name="Source_20_Text">.context.shared</text:span><text:span text:style-name="Default_20_Paragraph_20_Font"> property is not set to the boolean value </text:span><text:span text:style-name="Source_20_Text">true</text:span><text:span text:style-name="Default_20_Paragraph_20_Font">, the HttpContext cannot be used and the referencing service is not used by the HttpService.</text:span></text:p>
      <text:p text:style-name="Body"><text:span text:style-name="Default_20_Paragraph_20_Font"><text:span text:style-name="T16"/></text:span></text:p>
      <text:h text:style-name="Heading_20_3" text:outline-level="3"><text:span text:style-name="Default_20_Paragraph_20_Font">Resources</text:span></text:h>
      <text:p text:style-name="Body"><text:span text:style-name="Default_20_Paragraph_20_Font">To register resources through the whiteboard an instance of the </text:span><text:span text:style-name="Source_20_Text">org.osgi.service.http.Resource</text:span><text:span text:style-name="Default_20_Paragraph_20_Font"> servlet is registered as a regular servlet with the additional </text:span><text:span text:style-name="Source_20_Text">osgi.http</text:span><text:span text:style-name="Source_20_Text"><text:span text:style-name="T1">.whiteboard</text:span></text:span><text:span text:style-name="Source_20_Text">.prefix</text:span><text:span text:style-name="Default_20_Paragraph_20_Font"> servlet registration property. The </text:span><text:span text:style-name="Source_20_Text">osgi.http</text:span><text:span text:style-name="Source_20_Text"><text:span text:style-name="T1">.whiteboard</text:span></text:span><text:span text:style-name="Source_20_Text">.path</text:span><text:span text:style-name="Default_20_Paragraph_20_Font"> property must be a single value prefix pattern. The </text:span><text:span text:style-name="Source_20_Text">path</text:span><text:span text:style-name="Default_20_Paragraph_20_Font"> property is used as the alias and the </text:span><text:span text:style-name="Source_20_Text">prefix</text:span><text:span text:style-name="Default_20_Paragraph_20_Font"> property as the name for the </text:span><text:span text:style-name="Source_20_Text">registerResources</text:span><text:span text:style-name="Default_20_Paragraph_20_Font"> call.</text:span></text:p>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3">name=resource-context</text:span></text:span><text:span text:style-name="Default_20_Paragraph_20_Font">”</text:span><text:span text:style-name="Default_20_Paragraph_20_Font">})</text:span></text:p>
      <text:p text:style-name="Preformatted_20_Text"><text:span text:style-name="Default_20_Paragraph_20_Font">public class ResourceHttpContext implements HttpContext {</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text:span></text:p>
      <text:p text:style-name="Preformatted_20_Text"><text:span text:style-name="Default_20_Paragraph_20_Font"><text:s text:c="3"/>property={</text:span></text:p>
      <text:p text:style-name="Preformatted_20_Text"><text:span text:style-name="Default_20_Paragraph_20_Font"><text:s text:c="5"/>“osgi.http.whiteboard.path=/files/*”,</text:span></text:p>
      <text:p text:style-name="Preformatted_20_Text"><text:span text:style-name="Default_20_Paragraph_20_Font"><text:s text:c="5"/>“osgi.http.whiteboard.prefix=/tmp”,</text:span></text:p>
      <text:p text:style-name="Preformatted_20_Text"><text:span text:style-name="Default_20_Paragraph_20_Font"><text:s text:c="5"/>“osgi.http.whiteboard.context.</text:span><text:span text:style-name="Default_20_Paragraph_20_Font"><text:span text:style-name="T3">name=resource-context</text:span></text:span><text:span text:style-name="Default_20_Paragraph_20_Font">”})</text:span></text:p>
      <text:p text:style-name="Preformatted_20_Text"><text:span text:style-name="Default_20_Paragraph_20_Font">public class MyResource extends Resource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Example:</text:span></text:p>
      <text:p text:style-name="Preformatted_20_Text"><text:span text:style-name="Default_20_Paragraph_20_Font">Dictionary props = new Hashtable();</text:span></text:p>
      <text:p text:style-name="Preformatted_20_Text"><text:span text:style-name="Default_20_Paragraph_20_Font">props.put(“osgi.http.</text:span><text:span text:style-name="Default_20_Paragraph_20_Font">whiteboard.</text:span><text:span text:style-name="Default_20_Paragraph_20_Font">context.</text:span><text:span text:style-name="Default_20_Paragraph_20_Font"><text:span text:style-name="T3">name</text:span></text:span><text:span text:style-name="Default_20_Paragraph_20_Font">”, “resource-context”);</text:span></text:p>
      <text:p text:style-name="Preformatted_20_Text"><text:span text:style-name="Default_20_Paragraph_20_Font">HttpContext resourceContext = new ResourceHttpContext();</text:span></text:p>
      <text:p text:style-name="Preformatted_20_Text"><text:span text:style-name="Default_20_Paragraph_20_Font">bundleContext.registerService(“org.osgi.service.http.HttpContext”,</text:span></text:p>
      <text:p text:style-name="Preformatted_20_Text"><text:span text:style-name="Default_20_Paragraph_20_Font"><text:s text:c="30"/>resourceContext, props);</text:span></text:p>
      <text:p text:style-name="Preformatted_20_Text"><text:span text:style-name="Default_20_Paragraph_20_Font">props = new Hashtable();</text:span></text:p>
      <text:p text:style-name="Preformatted_20_Text"><text:span text:style-name="Default_20_Paragraph_20_Font">props.put(“osgi.http.whiteboard.path”, “/files/*”);</text:span></text:p>
      <text:p text:style-name="Preformatted_20_Text"><text:span text:style-name="Default_20_Paragraph_20_Font">props.put(“osgi.http.</text:span><text:span text:style-name="Default_20_Paragraph_20_Font">whiteboard.</text:span><text:span text:style-name="Default_20_Paragraph_20_Font">prefix”, “/tmp”);</text:span></text:p>
      <text:p text:style-name="Preformatted_20_Text"><text:span text:style-name="Default_20_Paragraph_20_Font">props.put(“osgi.http.</text:span><text:span text:style-name="Default_20_Paragraph_20_Font">whiteboard.</text:span><text:span text:style-name="Default_20_Paragraph_20_Font">context.</text:span><text:span text:style-name="Default_20_Paragraph_20_Font"><text:span text:style-name="T3">name</text:span></text:span><text:span text:style-name="Default_20_Paragraph_20_Font">”, “resource-context”);</text:span></text:p>
      <text:p text:style-name="Preformatted_20_Text"><text:span text:style-name="Default_20_Paragraph_20_Font">bundleContext.registerService(“javax.servlet.Servlet”, new Resource(), props);</text:span></text:p>
      <text:p text:style-name="Body"><text:span text:style-name="Default_20_Paragraph_20_Font">is equivalent to :</text:span></text:p>
      <text:p text:style-name="P24"><text:span text:style-name="Default_20_Paragraph_20_Font">ServiceReference ref = <text:s/></text:span></text:p>
      <text:p text:style-name="P24"><text:span text:style-name="Default_20_Paragraph_20_Font"><text:s text:c="14"/>bundleContext.getServiceReference(HttpService.class.getName());</text:span></text:p>
      <text:p text:style-name="P24"><text:span text:style-name="Default_20_Paragraph_20_Font">if ( ref != null ) {</text:span></text:p>
      <text:p text:style-name="Preformatted_20_Text"><text:span text:style-name="Default_20_Paragraph_20_Font"><text:span text:style-name="T29"><text:s text:c="4"/>HttpService</text:span></text:span><text:span text:style-name="Default_20_Paragraph_20_Font"><text:span text:style-name="T30"> httpService = (</text:span></text:span><text:span text:style-name="Default_20_Paragraph_20_Font"><text:span text:style-name="T29">HttpService</text:span></text:span><text:span text:style-name="Default_20_Paragraph_20_Font"><text:span text:style-name="T30">)btx.getService(ref);</text:span></text:span></text:p>
      <text:p text:style-name="Preformatted_20_Text"><text:span text:style-name="Default_20_Paragraph_20_Font"><text:span text:style-name="T30"><text:s text:c="4"/>if ( httpService != null </text:span></text:span><text:span text:style-name="Default_20_Paragraph_20_Font"><text:span text:style-name="T30">) {</text:span></text:span></text:p>
      <text:p text:style-name="Preformatted_20_Text"><text:span text:style-name="Default_20_Paragraph_20_Font"><text:span text:style-name="Default_20_Paragraph_20_Font"><text:span text:style-name="T50"><text:s text:c="4"/></text:span></text:span></text:span><text:span text:style-name="Default_20_Paragraph_20_Font"><text:span text:style-name="Default_20_Paragraph_20_Font"><text:span text:style-name="T50"><text:s text:c="4"/></text:span></text:span></text:span><text:span text:style-name="Default_20_Paragraph_20_Font">HttpContext resourceContext = new ResourceHttpContext();</text:span></text:p>
      <text:p text:style-name="Preformatted_20_Text"><text:span text:style-name="Default_20_Paragraph_20_Font"><text:s text:c="4"/></text:span><text:span text:style-name="Default_20_Paragraph_20_Font"><text:s text:c="4"/></text:span><text:span text:style-name="Default_20_Paragraph_20_Font">httpService.registerResources(“/files”, “/tmp”, resourceContext);</text:span></text:p>
      <text:p text:style-name="Preformatted_20_Text"><text:span text:style-name="Default_20_Paragraph_20_Font"><text:s text:c="4"/>}</text:span></text:p>
      <text:p text:style-name="Preformatted_20_Text"><text:soft-page-break/><text:span text:style-name="Default_20_Paragraph_20_Font">}</text:span></text:p>
      <text:p text:style-name="Preformatted_20_Text"><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31">Event listeners register themselves under the interface(s) they are implementing, supported are:</text:span></text:span></text:p>
      <text:list xml:id="list7360252415305666024" text:style-name="L15">
        <text:list-item>
          <text:p text:style-name="P45"><text:span text:style-name="Default_20_Paragraph_20_Font"><text:span text:style-name="T31">ServletContextListener</text:span></text:span></text:p>
        </text:list-item>
      </text:list>
      <text:list xml:id="list7426670484558355829" text:style-name="L16">
        <text:list-item>
          <text:p text:style-name="P46"><text:span text:style-name="Default_20_Paragraph_20_Font"><text:span text:style-name="T31">ServletContextAttributeListener</text:span></text:span></text:p>
        </text:list-item>
        <text:list-item>
          <text:p text:style-name="P46"><text:span text:style-name="Default_20_Paragraph_20_Font"><text:span text:style-name="T31">ServletRequestListener</text:span></text:span></text:p>
        </text:list-item>
        <text:list-item>
          <text:p text:style-name="P46"><text:span text:style-name="Default_20_Paragraph_20_Font"><text:span text:style-name="T31">ServletRequestAttributeListener</text:span></text:span></text:p>
        </text:list-item>
        <text:list-item>
          <text:p text:style-name="P46"><text:span text:style-name="Default_20_Paragraph_20_Font"><text:span text:style-name="T31">HttpSessionListener</text:span></text:span></text:p>
        </text:list-item>
        <text:list-item>
          <text:p text:style-name="P46"><text:span text:style-name="Default_20_Paragraph_20_Font"><text:span text:style-name="T31">HttpSessionAttributeListener</text:span></text:span></text:p>
        </text:list-item>
        <text:list-item>
          <text:p text:style-name="P46"><text:span text:style-name="Default_20_Paragraph_20_Font"><text:span text:style-name="T31">Async</text:span></text:span><text:span text:style-name="Default_20_Paragraph_20_Font"><text:span text:style-name="T31">Listener</text:span></text:span></text:p>
        </text:list-item>
      </text:list>
      <text:p text:style-name="Body"><text:span text:style-name="Default_20_Paragraph_20_Font"><text:span text:style-name="T31">Events are sent to all listeners registered in the OSGi service registry based on their registration properties. Each listener is associated with a http context like servlets and filters. The listener might specify the </text:span></text:span><text:span text:style-name="Source_20_Text"><text:span text:style-name="T31">osgi.http</text:span></text:span><text:span text:style-name="Source_20_Text"><text:span text:style-name="T1">.whiteboard</text:span></text:span><text:span text:style-name="Source_20_Text"><text:span text:style-name="T28">.context.name</text:span></text:span><text:span text:style-name="Default_20_Paragraph_20_Font"><text:span text:style-name="T31"> service property to further define the context. The association between a listener and the context is done in the same way as described for servlets and filters.</text:span></text:span></text:p>
      <text:p text:style-name="Body"><text:span text:style-name="Default_20_Paragraph_20_Font"><text:span text:style-name="T31">The http service implementation gets the listeners from the service registry as soon as the associated http context is established and releases them when the context is not available any more or the listener is unregistered.</text:span></text:span></text:p>
      <text:h text:style-name="Heading_20_4" text:outline-level="4"><text:span text:style-name="Default_20_Paragraph_20_Font"><text:span text:style-name="T31">ServletContextListener and ServletContextAttributeListener</text:span></text:span></text:h>
      <text:p text:style-name="Body"><text:span text:style-name="Default_20_Paragraph_20_Font">The ServletContextListener receives events after the Http Service has started and the corresponding context is available and when either the context gets unavailable or the Http Service is about to stop. A newly registered listener will be called with the contextInitialized method either if the context is available or when the context becomes available. As soon as the context or the Http Service gets unavailable, the contextDestroyed method is called. The HttpService keeps the listener as long as the context is available. ServletContextAttributeListeners are kept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Filters, and Listeners are not supported and will </text:span><text:span text:style-name="Default_20_Paragraph_20_Font">always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register Servlets, Filters, or Listeners.</text:span></text:p>
      <text:p text:style-name="Body"><text:span text:style-name="Default_20_Paragraph_20_Font">If implementations of the Http Service decide to support dynamic registration through the servlet context, they 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6"> </text:span></text:span><text:span text:style-name="Default_20_Paragraph_20_Font"><text:span text:style-name="T6">of 4xx or 5xx.</text:span></text:span></text:p>
      <text:p text:style-name="Body"><text:span text:style-name="Default_20_Paragraph_20_Font"><text:span text:style-name="T6">The service property</text:span></text:span><text:span text:style-name="Default_20_Paragraph_20_Font"><text:span text:style-name="T54"> </text:span></text:span><text:span text:style-name="Source_20_Text"><text:span text:style-name="T54">osgi.http</text:span></text:span><text:span text:style-name="Source_20_Text"><text:span text:style-name="T4">.whiteboard</text:span></text:span><text:span text:style-name="Source_20_Text"><text:span text:style-name="T54">.errorPage </text:span></text:span><text:span text:style-name="Source_20_Text"><text:span text:style-name="T6">can be configured on a servlet, the values ca</text:span></text:span><text:span text:style-name="Source_20_Text"><text:span text:style-name="T6">n be a http status code or the fully qualified name of an exception. If such a status code is set via sendError or such an exception is thrown, this servlet is invoked to render an error page. However, the </text:span></text:span><text:span text:style-name="Default_20_Paragraph_20_Font"><text:span text:style-name="T6">service property</text:span></text:span><text:span text:style-name="Default_20_Paragraph_20_Font"><text:span text:style-name="T54"> </text:span></text:span><text:soft-page-break/><text:span text:style-name="Source_20_Text"><text:span text:style-name="T54">osgi.http</text:span></text:span><text:span text:style-name="Source_20_Text"><text:span text:style-name="T4">.whiteboard</text:span></text:span><text:span text:style-name="Source_20_Text"><text:span text:style-name="T54">.errorPage </text:span></text:span><text:span text:style-name="Source_20_Text"><text:span text:style-name="T6">is only evaluated if one value of the </text:span></text:span><text:span text:style-name="Source_20_Text"><text:span text:style-name="T10">osgi.http</text:span></text:span><text:span text:style-name="Source_20_Text"><text:span text:style-name="T5">.whiteboard</text:span></text:span><text:span text:style-name="Source_20_Text"><text:span text:style-name="T10">.path </text:span></text:span><text:span text:style-name="Source_20_Text"><text:span text:style-name="T6">service property contains an absolute path (and not a pattern).</text:span></text:span></text:p>
      <text:p text:style-name="Body"><text:span text:style-name="Source_20_Text"><text:span text:style-name="T6">Example:</text:span></text:span></text:p>
      <text:p text:style-name="Preformatted_20_Text"><text:span text:style-name="Default_20_Paragraph_20_Font"><text:span text:style-name="T49">@Component(service = javax.servlet.Servlet.class,</text:span></text:span></text:p>
      <text:p text:style-name="Preformatted_20_Text"><text:span text:style-name="Default_20_Paragraph_20_Font"><text:span text:style-name="T49"><text:s text:c="3"/>property={</text:span></text:span></text:p>
      <text:p text:style-name="Preformatted_20_Text"><text:span text:style-name="Default_20_Paragraph_20_Font"><text:span text:style-name="T49"><text:s text:c="5"/>“osgi.http.whiteboard.path=/errors”,</text:span></text:span></text:p>
      <text:p text:style-name="Preformatted_20_Text"><text:span text:style-name="Default_20_Paragraph_20_Font"><text:span text:style-name="T49"><text:s text:c="5"/>“osgi.http.whiteboard.errorPage=java.io.IOException”,</text:span></text:span></text:p>
      <text:p text:style-name="Preformatted_20_Text"><text:span text:style-name="Default_20_Paragraph_20_Font"><text:span text:style-name="T49"><text:s text:c="5"/>“osgi.http.whiteboard.errorPage=500”})</text:span></text:span></text:p>
      <text:p text:style-name="Preformatted_20_Text"><text:span text:style-name="Default_20_Paragraph_20_Font"><text:span text:style-name="T49">public class MyErrorServlet extends HttpServlet {</text:span></text:span></text:p>
      <text:p text:style-name="Preformatted_20_Text"><text:span text:style-name="Default_20_Paragraph_20_Font"><text:span text:style-name="T49"><text:s text:c="3"/>...</text:span></text:span></text:p>
      <text:p text:style-name="Preformatted_20_Text"><text:span text:style-name="Default_20_Paragraph_20_Font"><text:span text:style-name="T50">}</text:span></text:span></text:p>
      <text:p text:style-name="Body"><text:span text:style-name="Source_20_Text"><text:span text:style-name="T6">The above servlet is invoked if</text:span></text:span><text:span text:style-name="Source_20_Text"><text:span text:style-name="T6"> the status code 500 is sent via sendError or if an IOException occurs.</text:span></text:span></text:p>
      <text:h text:style-name="Heading_20_3" text:outline-level="3"><text:span text:style-name="Default_20_Paragraph_20_Font">Service Registration Properties</text:span></text:h>
      <text:p text:style-name="Body"><text:span text:style-name="Default_20_Paragraph_20_Font"><text:span text:style-name="T14"/></text:span></text:p>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Heading">Property</text:p>
          </table:table-cell>
          <table:table-cell table:style-name="Tabelle5.A1" office:value-type="string">
            <text:p text:style-name="Table_20_Heading">Type</text:p>
          </table:table-cell>
          <table:table-cell table:style-name="Tabelle5.C1" office:value-type="string">
            <text:p text:style-name="Table_20_Heading">Description</text:p>
          </table:table-cell>
        </table:table-row>
        <table:table-row>
          <table:table-cell table:style-name="Tabelle5.A2" office:value-type="string">
            <text:p text:style-name="Table_20_Contents"><text:span text:style-name="Source_20_Text">osgi.http</text:span><text:span text:style-name="Source_20_Text"><text:span text:style-name="T1">.whiteboard.context.</text:span></text:span><text:span text:style-name="Source_20_Text"><text:span text:style-name="T3">name</text:span></text:span></text:p>
          </table:table-cell>
          <table:table-cell table:style-name="Tabelle5.A2" office:value-type="string">
            <text:p text:style-name="Table_20_Contents">String(+)</text:p>
          </table:table-cell>
          <table:table-cell table:style-name="Tabelle5.C2" office:value-type="string">
            <text:p text:style-name="Table_20_Contents">For <text:span text:style-name="Source_20_Text">HttpContext</text:span><text:span text:style-name="Default_20_Paragraph_20_Font"> services this property is required and identifies the service when referred to by Servlet or Filter services. Http Context services without this </text:span><text:span text:style-name="Default_20_Paragraph_20_Font">property are ignored. </text:span><text:span text:style-name="Default_20_Paragraph_20_Font">For an HttpContext the type of this property is String+, as the context can be associat</text:span><text:span text:style-name="Default_20_Paragraph_20_Font">ed with more than one name.</text:span></text:p>
            <text:p text:style-name="Table_20_Contents"><text:span text:style-name="Default_20_Paragraph_20_Font">For servlet, listener, resource, and filter services this refers to the Http Context service used to register the servlet or filter. If the name Http Context is missing, the default context is used. If no context with the name exists or if the context s registered by another bundle and does not have the </text:span><text:span text:style-name="Source_20_Text">osgi.http</text:span><text:span text:style-name="Source_20_Text"><text:span text:style-name="T1">.whiteboard</text:span></text:span><text:span text:style-name="Source_20_Text">.context.shared</text:span><text:span text:style-name="Default_20_Paragraph_20_Font"> property set to </text:span><text:span text:style-name="Source_20_Text">true</text:span><text:span text:style-name="Default_20_Paragraph_20_Font">, the servlet or filter cannot be registered. For a servlet, filter, listener, or resource the type must be String.</text:span></text:p>
          </table:table-cell>
        </table:table-row>
        <table:table-row>
          <table:table-cell table:style-name="Tabelle5.A2" office:value-type="string">
            <text:p text:style-name="Table_20_Contents"><text:span text:style-name="Source_20_Text">osgi.http</text:span><text:span text:style-name="Source_20_Text"><text:span text:style-name="T1">.whiteboard</text:span></text:span><text:span text:style-name="Source_20_Text">.context.shared</text:span></text:p>
          </table:table-cell>
          <table:table-cell table:style-name="Tabelle5.A2" office:value-type="string">
            <text:p text:style-name="Table_20_Contents">Boolean</text:p>
          </table:table-cell>
          <table:table-cell table:style-name="Tabelle5.C2" office:value-type="string">
            <text:p text:style-name="Table_20_Contents">Whether a Http Context service may be used by Servlet or Filter services registered by other bundles. By default Http Context services can only be used by Servlet and Filter services registered by the same bundle.</text:p>
          </table:table-cell>
        </table:table-row>
        <table:table-row>
          <table:table-cell table:style-name="Tabelle5.A2" office:value-type="string">
            <text:p text:style-name="Table_20_Contents"><text:span text:style-name="Source_20_Text">osgi.http</text:span><text:span text:style-name="Source_20_Text"><text:span text:style-name="T1">.whiteboard</text:span></text:span><text:span text:style-name="Source_20_Text">.name</text:span></text:p>
          </table:table-cell>
          <table:table-cell table:style-name="Tabelle5.A2" office:value-type="string">
            <text:p text:style-name="Table_20_Contents">String</text:p>
          </table:table-cell>
          <table:table-cell table:style-name="Tabelle5.C2" office:value-type="string">
            <text:p text:style-name="Table_20_Contents">The name of a Servlet or Filter registered. This name is used as the value of the <text:span text:style-name="Source_20_Text">ServletConfig.getServletName()</text:span><text:span text:style-name="Default_20_Paragraph_20_Font"> and </text:span><text:span text:style-name="Source_20_Text">FilterConfig.getFilterName()</text:span><text:span text:style-name="Default_20_Paragraph_20_Font"> methods and defaults to the fully qualified name of the service object's class. Filter services may refer to servlets by </text:span><text:span text:style-name="Default_20_Paragraph_20_Font">this name in their </text:span><text:span text:style-name="Source_20_Text">osgi.http</text:span><text:span text:style-name="Source_20_Text"><text:span text:style-name="T1">.whiteboard</text:span></text:span><text:span text:style-name="Source_20_Text">.path</text:span><text:span text:style-name="Default_20_Paragraph_20_Font"> property to apply the filter to a concrete servlet.</text:span></text:p>
          </table:table-cell>
        </table:table-row>
        <table:table-row>
          <table:table-cell table:style-name="Tabelle5.A2" office:value-type="string">
            <text:p text:style-name="Table_20_Contents"><text:span text:style-name="Source_20_Text">osgi.http</text:span><text:span text:style-name="Source_20_Text"><text:span text:style-name="T1">.whiteboard</text:span></text:span><text:span text:style-name="Source_20_Text">.path</text:span></text:p>
          </table:table-cell>
          <table:table-cell table:style-name="Tabelle5.A2" office:value-type="string">
            <text:p text:style-name="Table_20_Contents">String+</text:p>
          </table:table-cell>
          <table:table-cell table:style-name="Tabelle5.C2" office:value-type="string">
            <text:p text:style-name="Table_20_Contents">Registration pattern for the Servlet or Filter. See section <text:bookmark-ref text:reference-format="chapter" text:ref-name="__RefNumPara__55086_1433603774"/>, <text:bookmark-ref text:reference-format="text" text:ref-name="__RefNumPara__55086_1433603774">Servlet and Filter Registration Pattern</text:bookmark-ref> for a description.</text:p>
            <text:p text:style-name="Table_20_Contents">Servlet or Filter services not registered with this property are ignored.</text:p>
          </table:table-cell>
        </table:table-row>
        <table:table-row>
          <table:table-cell table:style-name="Tabelle5.A2" office:value-type="string">
            <text:p text:style-name="P28">osgi.http.whiteboard.asyncSupport</text:p>
          </table:table-cell>
          <table:table-cell table:style-name="Tabelle5.A2" office:value-type="string">
            <text:p text:style-name="Table_20_Contents">Boolean</text:p>
          </table:table-cell>
          <table:table-cell table:style-name="Tabelle5.C2" office:value-type="string">
            <text:p text:style-name="Table_20_Contents">Declares whether the servlet or filter supports asynchronous operation mode.</text:p>
          </table:table-cell>
        </table:table-row>
        <text:soft-page-break/>
        <table:table-row>
          <table:table-cell table:style-name="Tabelle5.A2" office:value-type="string">
            <text:p text:style-name="Table_20_Contents"><text:span text:style-name="Source_20_Text">osgi.http</text:span><text:span text:style-name="Source_20_Text"><text:span text:style-name="T1">.whiteboard</text:span></text:span><text:span text:style-name="Source_20_Text">.errorPage</text:span></text:p>
          </table:table-cell>
          <table:table-cell table:style-name="Tabelle5.A2" office:value-type="string">
            <text:p text:style-name="Table_20_Contents">String+</text:p>
          </table:table-cell>
          <table:table-cell table:style-name="Tabelle5.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 This property is only used for servlet services.</text:p>
            <text:p text:style-name="Table_20_Contents">For this property to be applicable the servlet must be registered with a single value <text:span text:style-name="Source_20_Text">osgi.http</text:span><text:span text:style-name="Source_20_Text"><text:span text:style-name="T1">.whiteboard</text:span></text:span><text:span text:style-name="Source_20_Text">.path</text:span><text:span text:style-name="Default_20_Paragraph_20_Font"> property being an absolute path. Otherwise the </text:span><text:span text:style-name="Source_20_Text">osgi.http</text:span><text:span text:style-name="Source_20_Text"><text:span text:style-name="T1">.whiteboard</text:span></text:span><text:span text:style-name="Source_20_Text">.errorPage</text:span><text:span text:style-name="Default_20_Paragraph_20_Font"> property must be ignored.</text:span></text:p>
          </table:table-cell>
        </table:table-row>
        <table:table-row>
          <table:table-cell table:style-name="Tabelle5.A2" office:value-type="string">
            <text:p text:style-name="Table_20_Contents"><text:span text:style-name="Source_20_Text">osgi.http</text:span><text:span text:style-name="Source_20_Text"><text:span text:style-name="T1">.whiteboard</text:span></text:span><text:span text:style-name="Source_20_Text">.service.targe</text:span><text:span text:style-name="Source_20_Text">t</text:span></text:p>
          </table:table-cell>
          <table:table-cell table:style-name="Tabelle5.A2" office:value-type="string">
            <text:p text:style-name="Table_20_Contents">String</text:p>
          </table:table-cell>
          <table:table-cell table:style-name="Tabelle5.C2" office:value-type="string">
            <text:p text:style-name="Table_20_Contents">Servlet or Filter services registered with this property are registered with an Http Service whose service registration properties match this LDAP filter expression.</text:p>
          </table:table-cell>
        </table:table-row>
        <table:table-row>
          <table:table-cell table:style-name="Tabelle5.A2" office:value-type="string">
            <text:p text:style-name="Table_20_Contents"><text:span text:style-name="Source_20_Text">osgi.http</text:span><text:span text:style-name="Source_20_Text"><text:span text:style-name="T1">.whiteboard</text:span></text:span><text:span text:style-name="Source_20_Text">.prefix</text:span></text:p>
          </table:table-cell>
          <table:table-cell table:style-name="Tabelle5.A2" office:value-type="string">
            <text:p text:style-name="Table_20_Contents">String</text:p>
          </table:table-cell>
          <table:table-cell table:style-name="Tabelle5.C2" office:value-type="string">
            <text:p text:style-name="Table_20_Contents">Registers a mapping from the prefix pattern defined in the single valued <text:span text:style-name="Source_20_Text">osgi.http</text:span><text:span text:style-name="Source_20_Text"><text:span text:style-name="T1">.whiteboard</text:span></text:span><text:span text:style-name="Source_20_Text">.path</text:span><text:span text:style-name="Default_20_Paragraph_20_Font"> to resources found at the given prefix.</text:span></text:p>
          </table:table-cell>
        </table:table-row>
      </table:table>
      <text:p text:style-name="Body"><text:span text:style-name="Default_20_Paragraph_20_Font">Note: </text:span><text:span text:style-name="Default_20_Paragraph_20_Font"><text:span text:style-name="T24">String+</text:span></text:span><text:span text:style-name="Default_20_Paragraph_20_Font"><text:span text:style-name="T25"> means </text:span></text:span><text:span text:style-name="Source_20_Text"><text:span text:style-name="T25">String</text:span></text:span><text:span text:style-name="Default_20_Paragraph_20_Font"><text:span text:style-name="T25">, </text:span></text:span><text:span text:style-name="Source_20_Text"><text:span text:style-name="T25">String[]</text:span></text:span><text:span text:style-name="Default_20_Paragraph_20_Font"><text:span text:style-name="T25"> or </text:span></text:span><text:span text:style-name="Source_20_Text"><text:span text:style-name="T25">Collection&lt;String&gt;</text:span></text:span><text:span text:style-name="Default_20_Paragraph_20_Font"><text:span text:style-name="T25">.</text:span></text:span></text:p>
      <text:h text:style-name="Heading_20_3" text:outline-level="3">Provided Capability</text:h>
      <text:p text:style-name="Body">The bundle implementing whiteboard Servlet, Filter, Listener and HttpContext support has to provide the following <text:span text:style-name="Source_20_Text">osgi.whiteboard</text:span><text:span text:style-name="Default_20_Paragraph_20_Font"> capability:</text:span></text:p>
      <text:p text:style-name="P13"><text:span text:style-name="Default_20_Paragraph_20_Font"><text:span text:style-name="T20">Provide-Capability: osgi.whiteboard;</text:span></text:span></text:p>
      <text:p text:style-name="P13"><text:span text:style-name="Default_20_Paragraph_20_Font"><text:span text:style-name="T19"><text:s text:c="7"/>osgi.whiteboard="osgi.http";</text:span></text:span></text:p>
      <text:p text:style-name="P13"><text:span text:style-name="Default_20_Paragraph_20_Font"><text:span text:style-name="T19"><text:s text:c="7"/>uses:="javax.servlet,javax";</text:span></text:span></text:p>
      <text:p text:style-name="P13"><text:span text:style-name="Default_20_Paragraph_20_Font"><text:span text:style-name="T19"><text:s text:c="7"/>version:Version="1.3"</text:span></text:span></text:p>
      <text:h text:style-name="Heading_20_4" text:outline-level="4"><text:span text:style-name="Default_20_Paragraph_20_Font"><text:span text:style-name="T9">osgi.whiteboard Namespace</text:span></text:span></text:h>
      <text:p text:style-name="Body"><text:span text:style-name="Default_20_Paragraph_20_Font"><text:span text:style-name="T6">The whiteboard pattern leverages the OSGi service registry as a registry for objects. In the context of Http Service servlets could be registered directly with the Http Service and the Http Service could manage the registry. Applying the whiteboard pattern the services are registered with the OSGi service registry. </text:span></text:span></text:p>
      <text:p text:style-name="Body"><text:span text:style-name="Default_20_Paragraph_20_Font"><text:span text:style-name="T7">A Whiteboard Consumer </text:span></text:span><text:span text:style-name="Default_20_Paragraph_20_Font"><text:span text:style-name="T6">is a service that uses the life cycle events from other services to use their functionality when the service is active. It can use metadata (service registration properties) to control its functionality. Whiteboard Providers, registering such services, therefore have a dependency on the Whiteboard Consumer that can be modeled with the osgi.whiteboard namespace. The definition for this namespace can be found in the following table and the </text:span></text:span><text:span text:style-name="Source_20_Text"><text:span text:style-name="T10">Whiteboard</text:span></text:span><text:span text:style-name="Source_20_Text"><text:span text:style-name="T37">Namespace</text:span></text:span><text:span text:style-name="Default_20_Paragraph_20_Font"><text:span text:style-name="T40"> </text:span></text:span><text:span text:style-name="Default_20_Paragraph_20_Font"><text:span text:style-name="T6">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6">A symbolic name for the whiteboard consumer. These names are defined in their respective </text:span></text:span><text:span text:style-name="Default_20_Paragraph_20_Font"><text:span text:style-name="T6">specifications and should in general use the specification top level package name. For example, </text:span></text:span><text:span text:style-name="Source_20_Text"><text:span text:style-name="T10">org.acme.foo</text:span></text:span><text:span text:style-name="Default_20_Paragraph_20_Font"><text:span text:style-name="T6">. The OSGi Alliance reserves names that start with </text:span></text:span><text:span text:style-name="Source_20_Text"><text:span text:style-name="T10">osgi</text:span></text:span><text:span text:style-name="Default_20_Paragraph_20_Font"><text:span text:style-name="T6">.</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consumer.</text:p>
          </table:table-cell>
        </table:table-row>
      </table:table>
      <text:p text:style-name="Body"><text:span text:style-name="Default_20_Paragraph_20_Font"><text:span text:style-name="T6">Specifications for whiteboard consumers (Http Service, Event Admin, etc.) should specify the values for these attributes. Whiteboard consumers that provide such a capability should list the packages that they use in their </text:span></text:span><text:span text:style-name="Default_20_Paragraph_20_Font"><text:span text:style-name="T6">specification in the uses directive of that capability to ensure class space consistency. Whiteboard consumers can </text:span></text:span><text:soft-page-break/><text:span text:style-name="Default_20_Paragraph_20_Font"><text:span text:style-name="T6">consume a whiteboard provider even if that bundle does not require the whiteboard consumer unless the </text:span></text:span><text:span text:style-name="Default_20_Paragraph_20_Font"><text:span text:style-name="T6">specification explicitly forbids this. For example an OSGi Http Service could declare its capability with the following manifest header: </text:span></text:span></text:p>
      <text:p text:style-name="P23"><text:s text:c="3"/>Provide-Capability: osgi.whiteboard;</text:p>
      <text:p text:style-name="P23"><text:s text:c="6"/>osgi.whiteboard="osgi.http";</text:p>
      <text:p text:style-name="P23"><text:s text:c="6"/>uses:="javax.servlet,javax.servlet.http";</text:p>
      <text:p text:style-name="P23"><text:s text:c="6"/>version:Version="1.3"</text:p>
      <text:p text:style-name="Body"><text:span text:style-name="Default_20_Paragraph_20_Font"><text:span text:style-name="T6">A bundle that depends on a Http Service could require such a whiteboard consumer with the following manifest header: </text:span></text:span></text:p>
      <text:p text:style-name="Preformatted_20_Text"><text:span text:style-name="User_20_Entry"><text:span text:style-name="T10"><text:s text:c="3"/>Require-Capability: osgi.whiteboard;</text:span></text:span></text:p>
      <text:p text:style-name="Preformatted_20_Text"><text:span text:style-name="User_20_Entry"><text:span text:style-name="T10"><text:s text:c="5"/>filter:="(&amp;(osgi.whiteboard=osgi.http)(version&gt;=1.3)</text:span></text:span><text:span text:style-name="User_20_Entry"><text:span text:style-name="T10">(</text:span></text:span><text:span text:style-name="User_20_Entry"><text:span text:style-name="T10">!</text:span></text:span><text:span text:style-name="User_20_Entry"><text:span text:style-name="T10">(version&gt;=2.0)</text:span></text:span><text:span text:style-name="User_20_Entry"><text:span text:style-name="T10">)</text:span></text:span><text:span text:style-name="User_20_Entry"><text:span text:style-name="T10">)"</text:span></text:span></text:p>
      <text:p text:style-name="Body"><text:span text:style-name="Default_20_Paragraph_20_Font"><text:span text:style-name="T15"/></text:span></text:p>
      <text:h text:style-name="Heading_20_1" text:outline-level="1"><text:bookmark-start text:name="__RefNumPara__16786_1481569867"/>Data Transfer Objects<text:bookmark-end text:name="__RefNumPara__16786_1481569867"/></text:h>
      <text:p text:style-name="Body">This chapter defines an API to retrieve administrative information from the Http Service. The DTOs are accessed through the Http Service interface:</text:p>
      <text:p text:style-name="P13">ServletDTO[] getServlets();</text:p>
      <text:p text:style-name="P13">Map&lt;String, String&gt; getResources();</text:p>
      <text:p text:style-name="P13">FilterDTO[] getFilters();</text:p>
      <text:p text:style-name="P13">Map&lt;String, String&gt; getErrorLocations();</text:p>
      <text:p text:style-name="P5">See the JavaDoc for details.</text:p>
      <text:h text:style-name="Heading_20_1" text:outline-level="1">Javadoc</text:h>
      <text:p text:style-name="P14"><text:span text:style-name="Default_20_Paragraph_20_Font"><text:span text:style-name="T17"/></text:span></text:p>
      <text:section text:style-name="Sect1" text:name="JavaDoc" text:protected="true">
        <text:section-source xlink:href="../javadoc.rtf" text:filter-name="Rich Text Format"/>
        <text:p text:style-name="P55">OSGi Javadoc</text:p>
        <text:p text:style-name="P79">15.08.13 13:41</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84"><text:span text:style-name="Summary_20_Heading_20_Font">Package Summary</text:span></text:p>
            </table:table-cell>
            <table:covered-table-cell/>
            <table:table-cell table:style-name="Tabelle6.A1" office:value-type="string">
              <text:p text:style-name="P85"><text:span text:style-name="Page_20_Reference_20_Font"><text:span text:style-name="T52">Page</text:span></text:span></text:p>
            </table:table-cell>
          </table:table-row>
          <table:table-row table:style-name="Tabelle6.1">
            <table:table-cell table:style-name="Tabelle6.A2" office:value-type="string">
              <text:p text:style-name="P86"><text:a xlink:type="simple" xlink:href="#r3"><text:span text:style-name="T38">org.osgi.dto.service.http</text:span></text:a></text:p>
            </table:table-cell>
            <table:table-cell table:style-name="Tabelle6.A2" office:value-type="string">
              <text:p text:style-name="P87">OSGi Data Transfer Object Http Service Package Version 1.3.</text:p>
            </table:table-cell>
            <table:table-cell table:style-name="Tabelle6.A2" office:value-type="string">
              <text:p text:style-name="P85"><text:span text:style-name="Page_20_Reference_20_Font"><text:bookmark-ref text:reference-format="page" text:ref-name="r3"/></text:span></text:p>
            </table:table-cell>
          </table:table-row>
          <table:table-row table:style-name="Tabelle6.1">
            <table:table-cell table:style-name="Tabelle6.A3" office:value-type="string">
              <text:p text:style-name="P86"><text:a xlink:type="simple" xlink:href="#r26"><text:span text:style-name="T38">org.osgi.service.http</text:span></text:a></text:p>
            </table:table-cell>
            <table:table-cell table:style-name="Tabelle6.A3" office:value-type="string">
              <text:p text:style-name="P87">Http Service Package Version 1.3.</text:p>
            </table:table-cell>
            <table:table-cell table:style-name="Tabelle6.A3" office:value-type="string">
              <text:p text:style-name="P85"><text:span text:style-name="Page_20_Reference_20_Font"><text:bookmark-ref text:reference-format="page" text:ref-name="r26"/></text:span></text:p>
            </table:table-cell>
          </table:table-row>
        </table:table>
        <text:p text:style-name="P56"><text:bookmark text:name="r3"/>Package org.osgi.dto.service.http</text:p>
        <text:p text:style-name="P98">OSGi Data Transfer Object Http Service Package Version 1.3.</text:p>
        <text:p text:style-name="P99">See:</text:p>
        <text:p text:style-name="P102"><text:a xlink:type="simple" xlink:href="#r2"><text:span text:style-name="T38">Description</text:span></text:a></text:p>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93"><text:span text:style-name="Summary_20_Heading_20_Font1">Class Summary</text:span></text:p>
            </table:table-cell>
            <table:covered-table-cell/>
            <table:table-cell table:style-name="Tabelle8.A1" office:value-type="string">
              <text:p text:style-name="P94"><text:span text:style-name="Page_20_Reference_20_Font">Page</text:span></text:p>
            </table:table-cell>
          </table:table-row>
          <table:table-row table:style-name="Tabelle8.1">
            <table:table-cell table:style-name="Tabelle8.A2" office:value-type="string">
              <text:p text:style-name="P86"><text:a xlink:type="simple" xlink:href="#r8"><text:span text:style-name="T38">FilterDTO</text:span></text:a></text:p>
            </table:table-cell>
            <table:table-cell table:style-name="Tabelle8.A2" office:value-type="string">
              <text:p text:style-name="P86"><text:span text:style-name="T13">Represents a </text:span><text:span text:style-name="Code1"><text:span text:style-name="T53">Filter</text:span></text:span><text:span text:style-name="Default_20_Paragraph_20_Font"><text:span text:style-name="T13"> registered with the </text:span></text:span><text:a xlink:type="simple" xlink:href="#r53"><text:span text:style-name="Code1"><text:span text:style-name="T44">HttpService</text:span></text:span></text:a><text:span text:style-name="Default_20_Paragraph_20_Font"><text:span text:style-name="T13">.</text:span></text:span></text:p>
            </table:table-cell>
            <table:table-cell table:style-name="Tabelle8.A2" office:value-type="string">
              <text:p text:style-name="P88"><text:span text:style-name="Page_20_Reference_20_Font"><text:span text:style-name="T53"><text:bookmark-ref text:reference-format="page" text:ref-name="r8"/></text:span></text:span></text:p>
            </table:table-cell>
          </table:table-row>
          <table:table-row table:style-name="Tabelle8.1">
            <table:table-cell table:style-name="Tabelle8.A3" office:value-type="string">
              <text:p text:style-name="P86"><text:a xlink:type="simple" xlink:href="#r12"><text:span text:style-name="T38">ListenerDTO</text:span></text:a></text:p>
            </table:table-cell>
            <table:table-cell table:style-name="Tabelle8.A3" office:value-type="string">
              <text:p text:style-name="P86"><text:span text:style-name="T13">Represents a </text:span><text:span text:style-name="Code1"><text:span text:style-name="T53">Listener</text:span></text:span><text:span text:style-name="Default_20_Paragraph_20_Font"><text:span text:style-name="T13"> used by an </text:span></text:span><text:a xlink:type="simple" xlink:href="#r53"><text:span text:style-name="Code1"><text:span text:style-name="T44">HttpService</text:span></text:span></text:a><text:span text:style-name="Default_20_Paragraph_20_Font"><text:span text:style-name="T13">.</text:span></text:span></text:p>
            </table:table-cell>
            <table:table-cell table:style-name="Tabelle8.A3" office:value-type="string">
              <text:p text:style-name="P88"><text:span text:style-name="Page_20_Reference_20_Font"><text:span text:style-name="T53"><text:bookmark-ref text:reference-format="page" text:ref-name="r12"/></text:span></text:span></text:p>
            </table:table-cell>
          </table:table-row>
          <table:table-row table:style-name="Tabelle8.1">
            <table:table-cell table:style-name="Tabelle8.A3" office:value-type="string">
              <text:p text:style-name="P86"><text:a xlink:type="simple" xlink:href="#r18"><text:span text:style-name="T38">ServletContextDTO</text:span></text:a></text:p>
            </table:table-cell>
            <table:table-cell table:style-name="Tabelle8.A3" office:value-type="string">
              <text:p text:style-name="P86"><text:span text:style-name="T13">Represents a </text:span><text:span text:style-name="Code1"><text:span text:style-name="T53">ServletContext</text:span></text:span><text:span text:style-name="Default_20_Paragraph_20_Font"><text:span text:style-name="T13"> created for registered servlets and filters backed by the </text:span></text:span><text:a xlink:type="simple" xlink:href="#r42"><text:span text:style-name="Code1"><text:span text:style-name="T44">HttpContext</text:span></text:span></text:a><text:span text:style-name="Default_20_Paragraph_20_Font"><text:span text:style-name="T13"> objects used during registration.</text:span></text:span></text:p>
            </table:table-cell>
            <table:table-cell table:style-name="Tabelle8.A3" office:value-type="string">
              <text:p text:style-name="P88"><text:span text:style-name="Page_20_Reference_20_Font"><text:span text:style-name="T53"><text:bookmark-ref text:reference-format="page" text:ref-name="r18"/></text:span></text:span></text:p>
            </table:table-cell>
          </table:table-row>
          <table:table-row table:style-name="Tabelle8.1">
            <table:table-cell table:style-name="Tabelle8.A3" office:value-type="string">
              <text:p text:style-name="P86"><text:a xlink:type="simple" xlink:href="#r24"><text:span text:style-name="T38">ServletDTO</text:span></text:a></text:p>
            </table:table-cell>
            <table:table-cell table:style-name="Tabelle8.A3" office:value-type="string">
              <text:p text:style-name="P86"><text:span text:style-name="T13">Represents a </text:span><text:span text:style-name="Code1"><text:span text:style-name="T53">Servlet</text:span></text:span><text:span text:style-name="Default_20_Paragraph_20_Font"><text:span text:style-name="T13"> registered with the </text:span></text:span><text:a xlink:type="simple" xlink:href="#r53"><text:span text:style-name="Code1"><text:span text:style-name="T44">HttpService</text:span></text:span></text:a><text:span text:style-name="Default_20_Paragraph_20_Font"><text:span text:style-name="T13">.</text:span></text:span></text:p>
            </table:table-cell>
            <table:table-cell table:style-name="Tabelle8.A3" office:value-type="string">
              <text:p text:style-name="P88"><text:span text:style-name="Page_20_Reference_20_Font"><text:span text:style-name="T53"><text:bookmark-ref text:reference-format="page" text:ref-name="r24"/></text:span></text:span></text:p>
            </table:table-cell>
          </table:table-row>
        </table:table>
        <text:p text:style-name="P110"><text:bookmark text:name="r2"/>Package org.osgi.dto.service.http Description</text:p>
        <text:p text:style-name="P111">OSGi Data Transfer Object Http Service Package Version 1.3.</text:p>
        <text:p text:style-name="P111">Bundles wishing to use this package must list the package in the Import-Package header of the bundle's manifest. This package has two types of users: the consumers that use the API in this package and the providers that implement the API in this package.</text:p>
        <text:p text:style-name="P111">Example import for consumers using the API in this package:</text:p>
        <text:p text:style-name="P112"><text:span text:style-name="Code1">Import-Package: org.osgi.service.http.dto; version="[1.3,2.0)"</text:span></text:p>
        <text:p text:style-name="P111">Example import for providers implementing the API in this package:</text:p>
        <text:p text:style-name="P72"><text:span text:style-name="Code1">Import-Package: org.osgi.service.http.dto; version="[1.3,1.4)"</text:span></text:p>
        <text:p text:style-name="P58"><text:bookmark text:name="r8"/>Class FilterDTO</text:p>
        <text:p text:style-name="P113"><text:a xlink:type="simple" xlink:href="#r3"><text:span text:style-name="T41">org.osgi.dto.service.http</text:span></text:a></text:p>
        <text:p text:style-name="P100"><text:span text:style-name="Code2">java.lang.Object</text:span></text:p>
        <text:p text:style-name="P114"><text:span text:style-name="Code2">  </text:span><text:span text:style-name="Code2"><draw:frame draw:style-name="fr3" text:anchor-type="as-char" svg:width="0.1563in" svg:height="0.1457in" draw:z-index="21"><draw:image xlink:href="Pictures/100002000000000F0000000E443DCD33.png" xlink:type="simple" xlink:show="embed" xlink:actuate="onLoad"/></draw:frame></text:span><text:span text:style-name="Code2">DTO</text:span></text:p>
        <text:p text:style-name="P73"><text:span text:style-name="Code2">      </text:span><text:span text:style-name="Code2"><draw:frame draw:style-name="fr3" draw:name="Grafik1" text:anchor-type="as-char" svg:width="0.1563in" svg:height="0.1457in" draw:z-index="22"><draw:image xlink:href="Pictures/100002000000000F0000000E443DCD33.png" xlink:type="simple" xlink:show="embed" xlink:actuate="onLoad"/></draw:frame></text:span><text:span text:style-name="Code2"><text:span text:style-name="T52">org.osgi.dto.service.http.FilterDTO</text:span></text:span></text:p>
        <text:p text:style-name="P101"/>
        <text:p text:style-name="P116"><text:span text:style-name="Code2">public class </text:span><text:span text:style-name="Code2"><text:span text:style-name="T52">FilterDTO</text:span></text:span></text:p>
        <text:p text:style-name="P80"><text:span text:style-name="Code2">extends DTO</text:span></text:p>
        <text:p text:style-name="P81"><text:span text:style-name="T10">Represents a </text:span><text:span text:style-name="Code2">Filter</text:span><text:span text:style-name="Default_20_Paragraph_20_Font"><text:span text:style-name="T10"> registered with the </text:span></text:span><text:a xlink:type="simple" xlink:href="#r53"><text:span text:style-name="Code2"><text:span text:style-name="T42">HttpService</text:span></text:span></text:a><text:span text:style-name="Default_20_Paragraph_20_Font"><text:span text:style-name="T10">.</text:span></text:span></text:p>
        <text:p text:style-name="P115">Version:</text:p>
        <text:p text:style-name="P104">$Id: c9e5922919c8ff6038850dc5ed2711a0423e1b3e $</text:p>
        <text:p text:style-name="P115">NotThreadSafe</text:p>
        <text:p text:style-name="P117"/>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118"><text:span text:style-name="Summary_20_Heading_20_Font2"><text:span text:style-name="T26">Field Summary</text:span></text:span></text:p>
            </table:table-cell>
            <table:covered-table-cell/>
            <table:table-cell table:style-name="Tabelle9.A1" office:value-type="string">
              <text:p text:style-name="P119"><text:span text:style-name="Page_20_Reference_20_Font"><text:span text:style-name="T32">Page</text:span></text:span></text:p>
            </table:table-cell>
          </table:table-row>
          <table:table-row table:style-name="Tabelle9.1">
            <table:table-cell table:style-name="Tabelle9.A2" office:value-type="string">
              <text:p text:style-name="P120"><text:span text:style-name="Code_20_Small1"><text:span text:style-name="T26">String</text:span></text:span></text:p>
            </table:table-cell>
            <table:table-cell table:style-name="Tabelle9.A2" office:value-type="string">
              <text:p text:style-name="P124"><text:a xlink:type="simple" xlink:href="#r5"><text:span text:style-name="Code2"><text:span text:style-name="T43">name</text:span></text:span></text:a></text:p>
              <text:p text:style-name="P125"><text:span text:style-name="T33">The name of the filter as returned by the </text:span><text:span text:style-name="Code2"><text:span text:style-name="T26">FilterConfig.getFilterName()</text:span></text:span><text:span text:style-name="Default_20_Paragraph_20_Font"><text:span text:style-name="T33"> method.</text:span></text:span></text:p>
            </table:table-cell>
            <table:table-cell table:style-name="Tabelle9.C2" office:value-type="string">
              <text:p text:style-name="P121"><text:span text:style-name="Page_20_Reference_20_Font"><text:span text:style-name="T26"><text:bookmark-ref text:reference-format="page" text:ref-name="r5"/></text:span></text:span></text:p>
            </table:table-cell>
          </table:table-row>
          <table:table-row table:style-name="Tabelle9.1">
            <table:table-cell table:style-name="Tabelle9.A3" office:value-type="string">
              <text:p text:style-name="P120"><text:span text:style-name="Code_20_Small1"><text:span text:style-name="T26">String[]</text:span></text:span></text:p>
            </table:table-cell>
            <table:table-cell table:style-name="Tabelle9.A3" office:value-type="string">
              <text:p text:style-name="P124"><text:a xlink:type="simple" xlink:href="#r4"><text:span text:style-name="Code2"><text:span text:style-name="T43">paths</text:span></text:span></text:a></text:p>
              <text:p text:style-name="P126"><text:span text:style-name="T33">The value of the </text:span><text:a xlink:type="simple" xlink:href="#r30"><text:span text:style-name="Code2"><text:span text:style-name="T42">HttpConstants.HTTP_WHITEBOARD_PATH</text:span></text:span></text:a><text:span text:style-name="Default_20_Paragraph_20_Font"><text:span text:style-name="T33"> service registration property of the registered </text:span></text:span><text:span text:style-name="Code2"><text:span text:style-name="T26">javax.servlet.Filter</text:span></text:span><text:span text:style-name="Default_20_Paragraph_20_Font"><text:span text:style-name="T33"> service.</text:span></text:span></text:p>
            </table:table-cell>
            <table:table-cell table:style-name="Tabelle9.C3" office:value-type="string">
              <text:p text:style-name="P121"><text:span text:style-name="Page_20_Reference_20_Font"><text:span text:style-name="T26"><text:bookmark-ref text:reference-format="page" text:ref-name="r4"/></text:span></text:span></text:p>
            </table:table-cell>
          </table:table-row>
          <table:table-row table:style-name="Tabelle9.1">
            <table:table-cell table:style-name="Tabelle9.A3" office:value-type="string">
              <text:p text:style-name="P122"><text:a xlink:type="simple" xlink:href="#r18"><text:span text:style-name="Code_20_Small1"><text:span text:style-name="T42">ServletContextDTO</text:span></text:span></text:a></text:p>
            </table:table-cell>
            <table:table-cell table:style-name="Tabelle9.A3" office:value-type="string">
              <text:p text:style-name="P124"><text:a xlink:type="simple" xlink:href="#r6"><text:span text:style-name="Code2"><text:span text:style-name="T43">servletContext</text:span></text:span></text:a></text:p>
              <text:p text:style-name="P126"><text:span text:style-name="T33">The </text:span><text:a xlink:type="simple" xlink:href="#r18"><text:span text:style-name="Code2"><text:span text:style-name="T42">ServletContextDTO</text:span></text:span></text:a><text:span text:style-name="Default_20_Paragraph_20_Font"><text:span text:style-name="T33"> representing the </text:span></text:span><text:span text:style-name="Code2"><text:span text:style-name="T26">javax.servlet.ServletContext</text:span></text:span><text:span text:style-name="Default_20_Paragraph_20_Font"><text:span text:style-name="T33"> to which this filter is registered.</text:span></text:span></text:p>
            </table:table-cell>
            <table:table-cell table:style-name="Tabelle9.C3" office:value-type="string">
              <text:p text:style-name="P121"><text:span text:style-name="Page_20_Reference_20_Font"><text:span text:style-name="T26"><text:bookmark-ref text:reference-format="page" text:ref-name="r6"/></text:span></text:span></text:p>
            </table:table-cell>
          </table:table-row>
        </table:table>
        <text:p text:style-name="P74"/>
        <table:table table:name="Tabelle11" table:style-name="Tabelle11">
          <table:table-column table:style-name="Tabelle11.A"/>
          <table:table-column table:style-name="Tabelle11.B"/>
          <table:table-row table:style-name="Tabelle11.1">
            <table:table-cell table:style-name="Tabelle11.A1" office:value-type="string">
              <text:p text:style-name="P118"><text:span text:style-name="Summary_20_Heading_20_Font2"><text:span text:style-name="T26">Constructor Summary</text:span></text:span></text:p>
            </table:table-cell>
            <table:table-cell table:style-name="Tabelle11.A1" office:value-type="string">
              <text:p text:style-name="P119"><text:span text:style-name="Page_20_Reference_20_Font"><text:span text:style-name="T32">Page</text:span></text:span></text:p>
            </table:table-cell>
          </table:table-row>
          <table:table-row table:style-name="Tabelle11.1">
            <table:table-cell table:style-name="Tabelle11.A2" office:value-type="string">
              <text:p text:style-name="P123"><text:a xlink:type="simple" xlink:href="#r7"><text:span text:style-name="Code2"><text:span text:style-name="T43">FilterDTO</text:span></text:span></text:a><text:span text:style-name="Code2"><text:span text:style-name="T26">()</text:span></text:span></text:p>
            </table:table-cell>
            <table:table-cell table:style-name="Tabelle11.B2" office:value-type="string">
              <text:p text:style-name="P121"><text:span text:style-name="Page_20_Reference_20_Font"><text:span text:style-name="T26"><text:bookmark-ref text:reference-format="page" text:ref-name="r7"/></text:span></text:span></text:p>
            </table:table-cell>
          </table:table-row>
        </table:table>
        <text:p text:style-name="P68">Field Detail</text:p>
        <text:p text:style-name="P71"><text:bookmark text:name="r4"/>paths</text:p>
        <text:p text:style-name="P80"><text:span text:style-name="Code2">public String[] </text:span><text:span text:style-name="Code2"><text:span text:style-name="T52">paths</text:span></text:span></text:p>
        <text:p text:style-name="P102"><text:span text:style-name="T10">The value of the </text:span><text:a xlink:type="simple" xlink:href="#r30"><text:span text:style-name="Code2"><text:span text:style-name="T42">HttpConstants.HTTP_WHITEBOARD_PATH</text:span></text:span></text:a><text:span text:style-name="Default_20_Paragraph_20_Font"><text:span text:style-name="T10"> service registration property of the registered </text:span></text:span><text:span text:style-name="Code2">javax.servlet.Filter</text:span><text:span text:style-name="Default_20_Paragraph_20_Font"><text:span text:style-name="T10"> service.</text:span></text:span></text:p>
        <text:p text:style-name="P106">See Also:</text:p>
        <text:p text:style-name="P128"><text:a xlink:type="simple" xlink:href="#r30"><text:span text:style-name="Code2"><text:span text:style-name="T42">HttpConstants.HTTP_WHITEBOARD_PATH</text:span></text:span></text:a></text:p>
        <text:p text:style-name="P130"/>
        <text:p text:style-name="P70"><text:bookmark text:name="r5"/>name</text:p>
        <text:p text:style-name="P80"><text:span text:style-name="Code2">public String </text:span><text:span text:style-name="Code2"><text:span text:style-name="T52">name</text:span></text:span></text:p>
        <text:p text:style-name="P102"><text:span text:style-name="T10">The name of the filter as returned by the </text:span><text:span text:style-name="Code2">FilterConfig.getFilterName()</text:span><text:span text:style-name="Default_20_Paragraph_20_Font"><text:span text:style-name="T10"> method.</text:span></text:span></text:p>
        <text:p text:style-name="P106">See Also:</text:p>
        <text:p text:style-name="P128"><text:a xlink:type="simple" xlink:href="#r29"><text:span text:style-name="Code2"><text:span text:style-name="T42">HttpConstants.HTTP_WHITEBOARD_NAME</text:span></text:span></text:a></text:p>
        <text:p text:style-name="P130"/>
        <text:p text:style-name="P70"><text:bookmark text:name="r6"/><text:soft-page-break/>servletContext</text:p>
        <text:p text:style-name="P80"><text:span text:style-name="Code2">public </text:span><text:a xlink:type="simple" xlink:href="#r18"><text:span text:style-name="Code2"><text:span text:style-name="T42">ServletContextDTO</text:span></text:span></text:a><text:span text:style-name="Code2"> </text:span><text:span text:style-name="Code2"><text:span text:style-name="T52">servletContext</text:span></text:span></text:p>
        <text:p text:style-name="P102"><text:span text:style-name="T10">The </text:span><text:a xlink:type="simple" xlink:href="#r18"><text:span text:style-name="Code2"><text:span text:style-name="T42">ServletContextDTO</text:span></text:span></text:a><text:span text:style-name="Default_20_Paragraph_20_Font"><text:span text:style-name="T10"> representing the </text:span></text:span><text:span text:style-name="Code2">javax.servlet.ServletContext</text:span><text:span text:style-name="Default_20_Paragraph_20_Font"><text:span text:style-name="T10"> to which this filter is registered.</text:span></text:span></text:p>
        <text:p text:style-name="P69">Constructor Detail</text:p>
        <text:p text:style-name="P71"><text:bookmark text:name="r7"/>FilterDTO</text:p>
        <text:p text:style-name="P80"><text:span text:style-name="Code2">public </text:span><text:span text:style-name="Code2"><text:span text:style-name="T52">FilterDTO</text:span></text:span><text:span text:style-name="Code2">()</text:span></text:p>
        <text:p text:style-name="P59"><text:bookmark text:name="r12"/>Class ListenerDTO</text:p>
        <text:p text:style-name="P113"><text:a xlink:type="simple" xlink:href="#r3"><text:span text:style-name="T41">org.osgi.dto.service.http</text:span></text:a></text:p>
        <text:p text:style-name="P100"><text:span text:style-name="Code2">java.lang.Object</text:span></text:p>
        <text:p text:style-name="P114"><text:span text:style-name="Code2">  </text:span><text:span text:style-name="Code2"><draw:frame draw:style-name="fr3" draw:name="Grafik2" text:anchor-type="as-char" svg:width="0.1563in" svg:height="0.1457in" draw:z-index="25"><draw:image xlink:href="Pictures/100002000000000F0000000E443DCD33.png" xlink:type="simple" xlink:show="embed" xlink:actuate="onLoad"/></draw:frame></text:span><text:span text:style-name="Code2">DTO</text:span></text:p>
        <text:p text:style-name="P73"><text:span text:style-name="Code2">      </text:span><text:span text:style-name="Code2"><draw:frame draw:style-name="fr3" draw:name="Grafik3" text:anchor-type="as-char" svg:width="0.1563in" svg:height="0.1457in" draw:z-index="26"><draw:image xlink:href="Pictures/100002000000000F0000000E443DCD33.png" xlink:type="simple" xlink:show="embed" xlink:actuate="onLoad"/></draw:frame></text:span><text:span text:style-name="Code2"><text:span text:style-name="T52">org.osgi.dto.service.http.ListenerDTO</text:span></text:span></text:p>
        <text:p text:style-name="P101"/>
        <text:p text:style-name="P116"><text:span text:style-name="Code2">public class </text:span><text:span text:style-name="Code2"><text:span text:style-name="T52">ListenerDTO</text:span></text:span></text:p>
        <text:p text:style-name="P80"><text:span text:style-name="Code2">extends DTO</text:span></text:p>
        <text:p text:style-name="P81"><text:span text:style-name="T10">Represents a </text:span><text:span text:style-name="Code2">Listener</text:span><text:span text:style-name="Default_20_Paragraph_20_Font"><text:span text:style-name="T10"> used by an </text:span></text:span><text:a xlink:type="simple" xlink:href="#r53"><text:span text:style-name="Code2"><text:span text:style-name="T42">HttpService</text:span></text:span></text:a><text:span text:style-name="Default_20_Paragraph_20_Font"><text:span text:style-name="T10">.</text:span></text:span></text:p>
        <text:p text:style-name="P115">Version:</text:p>
        <text:p text:style-name="P104">$Id: c9e5922919c8ff6038850dc5ed2711a0423e1b3e $</text:p>
        <text:p text:style-name="P115">NotThreadSafe</text:p>
        <text:p text:style-name="P117"/>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118"><text:span text:style-name="Summary_20_Heading_20_Font2"><text:span text:style-name="T26">Field Summary</text:span></text:span></text:p>
            </table:table-cell>
            <table:covered-table-cell/>
            <table:table-cell table:style-name="Tabelle13.A1" office:value-type="string">
              <text:p text:style-name="P119"><text:span text:style-name="Page_20_Reference_20_Font"><text:span text:style-name="T32">Page</text:span></text:span></text:p>
            </table:table-cell>
          </table:table-row>
          <table:table-row table:style-name="Tabelle13.1">
            <table:table-cell table:style-name="Tabelle13.A2" office:value-type="string">
              <text:p text:style-name="P122"><text:a xlink:type="simple" xlink:href="#r18"><text:span text:style-name="Code_20_Small1"><text:span text:style-name="T42">ServletContextDTO</text:span></text:span></text:a></text:p>
            </table:table-cell>
            <table:table-cell table:style-name="Tabelle13.A2" office:value-type="string">
              <text:p text:style-name="P124"><text:a xlink:type="simple" xlink:href="#r10"><text:span text:style-name="Code2"><text:span text:style-name="T43">servletContext</text:span></text:span></text:a></text:p>
              <text:p text:style-name="P126"><text:span text:style-name="T33">The </text:span><text:a xlink:type="simple" xlink:href="#r18"><text:span text:style-name="Code2"><text:span text:style-name="T42">ServletContextDTO</text:span></text:span></text:a><text:span text:style-name="Default_20_Paragraph_20_Font"><text:span text:style-name="T33"> representing the </text:span></text:span><text:span text:style-name="Code2"><text:span text:style-name="T26">javax.servlet.ServletContext</text:span></text:span><text:span text:style-name="Default_20_Paragraph_20_Font"><text:span text:style-name="T33"> to which this listener is registered.</text:span></text:span></text:p>
            </table:table-cell>
            <table:table-cell table:style-name="Tabelle13.C2" office:value-type="string">
              <text:p text:style-name="P121"><text:span text:style-name="Page_20_Reference_20_Font"><text:span text:style-name="T26"><text:bookmark-ref text:reference-format="page" text:ref-name="r10"/></text:span></text:span></text:p>
            </table:table-cell>
          </table:table-row>
          <table:table-row table:style-name="Tabelle13.1">
            <table:table-cell table:style-name="Tabelle13.A3" office:value-type="string">
              <text:p text:style-name="P120"><text:span text:style-name="Code_20_Small1"><text:span text:style-name="T26">String</text:span></text:span></text:p>
            </table:table-cell>
            <table:table-cell table:style-name="Tabelle13.A3" office:value-type="string">
              <text:p text:style-name="P124"><text:a xlink:type="simple" xlink:href="#r9"><text:span text:style-name="Code2"><text:span text:style-name="T43">type</text:span></text:span></text:a></text:p>
              <text:p text:style-name="P127">The listener type - this is the full qualified interface name of the corresponding listener interface.</text:p>
            </table:table-cell>
            <table:table-cell table:style-name="Tabelle13.C3" office:value-type="string">
              <text:p text:style-name="P121"><text:span text:style-name="Page_20_Reference_20_Font"><text:span text:style-name="T26"><text:bookmark-ref text:reference-format="page" text:ref-name="r9"/></text:span></text:span></text:p>
            </table:table-cell>
          </table:table-row>
        </table:table>
        <text:p text:style-name="P74"/>
        <table:table table:name="Tabelle14" table:style-name="Tabelle14">
          <table:table-column table:style-name="Tabelle14.A"/>
          <table:table-column table:style-name="Tabelle14.B"/>
          <table:table-row table:style-name="Tabelle14.1">
            <table:table-cell table:style-name="Tabelle14.A1" office:value-type="string">
              <text:p text:style-name="P118"><text:span text:style-name="Summary_20_Heading_20_Font2"><text:span text:style-name="T26">Constructor Summary</text:span></text:span></text:p>
            </table:table-cell>
            <table:table-cell table:style-name="Tabelle14.A1" office:value-type="string">
              <text:p text:style-name="P119"><text:span text:style-name="Page_20_Reference_20_Font"><text:span text:style-name="T32">Page</text:span></text:span></text:p>
            </table:table-cell>
          </table:table-row>
          <table:table-row table:style-name="Tabelle14.1">
            <table:table-cell table:style-name="Tabelle14.A2" office:value-type="string">
              <text:p text:style-name="P123"><text:a xlink:type="simple" xlink:href="#r11"><text:span text:style-name="Code2"><text:span text:style-name="T43">ListenerDTO</text:span></text:span></text:a><text:span text:style-name="Code2"><text:span text:style-name="T26">()</text:span></text:span></text:p>
            </table:table-cell>
            <table:table-cell table:style-name="Tabelle14.B2" office:value-type="string">
              <text:p text:style-name="P121"><text:span text:style-name="Page_20_Reference_20_Font"><text:span text:style-name="T26"><text:bookmark-ref text:reference-format="page" text:ref-name="r11"/></text:span></text:span></text:p>
            </table:table-cell>
          </table:table-row>
        </table:table>
        <text:p text:style-name="P68">Field Detail</text:p>
        <text:p text:style-name="P71"><text:bookmark text:name="r9"/>type</text:p>
        <text:p text:style-name="P80"><text:span text:style-name="Code2">public String </text:span><text:span text:style-name="Code2"><text:span text:style-name="T52">type</text:span></text:span></text:p>
        <text:p text:style-name="P103">The listener type - this is the full qualified interface name of the corresponding listener interface.</text:p>
        <text:p text:style-name="P131"/>
        <text:p text:style-name="P70"><text:bookmark text:name="r10"/>servletContext</text:p>
        <text:p text:style-name="P80"><text:span text:style-name="Code2">public </text:span><text:a xlink:type="simple" xlink:href="#r18"><text:span text:style-name="Code2"><text:span text:style-name="T42">ServletContextDTO</text:span></text:span></text:a><text:span text:style-name="Code2"> </text:span><text:span text:style-name="Code2"><text:span text:style-name="T52">servletContext</text:span></text:span></text:p>
        <text:p text:style-name="P102"><text:span text:style-name="T10">The </text:span><text:a xlink:type="simple" xlink:href="#r18"><text:span text:style-name="Code2"><text:span text:style-name="T42">ServletContextDTO</text:span></text:span></text:a><text:span text:style-name="Default_20_Paragraph_20_Font"><text:span text:style-name="T10"> representing the </text:span></text:span><text:span text:style-name="Code2">javax.servlet.ServletContext</text:span><text:span text:style-name="Default_20_Paragraph_20_Font"><text:span text:style-name="T10"> to which this listener is registered.</text:span></text:span></text:p>
        <text:p text:style-name="P69">Constructor Detail</text:p>
        <text:p text:style-name="P71"><text:bookmark text:name="r11"/>ListenerDTO</text:p>
        <text:p text:style-name="P80"><text:span text:style-name="Code2">public </text:span><text:span text:style-name="Code2"><text:span text:style-name="T52">ListenerDTO</text:span></text:span><text:span text:style-name="Code2">()</text:span></text:p>
        <text:p text:style-name="P60"><text:bookmark text:name="r18"/>Class ServletContextDTO</text:p>
        <text:p text:style-name="P113"><text:a xlink:type="simple" xlink:href="#r3"><text:span text:style-name="T41">org.osgi.dto.service.http</text:span></text:a></text:p>
        <text:p text:style-name="P100"><text:span text:style-name="Code2">java.lang.Object</text:span></text:p>
        <text:p text:style-name="P114"><text:span text:style-name="Code2">  </text:span><text:span text:style-name="Code2"><draw:frame draw:style-name="fr3" draw:name="Grafik4" text:anchor-type="as-char" svg:width="0.1563in" svg:height="0.1457in" draw:z-index="29"><draw:image xlink:href="Pictures/100002000000000F0000000E443DCD33.png" xlink:type="simple" xlink:show="embed" xlink:actuate="onLoad"/></draw:frame></text:span><text:span text:style-name="Code2">DTO</text:span></text:p>
        <text:p text:style-name="P73"><text:span text:style-name="Code2">      </text:span><text:span text:style-name="Code2"><draw:frame draw:style-name="fr3" draw:name="Grafik5" text:anchor-type="as-char" svg:width="0.1563in" svg:height="0.1457in" draw:z-index="30"><draw:image xlink:href="Pictures/100002000000000F0000000E443DCD33.png" xlink:type="simple" xlink:show="embed" xlink:actuate="onLoad"/></draw:frame></text:span><text:span text:style-name="Code2"><text:span text:style-name="T52">org.osgi.dto.service.http.ServletContextDTO</text:span></text:span></text:p>
        <text:p text:style-name="P101"><text:soft-page-break/></text:p>
        <text:p text:style-name="P116"><text:span text:style-name="Code2">public class </text:span><text:span text:style-name="Code2"><text:span text:style-name="T52">ServletContextDTO</text:span></text:span></text:p>
        <text:p text:style-name="P80"><text:span text:style-name="Code2">extends DTO</text:span></text:p>
        <text:p text:style-name="P81"><text:span text:style-name="T10">Represents a </text:span><text:span text:style-name="Code2">ServletContext</text:span><text:span text:style-name="Default_20_Paragraph_20_Font"><text:span text:style-name="T10"> created for registered servlets and filters backed by the </text:span></text:span><text:a xlink:type="simple" xlink:href="#r42"><text:span text:style-name="Code2"><text:span text:style-name="T42">HttpContext</text:span></text:span></text:a><text:span text:style-name="Default_20_Paragraph_20_Font"><text:span text:style-name="T10"> objects used during registration.</text:span></text:span></text:p>
        <text:p text:style-name="P115">Version:</text:p>
        <text:p text:style-name="P104">$Id: 1a4d0af68f98f053eb5ec5bd14ec3e58d4043027 $</text:p>
        <text:p text:style-name="P115">NotThreadSafe</text:p>
        <text:p text:style-name="P117"/>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118"><text:span text:style-name="Summary_20_Heading_20_Font2"><text:span text:style-name="T26">Field Summary</text:span></text:span></text:p>
            </table:table-cell>
            <table:covered-table-cell/>
            <table:table-cell table:style-name="Tabelle16.A1" office:value-type="string">
              <text:p text:style-name="P119"><text:span text:style-name="Page_20_Reference_20_Font"><text:span text:style-name="T32">Page</text:span></text:span></text:p>
            </table:table-cell>
          </table:table-row>
          <table:table-row table:style-name="Tabelle16.1">
            <table:table-cell table:style-name="Tabelle16.A2" office:value-type="string">
              <text:p text:style-name="P120"><text:span text:style-name="Code_20_Small1"><text:span text:style-name="T26">Map&lt;String,Object&gt;</text:span></text:span></text:p>
            </table:table-cell>
            <table:table-cell table:style-name="Tabelle16.A2" office:value-type="string">
              <text:p text:style-name="P124"><text:a xlink:type="simple" xlink:href="#r16"><text:span text:style-name="Code2"><text:span text:style-name="T43">attributes</text:span></text:span></text:a></text:p>
              <text:p text:style-name="P127">Servlet context attributes The value type must be a numerical type, Boolean, String, DTO or an array of any of the former.</text:p>
            </table:table-cell>
            <table:table-cell table:style-name="Tabelle16.C2" office:value-type="string">
              <text:p text:style-name="P121"><text:span text:style-name="Page_20_Reference_20_Font"><text:span text:style-name="T26"><text:bookmark-ref text:reference-format="page" text:ref-name="r16"/></text:span></text:span></text:p>
            </table:table-cell>
          </table:table-row>
          <table:table-row table:style-name="Tabelle16.1">
            <table:table-cell table:style-name="Tabelle16.A3" office:value-type="string">
              <text:p text:style-name="P120"><text:span text:style-name="Code_20_Small1"><text:span text:style-name="T26">String</text:span></text:span></text:p>
            </table:table-cell>
            <table:table-cell table:style-name="Tabelle16.A3" office:value-type="string">
              <text:p text:style-name="P124"><text:a xlink:type="simple" xlink:href="#r14"><text:span text:style-name="Code2"><text:span text:style-name="T43">contextPath</text:span></text:span></text:a></text:p>
              <text:p text:style-name="P125"><text:span text:style-name="T33">The servlet context path returned from the </text:span><text:span text:style-name="Code2"><text:span text:style-name="T26">ServletContext.getContextPath()</text:span></text:span><text:span text:style-name="Default_20_Paragraph_20_Font"><text:span text:style-name="T33"> method.</text:span></text:span></text:p>
            </table:table-cell>
            <table:table-cell table:style-name="Tabelle16.C3" office:value-type="string">
              <text:p text:style-name="P121"><text:span text:style-name="Page_20_Reference_20_Font"><text:span text:style-name="T26"><text:bookmark-ref text:reference-format="page" text:ref-name="r14"/></text:span></text:span></text:p>
            </table:table-cell>
          </table:table-row>
          <table:table-row table:style-name="Tabelle16.1">
            <table:table-cell table:style-name="Tabelle16.A3" office:value-type="string">
              <text:p text:style-name="P120"><text:span text:style-name="Code_20_Small1"><text:span text:style-name="T26">Map&lt;String,String&gt;</text:span></text:span></text:p>
            </table:table-cell>
            <table:table-cell table:style-name="Tabelle16.A3" office:value-type="string">
              <text:p text:style-name="P124"><text:a xlink:type="simple" xlink:href="#r15"><text:span text:style-name="Code2"><text:span text:style-name="T43">initParams</text:span></text:span></text:a></text:p>
              <text:p text:style-name="P127">Servlet context initialization parameters</text:p>
            </table:table-cell>
            <table:table-cell table:style-name="Tabelle16.C3" office:value-type="string">
              <text:p text:style-name="P121"><text:span text:style-name="Page_20_Reference_20_Font"><text:span text:style-name="T26"><text:bookmark-ref text:reference-format="page" text:ref-name="r15"/></text:span></text:span></text:p>
            </table:table-cell>
          </table:table-row>
          <table:table-row table:style-name="Tabelle16.1">
            <table:table-cell table:style-name="Tabelle16.A3" office:value-type="string">
              <text:p text:style-name="P120"><text:span text:style-name="Code_20_Small1"><text:span text:style-name="T26">String</text:span></text:span></text:p>
            </table:table-cell>
            <table:table-cell table:style-name="Tabelle16.A3" office:value-type="string">
              <text:p text:style-name="P124"><text:a xlink:type="simple" xlink:href="#r13"><text:span text:style-name="Code2"><text:span text:style-name="T43">name</text:span></text:span></text:a></text:p>
              <text:p text:style-name="P125"><text:span text:style-name="T33">The name of the servlet context returned from the </text:span><text:span text:style-name="Code2"><text:span text:style-name="T26">ServletContext.getServletContextName()</text:span></text:span><text:span text:style-name="Default_20_Paragraph_20_Font"><text:span text:style-name="T33">.</text:span></text:span></text:p>
            </table:table-cell>
            <table:table-cell table:style-name="Tabelle16.C3" office:value-type="string">
              <text:p text:style-name="P121"><text:span text:style-name="Page_20_Reference_20_Font"><text:span text:style-name="T26"><text:bookmark-ref text:reference-format="page" text:ref-name="r13"/></text:span></text:span></text:p>
            </table:table-cell>
          </table:table-row>
        </table:table>
        <text:p text:style-name="P74"/>
        <table:table table:name="Tabelle17" table:style-name="Tabelle17">
          <table:table-column table:style-name="Tabelle17.A"/>
          <table:table-column table:style-name="Tabelle17.B"/>
          <table:table-row table:style-name="Tabelle17.1">
            <table:table-cell table:style-name="Tabelle17.A1" office:value-type="string">
              <text:p text:style-name="P118"><text:span text:style-name="Summary_20_Heading_20_Font2"><text:span text:style-name="T26">Constructor Summary</text:span></text:span></text:p>
            </table:table-cell>
            <table:table-cell table:style-name="Tabelle17.A1" office:value-type="string">
              <text:p text:style-name="P119"><text:span text:style-name="Page_20_Reference_20_Font"><text:span text:style-name="T32">Page</text:span></text:span></text:p>
            </table:table-cell>
          </table:table-row>
          <table:table-row table:style-name="Tabelle17.1">
            <table:table-cell table:style-name="Tabelle17.A2" office:value-type="string">
              <text:p text:style-name="P123"><text:a xlink:type="simple" xlink:href="#r17"><text:span text:style-name="Code2"><text:span text:style-name="T43">ServletContextDTO</text:span></text:span></text:a><text:span text:style-name="Code2"><text:span text:style-name="T26">()</text:span></text:span></text:p>
            </table:table-cell>
            <table:table-cell table:style-name="Tabelle17.B2" office:value-type="string">
              <text:p text:style-name="P121"><text:span text:style-name="Page_20_Reference_20_Font"><text:span text:style-name="T26"><text:bookmark-ref text:reference-format="page" text:ref-name="r17"/></text:span></text:span></text:p>
            </table:table-cell>
          </table:table-row>
        </table:table>
        <text:p text:style-name="P68">Field Detail</text:p>
        <text:p text:style-name="P71"><text:bookmark text:name="r13"/>name</text:p>
        <text:p text:style-name="P80"><text:span text:style-name="Code2">public String </text:span><text:span text:style-name="Code2"><text:span text:style-name="T52">name</text:span></text:span></text:p>
        <text:p text:style-name="P102"><text:span text:style-name="T10">The name of the servlet context returned from the </text:span><text:span text:style-name="Code2">ServletContext.getServletContextName()</text:span><text:span text:style-name="Default_20_Paragraph_20_Font"><text:span text:style-name="T10">.</text:span></text:span></text:p>
        <text:p text:style-name="P131"/>
        <text:p text:style-name="P70"><text:bookmark text:name="r14"/>contextPath</text:p>
        <text:p text:style-name="P80"><text:span text:style-name="Code2">public String </text:span><text:span text:style-name="Code2"><text:span text:style-name="T52">contextPath</text:span></text:span></text:p>
        <text:p text:style-name="P102"><text:span text:style-name="T10">The servlet context path returned from the </text:span><text:span text:style-name="Code2">ServletContext.getContextPath()</text:span><text:span text:style-name="Default_20_Paragraph_20_Font"><text:span text:style-name="T10"> method.</text:span></text:span></text:p>
        <text:p text:style-name="P131"/>
        <text:p text:style-name="P70"><text:bookmark text:name="r15"/>initParams</text:p>
        <text:p text:style-name="P80"><text:span text:style-name="Code2">public Map&lt;String,String&gt; </text:span><text:span text:style-name="Code2"><text:span text:style-name="T52">initParams</text:span></text:span></text:p>
        <text:p text:style-name="P103"><text:soft-page-break/>Servlet context initialization parameters</text:p>
        <text:p text:style-name="P131"/>
        <text:p text:style-name="P70"><text:bookmark text:name="r16"/>attributes</text:p>
        <text:p text:style-name="P80"><text:span text:style-name="Code2">public Map&lt;String,Object&gt; </text:span><text:span text:style-name="Code2"><text:span text:style-name="T52">attributes</text:span></text:span></text:p>
        <text:p text:style-name="P103">Servlet context attributes The value type must be a numerical type, Boolean, String, DTO or an array of any of the former. Therefore this method will only return the attributes of the servlet context conforming to this constraint.</text:p>
        <text:p text:style-name="P69">Constructor Detail</text:p>
        <text:p text:style-name="P71"><text:bookmark text:name="r17"/>ServletContextDTO</text:p>
        <text:p text:style-name="P80"><text:span text:style-name="Code2">public </text:span><text:span text:style-name="Code2"><text:span text:style-name="T52">ServletContextDTO</text:span></text:span><text:span text:style-name="Code2">()</text:span></text:p>
        <text:p text:style-name="P61"><text:bookmark text:name="r24"/>Class ServletDTO</text:p>
        <text:p text:style-name="P113"><text:a xlink:type="simple" xlink:href="#r3"><text:span text:style-name="T41">org.osgi.dto.service.http</text:span></text:a></text:p>
        <text:p text:style-name="P100"><text:span text:style-name="Code2">java.lang.Object</text:span></text:p>
        <text:p text:style-name="P114"><text:span text:style-name="Code2">  </text:span><text:span text:style-name="Code2"><draw:frame draw:style-name="fr3" draw:name="Grafik6" text:anchor-type="as-char" svg:width="0.1563in" svg:height="0.1457in" draw:z-index="33"><draw:image xlink:href="Pictures/100002000000000F0000000E443DCD33.png" xlink:type="simple" xlink:show="embed" xlink:actuate="onLoad"/></draw:frame></text:span><text:span text:style-name="Code2">DTO</text:span></text:p>
        <text:p text:style-name="P73"><text:span text:style-name="Code2">      </text:span><text:span text:style-name="Code2"><draw:frame draw:style-name="fr3" draw:name="Grafik7" text:anchor-type="as-char" svg:width="0.1563in" svg:height="0.1457in" draw:z-index="34"><draw:image xlink:href="Pictures/100002000000000F0000000E443DCD33.png" xlink:type="simple" xlink:show="embed" xlink:actuate="onLoad"/></draw:frame></text:span><text:span text:style-name="Code2"><text:span text:style-name="T52">org.osgi.dto.service.http.ServletDTO</text:span></text:span></text:p>
        <text:p text:style-name="P101"><text:soft-page-break/></text:p>
        <text:p text:style-name="P116"><text:span text:style-name="Code2">public class </text:span><text:span text:style-name="Code2"><text:span text:style-name="T52">ServletDTO</text:span></text:span></text:p>
        <text:p text:style-name="P80"><text:span text:style-name="Code2">extends DTO</text:span></text:p>
        <text:p text:style-name="P81"><text:span text:style-name="T10">Represents a </text:span><text:span text:style-name="Code2">Servlet</text:span><text:span text:style-name="Default_20_Paragraph_20_Font"><text:span text:style-name="T10"> registered with the </text:span></text:span><text:a xlink:type="simple" xlink:href="#r53"><text:span text:style-name="Code2"><text:span text:style-name="T42">HttpService</text:span></text:span></text:a><text:span text:style-name="Default_20_Paragraph_20_Font"><text:span text:style-name="T10">.</text:span></text:span></text:p>
        <text:p text:style-name="P115">Version:</text:p>
        <text:p text:style-name="P104">$Id: 25c610ec71badfe96c9db47f4760322db6c61d3a $</text:p>
        <text:p text:style-name="P115">NotThreadSafe</text:p>
        <text:p text:style-name="P117"/>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118"><text:span text:style-name="Summary_20_Heading_20_Font2"><text:span text:style-name="T26">Field Summary</text:span></text:span></text:p>
            </table:table-cell>
            <table:covered-table-cell/>
            <table:table-cell table:style-name="Tabelle19.A1" office:value-type="string">
              <text:p text:style-name="P119"><text:span text:style-name="Page_20_Reference_20_Font"><text:span text:style-name="T32">Page</text:span></text:span></text:p>
            </table:table-cell>
          </table:table-row>
          <table:table-row table:style-name="Tabelle19.1">
            <table:table-cell table:style-name="Tabelle19.A2" office:value-type="string">
              <text:p text:style-name="P120"><text:span text:style-name="Code_20_Small1"><text:span text:style-name="T26">String</text:span></text:span></text:p>
            </table:table-cell>
            <table:table-cell table:style-name="Tabelle19.A2" office:value-type="string">
              <text:p text:style-name="P124"><text:a xlink:type="simple" xlink:href="#r20"><text:span text:style-name="Code2"><text:span text:style-name="T43">name</text:span></text:span></text:a></text:p>
              <text:p text:style-name="P125"><text:span text:style-name="T33">The name of the servlet as returned by the </text:span><text:span text:style-name="Code2"><text:span text:style-name="T26">ServletConfig.getServletName()</text:span></text:span><text:span text:style-name="Default_20_Paragraph_20_Font"><text:span text:style-name="T33"> method.</text:span></text:span></text:p>
            </table:table-cell>
            <table:table-cell table:style-name="Tabelle19.C2" office:value-type="string">
              <text:p text:style-name="P121"><text:span text:style-name="Page_20_Reference_20_Font"><text:span text:style-name="T26"><text:bookmark-ref text:reference-format="page" text:ref-name="r20"/></text:span></text:span></text:p>
            </table:table-cell>
          </table:table-row>
          <table:table-row table:style-name="Tabelle19.1">
            <table:table-cell table:style-name="Tabelle19.A3" office:value-type="string">
              <text:p text:style-name="P120"><text:span text:style-name="Code_20_Small1"><text:span text:style-name="T26">String[]</text:span></text:span></text:p>
            </table:table-cell>
            <table:table-cell table:style-name="Tabelle19.A3" office:value-type="string">
              <text:p text:style-name="P124"><text:a xlink:type="simple" xlink:href="#r19"><text:span text:style-name="Code2"><text:span text:style-name="T43">paths</text:span></text:span></text:a></text:p>
              <text:p text:style-name="P126"><text:span text:style-name="T33">The URL alias used to register the servlet with the </text:span><text:a xlink:type="simple" xlink:href="#r43"><text:span text:style-name="Code2"><text:span text:style-name="T42">HttpService.registerServlet(String, javax.servlet.Servlet, java.util.Dictionary, org.osgi.service.http.HttpContext)</text:span></text:span></text:a><text:span text:style-name="Default_20_Paragraph_20_Font"><text:span text:style-name="T33"> method or the value of the </text:span></text:span><text:a xlink:type="simple" xlink:href="#r30"><text:span text:style-name="Code2"><text:span text:style-name="T42">HttpConstants.HTTP_WHITEBOARD_PATH</text:span></text:span></text:a><text:span text:style-name="Default_20_Paragraph_20_Font"><text:span text:style-name="T33"> service registration property of the registered </text:span></text:span><text:span text:style-name="Code2"><text:span text:style-name="T26">javax.servlet.Servlet</text:span></text:span><text:span text:style-name="Default_20_Paragraph_20_Font"><text:span text:style-name="T33"> service.</text:span></text:span></text:p>
            </table:table-cell>
            <table:table-cell table:style-name="Tabelle19.C3" office:value-type="string">
              <text:p text:style-name="P121"><text:span text:style-name="Page_20_Reference_20_Font"><text:span text:style-name="T26"><text:bookmark-ref text:reference-format="page" text:ref-name="r19"/></text:span></text:span></text:p>
            </table:table-cell>
          </table:table-row>
          <table:table-row table:style-name="Tabelle19.1">
            <table:table-cell table:style-name="Tabelle19.A3" office:value-type="string">
              <text:p text:style-name="P122"><text:a xlink:type="simple" xlink:href="#r18"><text:span text:style-name="Code_20_Small1"><text:span text:style-name="T42">ServletContextDTO</text:span></text:span></text:a></text:p>
            </table:table-cell>
            <table:table-cell table:style-name="Tabelle19.A3" office:value-type="string">
              <text:p text:style-name="P124"><text:a xlink:type="simple" xlink:href="#r22"><text:span text:style-name="Code2"><text:span text:style-name="T43">servletContext</text:span></text:span></text:a></text:p>
              <text:p text:style-name="P126"><text:span text:style-name="T33">The </text:span><text:a xlink:type="simple" xlink:href="#r24"><text:span text:style-name="Code2"><text:span text:style-name="T42">ServletDTO</text:span></text:span></text:a><text:span text:style-name="Default_20_Paragraph_20_Font"><text:span text:style-name="T33"> representing the </text:span></text:span><text:span text:style-name="Code2"><text:span text:style-name="T26">ServletContext</text:span></text:span><text:span text:style-name="Default_20_Paragraph_20_Font"><text:span text:style-name="T33"> to which this servlet is registered.</text:span></text:span></text:p>
            </table:table-cell>
            <table:table-cell table:style-name="Tabelle19.C3" office:value-type="string">
              <text:p text:style-name="P121"><text:span text:style-name="Page_20_Reference_20_Font"><text:span text:style-name="T26"><text:bookmark-ref text:reference-format="page" text:ref-name="r22"/></text:span></text:span></text:p>
            </table:table-cell>
          </table:table-row>
          <table:table-row table:style-name="Tabelle19.1">
            <table:table-cell table:style-name="Tabelle19.A3" office:value-type="string">
              <text:p text:style-name="P120"><text:span text:style-name="Code_20_Small1"><text:span text:style-name="T26">String</text:span></text:span></text:p>
            </table:table-cell>
            <table:table-cell table:style-name="Tabelle19.A3" office:value-type="string">
              <text:p text:style-name="P124"><text:a xlink:type="simple" xlink:href="#r21"><text:span text:style-name="Code2"><text:span text:style-name="T43">servletInfo</text:span></text:span></text:a></text:p>
              <text:p text:style-name="P125"><text:span text:style-name="T33">The servlet information string returned from the servlet through the </text:span><text:span text:style-name="Code2"><text:span text:style-name="T26">Servlet.getServletInfo()</text:span></text:span><text:span text:style-name="Default_20_Paragraph_20_Font"><text:span text:style-name="T33"> method.</text:span></text:span></text:p>
            </table:table-cell>
            <table:table-cell table:style-name="Tabelle19.C3" office:value-type="string">
              <text:p text:style-name="P121"><text:span text:style-name="Page_20_Reference_20_Font"><text:span text:style-name="T26"><text:bookmark-ref text:reference-format="page" text:ref-name="r21"/></text:span></text:span></text:p>
            </table:table-cell>
          </table:table-row>
        </table:table>
        <text:p text:style-name="P74"/>
        <table:table table:name="Tabelle21" table:style-name="Tabelle21">
          <table:table-column table:style-name="Tabelle21.A"/>
          <table:table-column table:style-name="Tabelle21.B"/>
          <table:table-row table:style-name="Tabelle21.1">
            <table:table-cell table:style-name="Tabelle21.A1" office:value-type="string">
              <text:p text:style-name="P118"><text:span text:style-name="Summary_20_Heading_20_Font2"><text:span text:style-name="T26">Constructor Summary</text:span></text:span></text:p>
            </table:table-cell>
            <table:table-cell table:style-name="Tabelle21.A1" office:value-type="string">
              <text:p text:style-name="P119"><text:span text:style-name="Page_20_Reference_20_Font"><text:span text:style-name="T32">Page</text:span></text:span></text:p>
            </table:table-cell>
          </table:table-row>
          <table:table-row table:style-name="Tabelle21.1">
            <table:table-cell table:style-name="Tabelle21.A2" office:value-type="string">
              <text:p text:style-name="P123"><text:a xlink:type="simple" xlink:href="#r23"><text:span text:style-name="Code2"><text:span text:style-name="T43">ServletDTO</text:span></text:span></text:a><text:span text:style-name="Code2"><text:span text:style-name="T26">()</text:span></text:span></text:p>
            </table:table-cell>
            <table:table-cell table:style-name="Tabelle21.B2" office:value-type="string">
              <text:p text:style-name="P121"><text:span text:style-name="Page_20_Reference_20_Font"><text:span text:style-name="T26"><text:bookmark-ref text:reference-format="page" text:ref-name="r23"/></text:span></text:span></text:p>
            </table:table-cell>
          </table:table-row>
        </table:table>
        <text:p text:style-name="P68">Field Detail</text:p>
        <text:p text:style-name="P71"><text:bookmark text:name="r19"/>paths</text:p>
        <text:p text:style-name="P80"><text:span text:style-name="Code2">public String[] </text:span><text:span text:style-name="Code2"><text:span text:style-name="T52">paths</text:span></text:span></text:p>
        <text:p text:style-name="P102"><text:span text:style-name="T10">The URL alias used to register the servlet with the </text:span><text:a xlink:type="simple" xlink:href="#r43"><text:span text:style-name="Code2"><text:span text:style-name="T42">HttpService.registerServlet(String, javax.servlet.Servlet, java.util.Dictionary, org.osgi.service.http.HttpContext)</text:span></text:span></text:a><text:span text:style-name="Default_20_Paragraph_20_Font"><text:span text:style-name="T10"> method or the value of the </text:span></text:span><text:a xlink:type="simple" xlink:href="#r30"><text:span text:style-name="Code2"><text:span text:style-name="T42">HttpConstants.HTTP_WHITEBOARD_PATH</text:span></text:span></text:a><text:span text:style-name="Default_20_Paragraph_20_Font"><text:span text:style-name="T10"> service registration property of the registered </text:span></text:span><text:span text:style-name="Code2">javax.servlet.Servlet</text:span><text:span text:style-name="Default_20_Paragraph_20_Font"><text:span text:style-name="T10"> service.</text:span></text:span></text:p>
        <text:p text:style-name="P106">See Also:</text:p>
        <text:p text:style-name="P128"><text:a xlink:type="simple" xlink:href="#r43"><text:span text:style-name="Code2"><text:span text:style-name="T42">HttpService.registerServlet(String, javax.servlet.Servlet, java.util.Dictionary, org.osgi.service.http.HttpContext)</text:span></text:span></text:a><text:span text:style-name="Default_20_Paragraph_20_Font"><text:span text:style-name="T10">, </text:span></text:span><text:a xlink:type="simple" xlink:href="#r30"><text:span text:style-name="Code2"><text:span text:style-name="T42">HttpConstants.HTTP_WHITEBOARD_PATH</text:span></text:span></text:a></text:p>
        <text:p text:style-name="P130"/>
        <text:p text:style-name="P70"><text:bookmark text:name="r20"/>name</text:p>
        <text:p text:style-name="P80"><text:span text:style-name="Code2">public String </text:span><text:span text:style-name="Code2"><text:span text:style-name="T52">name</text:span></text:span></text:p>
        <text:p text:style-name="P102"><text:soft-page-break/><text:span text:style-name="T10">The name of the servlet as returned by the </text:span><text:span text:style-name="Code2">ServletConfig.getServletName()</text:span><text:span text:style-name="Default_20_Paragraph_20_Font"><text:span text:style-name="T10"> method.</text:span></text:span></text:p>
        <text:p text:style-name="P106">See Also:</text:p>
        <text:p text:style-name="P128"><text:a xlink:type="simple" xlink:href="#r29"><text:span text:style-name="Code2"><text:span text:style-name="T42">HttpConstants.HTTP_WHITEBOARD_NAME</text:span></text:span></text:a></text:p>
        <text:p text:style-name="P130"/>
        <text:p text:style-name="P70"><text:bookmark text:name="r21"/>servletInfo</text:p>
        <text:p text:style-name="P80"><text:span text:style-name="Code2">public String </text:span><text:span text:style-name="Code2"><text:span text:style-name="T52">servletInfo</text:span></text:span></text:p>
        <text:p text:style-name="P102"><text:span text:style-name="T10">The servlet information string returned from the servlet through the </text:span><text:span text:style-name="Code2">Servlet.getServletInfo()</text:span><text:span text:style-name="Default_20_Paragraph_20_Font"><text:span text:style-name="T10"> method.</text:span></text:span></text:p>
        <text:p text:style-name="P131"/>
        <text:p text:style-name="P70"><text:bookmark text:name="r22"/>servletContext</text:p>
        <text:p text:style-name="P80"><text:span text:style-name="Code2">public </text:span><text:a xlink:type="simple" xlink:href="#r18"><text:span text:style-name="Code2"><text:span text:style-name="T42">ServletContextDTO</text:span></text:span></text:a><text:span text:style-name="Code2"> </text:span><text:span text:style-name="Code2"><text:span text:style-name="T52">servletContext</text:span></text:span></text:p>
        <text:p text:style-name="P102"><text:span text:style-name="T10">The </text:span><text:a xlink:type="simple" xlink:href="#r24"><text:span text:style-name="Code2"><text:span text:style-name="T42">ServletDTO</text:span></text:span></text:a><text:span text:style-name="Default_20_Paragraph_20_Font"><text:span text:style-name="T10"> representing the </text:span></text:span><text:span text:style-name="Code2">ServletContext</text:span><text:span text:style-name="Default_20_Paragraph_20_Font"><text:span text:style-name="T10"> to which this servlet is registered.</text:span></text:span></text:p>
        <text:p text:style-name="P69">Constructor Detail</text:p>
        <text:p text:style-name="P71"><text:bookmark text:name="r23"/>ServletDTO</text:p>
        <text:p text:style-name="P80"><text:span text:style-name="Code2">public </text:span><text:span text:style-name="Code2"><text:span text:style-name="T52">ServletDTO</text:span></text:span><text:span text:style-name="Code2">()</text:span></text:p>
        <text:p text:style-name="P57"><text:bookmark text:name="r26"/>Package org.osgi.service.http</text:p>
        <text:p text:style-name="P98">Http Service Package Version 1.3.</text:p>
        <text:p text:style-name="P99">See:</text:p>
        <text:p text:style-name="P102"><text:a xlink:type="simple" xlink:href="#r25"><text:span text:style-name="T38">Description</text:span></text:a></text:p>
        <table:table table:name="Tabelle22" table:style-name="Tabelle22">
          <table:table-column table:style-name="Tabelle22.A"/>
          <table:table-column table:style-name="Tabelle22.B"/>
          <table:table-column table:style-name="Tabelle22.C"/>
          <table:table-row table:style-name="Tabelle22.1">
            <table:table-cell table:style-name="Tabelle22.A1" table:number-columns-spanned="2" office:value-type="string">
              <text:p text:style-name="P93"><text:span text:style-name="Summary_20_Heading_20_Font1">Interface Summary</text:span></text:p>
            </table:table-cell>
            <table:covered-table-cell/>
            <table:table-cell table:style-name="Tabelle22.A1" office:value-type="string">
              <text:p text:style-name="P94"><text:span text:style-name="Page_20_Reference_20_Font">Page</text:span></text:p>
            </table:table-cell>
          </table:table-row>
          <table:table-row table:style-name="Tabelle22.1">
            <table:table-cell table:style-name="Tabelle22.A2" office:value-type="string">
              <text:p text:style-name="P86"><text:a xlink:type="simple" xlink:href="#r42"><text:span text:style-name="T39">HttpContext</text:span></text:a></text:p>
            </table:table-cell>
            <table:table-cell table:style-name="Tabelle22.A2" office:value-type="string">
              <text:p text:style-name="P89">This interface defines methods that the Http Service may call to get information about a registration.</text:p>
            </table:table-cell>
            <table:table-cell table:style-name="Tabelle22.A2" office:value-type="string">
              <text:p text:style-name="P88"><text:span text:style-name="Page_20_Reference_20_Font"><text:span text:style-name="T53"><text:bookmark-ref text:reference-format="page" text:ref-name="r42"/></text:span></text:span></text:p>
            </table:table-cell>
          </table:table-row>
          <table:table-row table:style-name="Tabelle22.1">
            <table:table-cell table:style-name="Tabelle22.A3" office:value-type="string">
              <text:p text:style-name="P86"><text:a xlink:type="simple" xlink:href="#r53"><text:span text:style-name="T39">HttpService</text:span></text:a></text:p>
            </table:table-cell>
            <table:table-cell table:style-name="Tabelle22.A3" office:value-type="string">
              <text:p text:style-name="P89">The Http Service allows other bundles in the OSGi environment to dynamically register resources and servlets into the URI namespace of Http Service.</text:p>
            </table:table-cell>
            <table:table-cell table:style-name="Tabelle22.A3" office:value-type="string">
              <text:p text:style-name="P88"><text:span text:style-name="Page_20_Reference_20_Font"><text:span text:style-name="T53"><text:bookmark-ref text:reference-format="page" text:ref-name="r53"/></text:span></text:span></text:p>
            </table:table-cell>
          </table:table-row>
        </table:table>
        <text:p text:style-name="P75"/>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95"><text:span text:style-name="Summary_20_Heading_20_Font1"><text:span text:style-name="T26">Class Summary</text:span></text:span></text:p>
            </table:table-cell>
            <table:covered-table-cell/>
            <table:table-cell table:style-name="Tabelle24.A1" office:value-type="string">
              <text:p text:style-name="P96"><text:span text:style-name="Page_20_Reference_20_Font"><text:span text:style-name="T32">Page</text:span></text:span></text:p>
            </table:table-cell>
          </table:table-row>
          <table:table-row table:style-name="Tabelle24.1">
            <table:table-cell table:style-name="Tabelle24.A2" office:value-type="string">
              <text:p text:style-name="P86"><text:a xlink:type="simple" xlink:href="#r35"><text:span text:style-name="T38">HttpConstants</text:span></text:a></text:p>
            </table:table-cell>
            <table:table-cell table:style-name="Tabelle24.A2" office:value-type="string">
              <text:p text:style-name="P90">Defines standard names for Http Service constants.</text:p>
            </table:table-cell>
            <table:table-cell table:style-name="Tabelle24.A2" office:value-type="string">
              <text:p text:style-name="P91"><text:span text:style-name="Page_20_Reference_20_Font"><text:span text:style-name="T26"><text:bookmark-ref text:reference-format="page" text:ref-name="r35"/></text:span></text:span></text:p>
            </table:table-cell>
          </table:table-row>
          <table:table-row table:style-name="Tabelle24.1">
            <table:table-cell table:style-name="Tabelle24.A3" office:value-type="string">
              <text:p text:style-name="P86"><text:a xlink:type="simple" xlink:href="#r62"><text:span text:style-name="T38">Resource</text:span></text:a></text:p>
            </table:table-cell>
            <table:table-cell table:style-name="Tabelle24.A3" office:value-type="string">
              <text:p text:style-name="P92"><text:span text:style-name="T33">The </text:span><text:span text:style-name="Code1"><text:span text:style-name="T26">Resource</text:span></text:span><text:span text:style-name="Default_20_Paragraph_20_Font"><text:span text:style-name="T33"> servlet is a marker servlet which can be used to register resources through the Whiteboard to serve resources through the Http Context with which the Resource is registered.</text:span></text:span></text:p>
            </table:table-cell>
            <table:table-cell table:style-name="Tabelle24.A3" office:value-type="string">
              <text:p text:style-name="P91"><text:span text:style-name="Page_20_Reference_20_Font"><text:span text:style-name="T26"><text:bookmark-ref text:reference-format="page" text:ref-name="r62"/></text:span></text:span></text:p>
            </table:table-cell>
          </table:table-row>
        </table:table>
        <text:p text:style-name="P75"/>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95"><text:span text:style-name="Summary_20_Heading_20_Font1"><text:span text:style-name="T26">Exception Summary</text:span></text:span></text:p>
            </table:table-cell>
            <table:covered-table-cell/>
            <table:table-cell table:style-name="Tabelle25.A1" office:value-type="string">
              <text:p text:style-name="P96"><text:span text:style-name="Page_20_Reference_20_Font"><text:span text:style-name="T32">Page</text:span></text:span></text:p>
            </table:table-cell>
          </table:table-row>
          <table:table-row table:style-name="Tabelle25.1">
            <table:table-cell table:style-name="Tabelle25.A2" office:value-type="string">
              <text:p text:style-name="P86"><text:a xlink:type="simple" xlink:href="#r59"><text:span text:style-name="T38">NamespaceException</text:span></text:a></text:p>
            </table:table-cell>
            <table:table-cell table:style-name="Tabelle25.A2" office:value-type="string">
              <text:p text:style-name="P92"><text:span text:style-name="T34">Deprecated.</text:span><text:span text:style-name="T33"> </text:span><text:span text:style-name="T35">as of 1.3</text:span></text:p>
            </table:table-cell>
            <table:table-cell table:style-name="Tabelle25.A2" office:value-type="string">
              <text:p text:style-name="P91"><text:span text:style-name="Page_20_Reference_20_Font"><text:span text:style-name="T26"><text:bookmark-ref text:reference-format="page" text:ref-name="r59"/></text:span></text:span></text:p>
            </table:table-cell>
          </table:table-row>
        </table:table>
        <text:p text:style-name="P110"><text:bookmark text:name="r25"/>Package org.osgi.service.http Description</text:p>
        <text:p text:style-name="P111">Http Service Package Version 1.3.</text:p>
        <text:p text:style-name="P111">Bundles wishing to use this package must list the package in the Import-Package header of the bundle's manifest. This package has two types of users: the consumers that use the API in this package and the providers that implement the API in this package.</text:p>
        <text:p text:style-name="P111">Example import for consumers using the API in this package:</text:p>
        <text:p text:style-name="P112"><text:span text:style-name="Code1">Import-Package: org.osgi.service.http; version="[1.3,2.0)"</text:span></text:p>
        <text:p text:style-name="P111">Example import for providers implementing the API in this package:</text:p>
        <text:p text:style-name="P72"><text:span text:style-name="Code1">Import-Package: org.osgi.service.http; version="[1.3,1.4)"</text:span></text:p>
        <text:p text:style-name="P62"><text:bookmark text:name="r35"/>Class HttpConstants</text:p>
        <text:p text:style-name="P113"><text:a xlink:type="simple" xlink:href="#r26"><text:span text:style-name="T41">org.osgi.service.http</text:span></text:a></text:p>
        <text:p text:style-name="P100"><text:span text:style-name="Code2">java.lang.Object</text:span></text:p>
        <text:p text:style-name="P73"><text:span text:style-name="Code2">  </text:span><text:span text:style-name="Code2"><draw:frame draw:style-name="fr3" draw:name="Grafik8" text:anchor-type="as-char" svg:width="0.1563in" svg:height="0.1457in" draw:z-index="32"><draw:image xlink:href="Pictures/100002000000000F0000000E443DCD33.png" xlink:type="simple" xlink:show="embed" xlink:actuate="onLoad"/></draw:frame></text:span><text:span text:style-name="Code2"><text:span text:style-name="T52">org.osgi.service.http.HttpConstants</text:span></text:span></text:p>
        <text:p text:style-name="P101"><text:soft-page-break/></text:p>
        <text:p text:style-name="P116"><text:span text:style-name="Code2">final public class </text:span><text:span text:style-name="Code2"><text:span text:style-name="T52">HttpConstants</text:span></text:span></text:p>
        <text:p text:style-name="P80"><text:span text:style-name="Code2">extends Object</text:span></text:p>
        <text:p text:style-name="P82">Defines standard names for Http Service constants.</text:p>
        <text:p text:style-name="P115">Since:</text:p>
        <text:p text:style-name="P104">1.3</text:p>
        <text:p text:style-name="P115">Version:</text:p>
        <text:p text:style-name="P104">$Id: 4b7be7d793964cb6471df2af7d2cf2da4985e20b $</text:p>
        <text:p text:style-name="P117"/>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118"><text:span text:style-name="Summary_20_Heading_20_Font2"><text:span text:style-name="T26">Field Summary</text:span></text:span></text:p>
            </table:table-cell>
            <table:covered-table-cell/>
            <table:table-cell table:style-name="Tabelle26.A1" office:value-type="string">
              <text:p text:style-name="P119"><text:span text:style-name="Page_20_Reference_20_Font"><text:span text:style-name="T32">Page</text:span></text:span></text:p>
            </table:table-cell>
          </table:table-row>
          <table:table-row table:style-name="Tabelle26.1">
            <table:table-cell table:style-name="Tabelle26.A2" office:value-type="string">
              <text:p text:style-name="P120"><text:span text:style-name="Code_20_Small1"><text:span text:style-name="T26">static String</text:span></text:span></text:p>
            </table:table-cell>
            <table:table-cell table:style-name="Tabelle26.A2" office:value-type="string">
              <text:p text:style-name="P124"><text:a xlink:type="simple" xlink:href="#r34"><text:span text:style-name="Code2"><text:span text:style-name="T43">HTTP_SERVICE_ENDPOINTS</text:span></text:span></text:a></text:p>
              <text:p text:style-name="P127">Lists URLs to which the Http Service is bound; e.g.</text:p>
            </table:table-cell>
            <table:table-cell table:style-name="Tabelle26.C2" office:value-type="string">
              <text:p text:style-name="P121"><text:span text:style-name="Page_20_Reference_20_Font"><text:span text:style-name="T26"><text:bookmark-ref text:reference-format="page" text:ref-name="r34"/></text:span></text:span></text:p>
            </table:table-cell>
          </table:table-row>
          <table:table-row table:style-name="Tabelle26.1">
            <table:table-cell table:style-name="Tabelle26.A3" office:value-type="string">
              <text:p text:style-name="P120"><text:span text:style-name="Code_20_Small1"><text:span text:style-name="T26">static String</text:span></text:span></text:p>
            </table:table-cell>
            <table:table-cell table:style-name="Tabelle26.A3" office:value-type="string">
              <text:p text:style-name="P124"><text:a xlink:type="simple" xlink:href="#r27"><text:span text:style-name="Code2"><text:span text:style-name="T43">HTTP_WHITEBOARD_CONTEXT_NAME</text:span></text:span></text:a></text:p>
              <text:p text:style-name="P126"><text:span text:style-name="T33">For </text:span><text:a xlink:type="simple" xlink:href="#r42"><text:span text:style-name="Code2"><text:span text:style-name="T42">HttpContext</text:span></text:span></text:a><text:span text:style-name="Default_20_Paragraph_20_Font"><text:span text:style-name="T33"> services this property is required and identifies the service when referred to by Servlet or Filter services.</text:span></text:span></text:p>
            </table:table-cell>
            <table:table-cell table:style-name="Tabelle26.C3" office:value-type="string">
              <text:p text:style-name="P121"><text:span text:style-name="Page_20_Reference_20_Font"><text:span text:style-name="T26"><text:bookmark-ref text:reference-format="page" text:ref-name="r27"/></text:span></text:span></text:p>
            </table:table-cell>
          </table:table-row>
          <table:table-row table:style-name="Tabelle26.1">
            <table:table-cell table:style-name="Tabelle26.A3" office:value-type="string">
              <text:p text:style-name="P120"><text:span text:style-name="Code_20_Small1"><text:span text:style-name="T26">static String</text:span></text:span></text:p>
            </table:table-cell>
            <table:table-cell table:style-name="Tabelle26.A3" office:value-type="string">
              <text:p text:style-name="P124"><text:a xlink:type="simple" xlink:href="#r28"><text:span text:style-name="Code2"><text:span text:style-name="T43">HTTP_WHITEBOARD_CONTEXT_SHARED</text:span></text:span></text:a></text:p>
              <text:p text:style-name="P127">Whether a Http Context service may be used by Servlet or Filter services registered by other bundles.</text:p>
            </table:table-cell>
            <table:table-cell table:style-name="Tabelle26.C3" office:value-type="string">
              <text:p text:style-name="P121"><text:span text:style-name="Page_20_Reference_20_Font"><text:span text:style-name="T26"><text:bookmark-ref text:reference-format="page" text:ref-name="r28"/></text:span></text:span></text:p>
            </table:table-cell>
          </table:table-row>
          <table:table-row table:style-name="Tabelle26.1">
            <table:table-cell table:style-name="Tabelle26.A3" office:value-type="string">
              <text:p text:style-name="P120"><text:span text:style-name="Code_20_Small1"><text:span text:style-name="T26">static String</text:span></text:span></text:p>
            </table:table-cell>
            <table:table-cell table:style-name="Tabelle26.A3" office:value-type="string">
              <text:p text:style-name="P124"><text:a xlink:type="simple" xlink:href="#r31"><text:span text:style-name="Code2"><text:span text:style-name="T43">HTTP_WHITEBOARD_ERROR_PAGE</text:span></text:span></text:a></text:p>
              <text:p text:style-name="P127">Register the servlet as an error page for error code and/or exception; the value may be fully qualified exception type or three digit HTTP status code.</text:p>
            </table:table-cell>
            <table:table-cell table:style-name="Tabelle26.C3" office:value-type="string">
              <text:p text:style-name="P121"><text:span text:style-name="Page_20_Reference_20_Font"><text:span text:style-name="T26"><text:bookmark-ref text:reference-format="page" text:ref-name="r31"/></text:span></text:span></text:p>
            </table:table-cell>
          </table:table-row>
          <table:table-row table:style-name="Tabelle26.1">
            <table:table-cell table:style-name="Tabelle26.A3" office:value-type="string">
              <text:p text:style-name="P120"><text:span text:style-name="Code_20_Small1"><text:span text:style-name="T26">static String</text:span></text:span></text:p>
            </table:table-cell>
            <table:table-cell table:style-name="Tabelle26.A3" office:value-type="string">
              <text:p text:style-name="P124"><text:a xlink:type="simple" xlink:href="#r29"><text:span text:style-name="Code2"><text:span text:style-name="T43">HTTP_WHITEBOARD_NAME</text:span></text:span></text:a></text:p>
              <text:p text:style-name="P127">The name of a Servlet or Filter registered.</text:p>
            </table:table-cell>
            <table:table-cell table:style-name="Tabelle26.C3" office:value-type="string">
              <text:p text:style-name="P121"><text:span text:style-name="Page_20_Reference_20_Font"><text:span text:style-name="T26"><text:bookmark-ref text:reference-format="page" text:ref-name="r29"/></text:span></text:span></text:p>
            </table:table-cell>
          </table:table-row>
          <table:table-row table:style-name="Tabelle26.1">
            <table:table-cell table:style-name="Tabelle26.A3" office:value-type="string">
              <text:p text:style-name="P120"><text:span text:style-name="Code_20_Small1"><text:span text:style-name="T26">static String</text:span></text:span></text:p>
            </table:table-cell>
            <table:table-cell table:style-name="Tabelle26.A3" office:value-type="string">
              <text:p text:style-name="P124"><text:a xlink:type="simple" xlink:href="#r30"><text:span text:style-name="Code2"><text:span text:style-name="T43">HTTP_WHITEBOARD_PATH</text:span></text:span></text:a></text:p>
              <text:p text:style-name="P127">Registration pattern for the Servlet or Filter.</text:p>
            </table:table-cell>
            <table:table-cell table:style-name="Tabelle26.C3" office:value-type="string">
              <text:p text:style-name="P121"><text:span text:style-name="Page_20_Reference_20_Font"><text:span text:style-name="T26"><text:bookmark-ref text:reference-format="page" text:ref-name="r30"/></text:span></text:span></text:p>
            </table:table-cell>
          </table:table-row>
          <table:table-row table:style-name="Tabelle26.1">
            <table:table-cell table:style-name="Tabelle26.A3" office:value-type="string">
              <text:p text:style-name="P120"><text:span text:style-name="Code_20_Small1"><text:span text:style-name="T26">static String</text:span></text:span></text:p>
            </table:table-cell>
            <table:table-cell table:style-name="Tabelle26.A3" office:value-type="string">
              <text:p text:style-name="P124"><text:a xlink:type="simple" xlink:href="#r33"><text:span text:style-name="Code2"><text:span text:style-name="T43">HTTP_WHITEBOARD_PREFIX</text:span></text:span></text:a></text:p>
              <text:p text:style-name="P126"><text:span text:style-name="T33">Registers a mapping from the prefix pattern defined in the single valued </text:span><text:a xlink:type="simple" xlink:href="#r30"><text:span text:style-name="Code2"><text:span text:style-name="T42">HTTP_WHITEBOARD_PATH</text:span></text:span></text:a><text:span text:style-name="Default_20_Paragraph_20_Font"><text:span text:style-name="T33"> to resources found at the given prefix.</text:span></text:span></text:p>
            </table:table-cell>
            <table:table-cell table:style-name="Tabelle26.C3" office:value-type="string">
              <text:p text:style-name="P121"><text:span text:style-name="Page_20_Reference_20_Font"><text:span text:style-name="T26"><text:bookmark-ref text:reference-format="page" text:ref-name="r33"/></text:span></text:span></text:p>
            </table:table-cell>
          </table:table-row>
          <table:table-row table:style-name="Tabelle26.1">
            <table:table-cell table:style-name="Tabelle26.A3" office:value-type="string">
              <text:p text:style-name="P120"><text:span text:style-name="Code_20_Small1"><text:span text:style-name="T26">static String</text:span></text:span></text:p>
            </table:table-cell>
            <table:table-cell table:style-name="Tabelle26.A3" office:value-type="string">
              <text:p text:style-name="P124"><text:a xlink:type="simple" xlink:href="#r32"><text:span text:style-name="Code2"><text:span text:style-name="T43">HTTP_WHITEBOARD_TARGET</text:span></text:span></text:a></text:p>
              <text:p text:style-name="P127">Servlet or Filter services registered with this property are registered with an Http Service whose service registration properties match this LDAP filter expression.</text:p>
            </table:table-cell>
            <table:table-cell table:style-name="Tabelle26.C3" office:value-type="string">
              <text:p text:style-name="P121"><text:span text:style-name="Page_20_Reference_20_Font"><text:span text:style-name="T26"><text:bookmark-ref text:reference-format="page" text:ref-name="r32"/></text:span></text:span></text:p>
            </table:table-cell>
          </table:table-row>
        </table:table>
        <text:p text:style-name="P68">Field Detail</text:p>
        <text:p text:style-name="P71"><text:bookmark text:name="r27"/>HTTP_WHITEBOARD_CONTEXT_NAME</text:p>
        <text:p text:style-name="P80"><text:span text:style-name="Code2">public static final String </text:span><text:span text:style-name="Code2"><text:span text:style-name="T52">HTTP_WHITEBOARD_CONTEXT_NAME</text:span></text:span><text:span text:style-name="Code2"> = "osgi.http.whiteboard.context.name"</text:span></text:p>
        <text:p text:style-name="P107"><text:span text:style-name="T10">For </text:span><text:a xlink:type="simple" xlink:href="#r42"><text:span text:style-name="Code2"><text:span text:style-name="T42">HttpContext</text:span></text:span></text:a><text:span text:style-name="Default_20_Paragraph_20_Font"><text:span text:style-name="T10"> services this property is required and identifies the service when referred to by Servlet or Filter services. Http Context services without this property are ignored. For Servlet and Filter services this refers to the Http Context services used to register the servlet or filter. If the name Http Context is missing or is registered by another bundle and does not have the </text:span></text:span><text:a xlink:type="simple" xlink:href="#r28"><text:span text:style-name="Code2"><text:span text:style-name="T42">HTTP_WHITEBOARD_CONTEXT_SHARED</text:span></text:span></text:a><text:span text:style-name="Default_20_Paragraph_20_Font"><text:span text:style-name="T10"> property set to true, the servlet or filter cannot be registered.</text:span></text:span></text:p>
        <text:p text:style-name="P103">The type of this servlet registration property is String.</text:p>
        <text:p text:style-name="P106">See Also:</text:p>
        <text:p text:style-name="P128"><text:a xlink:type="simple" xlink:href="#r28"><text:span text:style-name="Code2"><text:span text:style-name="T42">HTTP_WHITEBOARD_CONTEXT_SHARED</text:span></text:span></text:a></text:p>
        <text:p text:style-name="P130"><text:soft-page-break/></text:p>
        <text:p text:style-name="P70"><text:bookmark text:name="r28"/>HTTP_WHITEBOARD_CONTEXT_SHARED</text:p>
        <text:p text:style-name="P80"><text:span text:style-name="Code2">public static final String </text:span><text:span text:style-name="Code2"><text:span text:style-name="T52">HTTP_WHITEBOARD_CONTEXT_SHARED</text:span></text:span><text:span text:style-name="Code2"> = "osgi.http.whiteboard.context.shared"</text:span></text:p>
        <text:p text:style-name="P108">Whether a Http Context service may be used by Servlet or Filter services registered by other bundles. By default Http Context services can only be used by Servlet and Filter services registered by the same bundle.</text:p>
        <text:p text:style-name="P103">The type of this servlet registration property is Boolean.</text:p>
        <text:p text:style-name="P106">See Also:</text:p>
        <text:p text:style-name="P128"><text:a xlink:type="simple" xlink:href="#r27"><text:span text:style-name="Code2"><text:span text:style-name="T42">HTTP_WHITEBOARD_CONTEXT_NAME</text:span></text:span></text:a></text:p>
        <text:p text:style-name="P130"/>
        <text:p text:style-name="P70"><text:bookmark text:name="r29"/>HTTP_WHITEBOARD_NAME</text:p>
        <text:p text:style-name="P80"><text:span text:style-name="Code2">public static final String </text:span><text:span text:style-name="Code2"><text:span text:style-name="T52">HTTP_WHITEBOARD_NAME</text:span></text:span><text:span text:style-name="Code2"> = "osgi.http.whiteboard.name"</text:span></text:p>
        <text:p text:style-name="P107"><text:span text:style-name="T10">The name of a Servlet or Filter registered. This name is used as the value of the </text:span><text:span text:style-name="Code2">ServletConfig.getServletName()</text:span><text:span text:style-name="Default_20_Paragraph_20_Font"><text:span text:style-name="T10"> and </text:span></text:span><text:span text:style-name="Code2">FilterConfig.getFilterName()</text:span><text:span text:style-name="Default_20_Paragraph_20_Font"><text:span text:style-name="T10"> methods and defaults to the fully qualified name of the service object's class. Filter services may refer to servlets by this name in their </text:span></text:span><text:a xlink:type="simple" xlink:href="#r30"><text:span text:style-name="Code2"><text:span text:style-name="T42">HTTP_WHITEBOARD_PATH</text:span></text:span></text:a><text:span text:style-name="Default_20_Paragraph_20_Font"><text:span text:style-name="T10"> property to apply the filter to a concrete servlet.</text:span></text:span></text:p>
        <text:p text:style-name="P103">The type of this servlet registration property is String.</text:p>
        <text:p text:style-name="P106">See Also:</text:p>
        <text:p text:style-name="P128"><text:a xlink:type="simple" xlink:href="#r30"><text:span text:style-name="Code2"><text:span text:style-name="T42">HTTP_WHITEBOARD_PATH</text:span></text:span></text:a></text:p>
        <text:p text:style-name="P130"/>
        <text:p text:style-name="P70"><text:bookmark text:name="r30"/>HTTP_WHITEBOARD_PATH</text:p>
        <text:p text:style-name="P80"><text:span text:style-name="Code2">public static final String </text:span><text:span text:style-name="Code2"><text:span text:style-name="T52">HTTP_WHITEBOARD_PATH</text:span></text:span><text:span text:style-name="Code2"> = "osgi.http.whiteboard.path"</text:span></text:p>
        <text:p text:style-name="P108">Registration pattern for the Servlet or Filter. See section 5.1.2, Servlet and Filter Registration for a description. Servlet or Filter services not registered with this property are ignored.</text:p>
        <text:p text:style-name="P103">The type of this servlet registration property is String+.</text:p>
        <text:p text:style-name="P131"/>
        <text:p text:style-name="P70"><text:bookmark text:name="r31"/>HTTP_WHITEBOARD_ERROR_PAGE</text:p>
        <text:p text:style-name="P80"><text:span text:style-name="Code2">public static final String </text:span><text:span text:style-name="Code2"><text:span text:style-name="T52">HTTP_WHITEBOARD_ERROR_PAGE</text:span></text:span><text:span text:style-name="Code2"> = "osgi.http.whiteboard.errorPage"</text:span></text:p>
        <text:p text:style-name="P107"><text:span text:style-name="T10">Register the servlet as an error page for error code and/or exception; the value may be fully qualified exception type or three digit HTTP status code. Any value not being a three digit number is assumed to be a fully qualified class name. This property is only used for Servlet services actually registered. For this property to be applicable the servlet must be registered with a single value </text:span><text:a xlink:type="simple" xlink:href="#r30"><text:span text:style-name="Code2"><text:span text:style-name="T42">HTTP_WHITEBOARD_PATH</text:span></text:span></text:a><text:span text:style-name="Default_20_Paragraph_20_Font"><text:span text:style-name="T10"> property being an absolute path. Otherwise this property must be ignored.</text:span></text:span></text:p>
        <text:p text:style-name="P103">The type of this servlet registration property is String+.</text:p>
        <text:p text:style-name="P106">See Also:</text:p>
        <text:p text:style-name="P128"><text:a xlink:type="simple" xlink:href="#r30"><text:span text:style-name="Code2"><text:span text:style-name="T42">HTTP_WHITEBOARD_PATH</text:span></text:span></text:a></text:p>
        <text:p text:style-name="P130"/>
        <text:p text:style-name="P70"><text:bookmark text:name="r32"/>HTTP_WHITEBOARD_TARGET</text:p>
        <text:p text:style-name="P80"><text:span text:style-name="Code2">public static final String </text:span><text:span text:style-name="Code2"><text:span text:style-name="T52">HTTP_WHITEBOARD_TARGET</text:span></text:span><text:span text:style-name="Code2"> = "osgi.http.whiteboard.service.target"</text:span></text:p>
        <text:p text:style-name="P108"><text:soft-page-break/>Servlet or Filter services registered with this property are registered with an Http Service whose service registration properties match this LDAP filter expression.</text:p>
        <text:p text:style-name="P103">The type of this servlet registration property is String.</text:p>
        <text:p text:style-name="P131"/>
        <text:p text:style-name="P70"><text:bookmark text:name="r33"/>HTTP_WHITEBOARD_PREFIX</text:p>
        <text:p text:style-name="P80"><text:span text:style-name="Code2">public static final String </text:span><text:span text:style-name="Code2"><text:span text:style-name="T52">HTTP_WHITEBOARD_PREFIX</text:span></text:span><text:span text:style-name="Code2"> = "osgi.http.whiteboard.prefix"</text:span></text:p>
        <text:p text:style-name="P107"><text:span text:style-name="T10">Registers a mapping from the prefix pattern defined in the single valued </text:span><text:a xlink:type="simple" xlink:href="#r30"><text:span text:style-name="Code2"><text:span text:style-name="T42">HTTP_WHITEBOARD_PATH</text:span></text:span></text:a><text:span text:style-name="Default_20_Paragraph_20_Font"><text:span text:style-name="T10"> to resources found at the given prefix.</text:span></text:span></text:p>
        <text:p text:style-name="P103">The type of this servlet registration property is String.</text:p>
        <text:p text:style-name="P106">See Also:</text:p>
        <text:p text:style-name="P128"><text:a xlink:type="simple" xlink:href="#r30"><text:span text:style-name="Code2"><text:span text:style-name="T42">HTTP_WHITEBOARD_PATH</text:span></text:span></text:a></text:p>
        <text:p text:style-name="P130"/>
        <text:p text:style-name="P70"><text:bookmark text:name="r34"/>HTTP_SERVICE_ENDPOINTS</text:p>
        <text:p text:style-name="P80"><text:span text:style-name="Code2">public static final String </text:span><text:span text:style-name="Code2"><text:span text:style-name="T52">HTTP_SERVICE_ENDPOINTS</text:span></text:span><text:span text:style-name="Code2"> = "osgi.http.service.endpoints"</text:span></text:p>
        <text:p text:style-name="P108">Lists URLs to which the Http Service is bound; e.g. http://192.168.1.10:8080/. The relevant information contained in the URLs is the scheme, IP Address of the bound interface, bound port, and the (optional) context path in a Servlet API servlet container the Http Service is registered.</text:p>
        <text:p text:style-name="P103">The type of this servlet registration property is String+.</text:p>
        <text:p text:style-name="P63"><text:bookmark text:name="r42"/>Interface HttpContext</text:p>
        <text:p text:style-name="P113"><text:a xlink:type="simple" xlink:href="#r26"><text:span text:style-name="T41">org.osgi.service.http</text:span></text:a></text:p>
        <text:p text:style-name="P101"/>
        <text:p text:style-name="P132"><text:span text:style-name="Code2">public interface </text:span><text:span text:style-name="Code2"><text:span text:style-name="T52">HttpContext</text:span></text:span></text:p>
        <text:p text:style-name="P111"><text:soft-page-break/>This interface defines methods that the Http Service may call to get information about a registration.</text:p>
        <text:p text:style-name="P112"><text:span text:style-name="T10">Servlets and resources may be registered with an </text:span><text:span text:style-name="Code2">HttpContext</text:span><text:span text:style-name="Default_20_Paragraph_20_Font"><text:span text:style-name="T10"> object; if no </text:span></text:span><text:span text:style-name="Code2">HttpContext</text:span><text:span text:style-name="Default_20_Paragraph_20_Font"><text:span text:style-name="T10"> object is specified, a default </text:span></text:span><text:span text:style-name="Code2">HttpContext</text:span><text:span text:style-name="Default_20_Paragraph_20_Font"><text:span text:style-name="T10"> object is used. Servlets that are registered using the same </text:span></text:span><text:span text:style-name="Code2">HttpContext</text:span><text:span text:style-name="Default_20_Paragraph_20_Font"><text:span text:style-name="T10"> object will share the same </text:span></text:span><text:span text:style-name="Code2">ServletContext</text:span><text:span text:style-name="Default_20_Paragraph_20_Font"><text:span text:style-name="T10"> object.</text:span></text:span></text:p>
        <text:p text:style-name="P81"><text:span text:style-name="T10">This interface is implemented by users of the </text:span><text:span text:style-name="Code2">HttpService</text:span><text:span text:style-name="Default_20_Paragraph_20_Font"><text:span text:style-name="T10">.</text:span></text:span></text:p>
        <text:p text:style-name="P115">ThreadSafe</text:p>
        <text:p text:style-name="P117"/>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118"><text:span text:style-name="Summary_20_Heading_20_Font2"><text:span text:style-name="T26">Field Summary</text:span></text:span></text:p>
            </table:table-cell>
            <table:covered-table-cell/>
            <table:table-cell table:style-name="Tabelle28.A1" office:value-type="string">
              <text:p text:style-name="P119"><text:span text:style-name="Page_20_Reference_20_Font"><text:span text:style-name="T32">Page</text:span></text:span></text:p>
            </table:table-cell>
          </table:table-row>
          <table:table-row table:style-name="Tabelle28.1">
            <table:table-cell table:style-name="Tabelle28.A2" office:value-type="string">
              <text:p text:style-name="P120"><text:span text:style-name="Code_20_Small1"><text:span text:style-name="T26">String</text:span></text:span></text:p>
            </table:table-cell>
            <table:table-cell table:style-name="Tabelle28.A2" office:value-type="string">
              <text:p text:style-name="P124"><text:a xlink:type="simple" xlink:href="#r37"><text:span text:style-name="Code2"><text:span text:style-name="T43">AUTHENTICATION_TYPE</text:span></text:span></text:a></text:p>
              <text:p text:style-name="P125"><text:span text:style-name="Code2"><text:span text:style-name="T26">HttpServletRequest</text:span></text:span><text:span text:style-name="Default_20_Paragraph_20_Font"><text:span text:style-name="T33"> attribute specifying the scheme used in authentication.</text:span></text:span></text:p>
            </table:table-cell>
            <table:table-cell table:style-name="Tabelle28.C2" office:value-type="string">
              <text:p text:style-name="P121"><text:span text:style-name="Page_20_Reference_20_Font"><text:span text:style-name="T26"><text:bookmark-ref text:reference-format="page" text:ref-name="r37"/></text:span></text:span></text:p>
            </table:table-cell>
          </table:table-row>
          <table:table-row table:style-name="Tabelle28.1">
            <table:table-cell table:style-name="Tabelle28.A3" office:value-type="string">
              <text:p text:style-name="P120"><text:span text:style-name="Code_20_Small1"><text:span text:style-name="T26">String</text:span></text:span></text:p>
            </table:table-cell>
            <table:table-cell table:style-name="Tabelle28.A3" office:value-type="string">
              <text:p text:style-name="P124"><text:a xlink:type="simple" xlink:href="#r38"><text:span text:style-name="Code2"><text:span text:style-name="T43">AUTHORIZATION</text:span></text:span></text:a></text:p>
              <text:p text:style-name="P125"><text:span text:style-name="Code2"><text:span text:style-name="T26">HttpServletRequest</text:span></text:span><text:span text:style-name="Default_20_Paragraph_20_Font"><text:span text:style-name="T33"> attribute specifying the </text:span></text:span><text:span text:style-name="Code2"><text:span text:style-name="T26">Authorization</text:span></text:span><text:span text:style-name="Default_20_Paragraph_20_Font"><text:span text:style-name="T33"> object obtained from the </text:span></text:span><text:span text:style-name="Code2"><text:span text:style-name="T26">org.osgi.service.useradmin.UserAdmin</text:span></text:span><text:span text:style-name="Default_20_Paragraph_20_Font"><text:span text:style-name="T33"> service.</text:span></text:span></text:p>
            </table:table-cell>
            <table:table-cell table:style-name="Tabelle28.C3" office:value-type="string">
              <text:p text:style-name="P121"><text:span text:style-name="Page_20_Reference_20_Font"><text:span text:style-name="T26"><text:bookmark-ref text:reference-format="page" text:ref-name="r38"/></text:span></text:span></text:p>
            </table:table-cell>
          </table:table-row>
          <table:table-row table:style-name="Tabelle28.1">
            <table:table-cell table:style-name="Tabelle28.A3" office:value-type="string">
              <text:p text:style-name="P120"><text:span text:style-name="Code_20_Small1"><text:span text:style-name="T26">String</text:span></text:span></text:p>
            </table:table-cell>
            <table:table-cell table:style-name="Tabelle28.A3" office:value-type="string">
              <text:p text:style-name="P124"><text:a xlink:type="simple" xlink:href="#r36"><text:span text:style-name="Code2"><text:span text:style-name="T43">REMOTE_USER</text:span></text:span></text:a></text:p>
              <text:p text:style-name="P125"><text:span text:style-name="Code2"><text:span text:style-name="T26">HttpServletRequest</text:span></text:span><text:span text:style-name="Default_20_Paragraph_20_Font"><text:span text:style-name="T33"> attribute specifying the name of the authenticated user.</text:span></text:span></text:p>
            </table:table-cell>
            <table:table-cell table:style-name="Tabelle28.C3" office:value-type="string">
              <text:p text:style-name="P121"><text:span text:style-name="Page_20_Reference_20_Font"><text:span text:style-name="T26"><text:bookmark-ref text:reference-format="page" text:ref-name="r36"/></text:span></text:span></text:p>
            </table:table-cell>
          </table:table-row>
        </table:table>
        <text:p text:style-name="P74"/>
        <table:table table:name="Tabelle29" table:style-name="Tabelle29">
          <table:table-column table:style-name="Tabelle29.A"/>
          <table:table-column table:style-name="Tabelle29.B"/>
          <table:table-column table:style-name="Tabelle29.C"/>
          <table:table-row table:style-name="Tabelle29.1">
            <table:table-cell table:style-name="Tabelle29.A1" table:number-columns-spanned="2" office:value-type="string">
              <text:p text:style-name="P118"><text:span text:style-name="Summary_20_Heading_20_Font2"><text:span text:style-name="T26">Method Summary</text:span></text:span></text:p>
            </table:table-cell>
            <table:covered-table-cell/>
            <table:table-cell table:style-name="Tabelle29.A1" office:value-type="string">
              <text:p text:style-name="P119"><text:span text:style-name="Page_20_Reference_20_Font"><text:span text:style-name="T32">Page</text:span></text:span></text:p>
            </table:table-cell>
          </table:table-row>
          <table:table-row table:style-name="Tabelle29.1">
            <table:table-cell table:style-name="Tabelle29.A2" office:value-type="string">
              <text:p text:style-name="P120"><text:span text:style-name="Code_20_Small1"><text:span text:style-name="T26">String</text:span></text:span></text:p>
            </table:table-cell>
            <table:table-cell table:style-name="Tabelle29.A2" office:value-type="string">
              <text:p text:style-name="P124"><text:a xlink:type="simple" xlink:href="#r41"><text:span text:style-name="Code2"><text:span text:style-name="T43">getMimeType</text:span></text:span></text:a><text:span text:style-name="Code2"><text:span text:style-name="T26">(String name)</text:span></text:span></text:p>
              <text:p text:style-name="P127">Maps a name to a MIME type.</text:p>
            </table:table-cell>
            <table:table-cell table:style-name="Tabelle29.C2" office:value-type="string">
              <text:p text:style-name="P121"><text:span text:style-name="Page_20_Reference_20_Font"><text:span text:style-name="T26"><text:bookmark-ref text:reference-format="page" text:ref-name="r41"/></text:span></text:span></text:p>
            </table:table-cell>
          </table:table-row>
          <table:table-row table:style-name="Tabelle29.1">
            <table:table-cell table:style-name="Tabelle29.A3" office:value-type="string">
              <text:p text:style-name="P120"><text:span text:style-name="Code_20_Small1"><text:span text:style-name="T26">URL</text:span></text:span></text:p>
            </table:table-cell>
            <table:table-cell table:style-name="Tabelle29.A3" office:value-type="string">
              <text:p text:style-name="P124"><text:a xlink:type="simple" xlink:href="#r40"><text:span text:style-name="Code2"><text:span text:style-name="T43">getResource</text:span></text:span></text:a><text:span text:style-name="Code2"><text:span text:style-name="T26">(String name)</text:span></text:span></text:p>
              <text:p text:style-name="P127">Maps a resource name to a URL.</text:p>
            </table:table-cell>
            <table:table-cell table:style-name="Tabelle29.C3" office:value-type="string">
              <text:p text:style-name="P121"><text:span text:style-name="Page_20_Reference_20_Font"><text:span text:style-name="T26"><text:bookmark-ref text:reference-format="page" text:ref-name="r40"/></text:span></text:span></text:p>
            </table:table-cell>
          </table:table-row>
          <table:table-row table:style-name="Tabelle29.1">
            <table:table-cell table:style-name="Tabelle29.A3" office:value-type="string">
              <text:p text:style-name="P120"><text:span text:style-name="Code_20_Small1"><text:span text:style-name="T26">boolean</text:span></text:span></text:p>
            </table:table-cell>
            <table:table-cell table:style-name="Tabelle29.A3" office:value-type="string">
              <text:p text:style-name="P124"><text:a xlink:type="simple" xlink:href="#r39"><text:span text:style-name="Code2"><text:span text:style-name="T43">handleSecurity</text:span></text:span></text:a><text:span text:style-name="Code2"><text:span text:style-name="T26">(HttpServletRequest request, HttpServletResponse response)</text:span></text:span></text:p>
              <text:p text:style-name="P127">Handles security for the specified request.</text:p>
            </table:table-cell>
            <table:table-cell table:style-name="Tabelle29.C3" office:value-type="string">
              <text:p text:style-name="P121"><text:span text:style-name="Page_20_Reference_20_Font"><text:span text:style-name="T26"><text:bookmark-ref text:reference-format="page" text:ref-name="r39"/></text:span></text:span></text:p>
            </table:table-cell>
          </table:table-row>
        </table:table>
        <text:p text:style-name="P68">Field Detail</text:p>
        <text:p text:style-name="P71"><text:bookmark text:name="r36"/>REMOTE_USER</text:p>
        <text:p text:style-name="P80"><text:span text:style-name="Code2">public static final String </text:span><text:span text:style-name="Code2"><text:span text:style-name="T52">REMOTE_USER</text:span></text:span><text:span text:style-name="Code2"> = "org.osgi.service.http.authentication.remote.user"</text:span></text:p>
        <text:p text:style-name="P102"><text:span text:style-name="Code2">HttpServletRequest</text:span><text:span text:style-name="Default_20_Paragraph_20_Font"><text:span text:style-name="T10"> attribute specifying the name of the authenticated user. The value of the attribute can be retrieved by </text:span></text:span><text:span text:style-name="Code2">HttpServletRequest.getRemoteUser</text:span><text:span text:style-name="Default_20_Paragraph_20_Font"><text:span text:style-name="T10">. This attribute name is </text:span></text:span><text:span text:style-name="Code2">org.osgi.service.http.authentication.remote.user</text:span><text:span text:style-name="Default_20_Paragraph_20_Font"><text:span text:style-name="T10">.</text:span></text:span></text:p>
        <text:p text:style-name="P106">Since:</text:p>
        <text:p text:style-name="P129">1.1</text:p>
        <text:p text:style-name="P130"/>
        <text:p text:style-name="P70"><text:bookmark text:name="r37"/>AUTHENTICATION_TYPE</text:p>
        <text:p text:style-name="P80"><text:span text:style-name="Code2">public static final String </text:span><text:span text:style-name="Code2"><text:span text:style-name="T52">AUTHENTICATION_TYPE</text:span></text:span><text:span text:style-name="Code2"> = "org.osgi.service.http.authentication.type"</text:span></text:p>
        <text:p text:style-name="P102"><text:span text:style-name="Code2">HttpServletRequest</text:span><text:span text:style-name="Default_20_Paragraph_20_Font"><text:span text:style-name="T10"> attribute specifying the scheme used in authentication. The value of the attribute can be retrieved by </text:span></text:span><text:span text:style-name="Code2">HttpServletRequest.getAuthType</text:span><text:span text:style-name="Default_20_Paragraph_20_Font"><text:span text:style-name="T10">. This attribute name is </text:span></text:span><text:span text:style-name="Code2">org.osgi.service.http.authentication.type</text:span><text:span text:style-name="Default_20_Paragraph_20_Font"><text:span text:style-name="T10">.</text:span></text:span></text:p>
        <text:p text:style-name="P106"><text:soft-page-break/>Since:</text:p>
        <text:p text:style-name="P129">1.1</text:p>
        <text:p text:style-name="P130"/>
        <text:p text:style-name="P70"><text:bookmark text:name="r38"/>AUTHORIZATION</text:p>
        <text:p text:style-name="P80"><text:span text:style-name="Code2">public static final String </text:span><text:span text:style-name="Code2"><text:span text:style-name="T52">AUTHORIZATION</text:span></text:span><text:span text:style-name="Code2"> = "org.osgi.service.useradmin.authorization"</text:span></text:p>
        <text:p text:style-name="P102"><text:span text:style-name="Code2">HttpServletRequest</text:span><text:span text:style-name="Default_20_Paragraph_20_Font"><text:span text:style-name="T10"> attribute specifying the </text:span></text:span><text:span text:style-name="Code2">Authorization</text:span><text:span text:style-name="Default_20_Paragraph_20_Font"><text:span text:style-name="T10"> object obtained from the </text:span></text:span><text:span text:style-name="Code2">org.osgi.service.useradmin.UserAdmin</text:span><text:span text:style-name="Default_20_Paragraph_20_Font"><text:span text:style-name="T10"> service. The value of the attribute can be retrieved by </text:span></text:span><text:span text:style-name="Code2">HttpServletRequest.getAttribute(HttpContext.AUTHORIZATION)</text:span><text:span text:style-name="Default_20_Paragraph_20_Font"><text:span text:style-name="T10">. This attribute name is </text:span></text:span><text:span text:style-name="Code2">org.osgi.service.useradmin.authorization</text:span><text:span text:style-name="Default_20_Paragraph_20_Font"><text:span text:style-name="T10">.</text:span></text:span></text:p>
        <text:p text:style-name="P106">Since:</text:p>
        <text:p text:style-name="P129">1.1</text:p>
        <text:p text:style-name="P68">Method Detail</text:p>
        <text:p text:style-name="P71"><text:bookmark text:name="r39"/>handleSecurity</text:p>
        <text:p text:style-name="P80"><text:span text:style-name="Code2">boolean </text:span><text:span text:style-name="Code2"><text:span text:style-name="T52">handleSecurity</text:span></text:span><text:span text:style-name="Code2">(HttpServletRequest request,<text:line-break/>                       HttpServletResponse response)<text:line-break/>                throws IOException</text:span></text:p>
        <text:p text:style-name="P108">Handles security for the specified request.</text:p>
        <text:p text:style-name="P108">The Http Service calls this method prior to servicing the specified request. This method controls whether the request is processed in the normal manner or an error is returned.</text:p>
        <text:p text:style-name="P107"><text:span text:style-name="T10">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10">. See also RFC 2617: </text:span></text:span><text:span text:style-name="Default_20_Paragraph_20_Font"><text:span text:style-name="T11">HTTP Authentication: Basic and Digest Access Authentication </text:span></text:span><text:span text:style-name="Default_20_Paragraph_20_Font"><text:span text:style-name="T10">(available at http://www.ietf.org/rfc/rfc2617.txt).</text:span></text:span></text:p>
        <text:p text:style-name="P107"><text:span text:style-name="T10">If the request requires a secure connection and the </text:span><text:span text:style-name="Code2">getScheme</text:span><text:span text:style-name="Default_20_Paragraph_20_Font"><text:span text:style-name="T10">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10">.</text:span></text:span></text:p>
        <text:p text:style-name="P107"><text:span text:style-name="T10">When this method returns </text:span><text:span text:style-name="Code2">false</text:span><text:span text:style-name="Default_20_Paragraph_20_Font"><text:span text:style-name="T10">, the Http Service will send the response back to the client, thereby completing the request. When this method returns </text:span></text:span><text:span text:style-name="Code2">true</text:span><text:span text:style-name="Default_20_Paragraph_20_Font"><text:span text:style-name="T10">, the Http Service will proceed with servicing the request.</text:span></text:span></text:p>
        <text:p text:style-name="P107"><text:span text:style-name="T10">If the specified request has been authenticated, this method must set the </text:span><text:a xlink:type="simple" xlink:href="#r37"><text:span text:style-name="Code2"><text:span text:style-name="T42">AUTHENTICATION_TYPE</text:span></text:span></text:a><text:span text:style-name="Default_20_Paragraph_20_Font"><text:span text:style-name="T10"> request attribute to the type of authentication used, and the </text:span></text:span><text:a xlink:type="simple" xlink:href="#r36"><text:span text:style-name="Code2"><text:span text:style-name="T42">REMOTE_USER</text:span></text:span></text:a><text:span text:style-name="Default_20_Paragraph_20_Font"><text:span text:style-name="T10"> request attribute to the remote user (request attributes are set using the </text:span></text:span><text:span text:style-name="Code2">setAttribute</text:span><text:span text:style-name="Default_20_Paragraph_20_Font"><text:span text:style-name="T10"> method on the request). If this method does not perform any authentication, it must not set these attributes.</text:span></text:span></text:p>
        <text:p text:style-name="P107"><text:span text:style-name="T10">If the authenticated user is also authorized to access certain resources, this method must set the </text:span><text:a xlink:type="simple" xlink:href="#r38"><text:span text:style-name="Code2"><text:span text:style-name="T42">AUTHORIZATION</text:span></text:span></text:a><text:span text:style-name="Default_20_Paragraph_20_Font"><text:span text:style-name="T10"> request attribute to the </text:span></text:span><text:span text:style-name="Code2">Authorization</text:span><text:span text:style-name="Default_20_Paragraph_20_Font"><text:span text:style-name="T10"> object obtained from the </text:span></text:span><text:span text:style-name="Code2">org.osgi.service.useradmin.UserAdmin</text:span><text:span text:style-name="Default_20_Paragraph_20_Font"><text:span text:style-name="T10"> service.</text:span></text:span></text:p>
        <text:p text:style-name="P102"><text:span text:style-name="T10">The servlet responsible for servicing the specified request determines the authentication type and remote user by calling the </text:span><text:span text:style-name="Code2">getAuthType</text:span><text:span text:style-name="Default_20_Paragraph_20_Font"><text:span text:style-name="T10"> and </text:span></text:span><text:span text:style-name="Code2">getRemoteUser</text:span><text:span text:style-name="Default_20_Paragraph_20_Font"><text:span text:style-name="T10"> methods, respectively, on the request.</text:span></text:span></text:p>
        <text:p text:style-name="P106">Parameters:</text:p>
        <text:p text:style-name="P128"><text:span text:style-name="Code2">request</text:span><text:span text:style-name="Default_20_Paragraph_20_Font"><text:span text:style-name="T10"> - the HTTP request</text:span></text:span></text:p>
        <text:p text:style-name="P128"><text:span text:style-name="Code2">response</text:span><text:span text:style-name="Default_20_Paragraph_20_Font"><text:span text:style-name="T10"> - the HTTP response</text:span></text:span></text:p>
        <text:p text:style-name="P106">Returns:</text:p>
        <text:p text:style-name="P128"><text:span text:style-name="Code2">true</text:span><text:span text:style-name="Default_20_Paragraph_20_Font"><text:span text:style-name="T10"> if the request should be serviced, </text:span></text:span><text:span text:style-name="Code2">false</text:span><text:span text:style-name="Default_20_Paragraph_20_Font"><text:span text:style-name="T10"> if the request should not be serviced and Http Service will send the response back to the client.</text:span></text:span></text:p>
        <text:p text:style-name="P106">Throws:</text:p>
        <text:p text:style-name="P128"><text:span text:style-name="Code2">IOException</text:span><text:span text:style-name="Default_20_Paragraph_20_Font"><text:span text:style-name="T10"> - may be thrown by this method. If this occurs, the Http Service will terminate the request and close the socket.</text:span></text:span></text:p>
        <text:p text:style-name="P130"><text:soft-page-break/></text:p>
        <text:p text:style-name="P70"><text:bookmark text:name="r40"/><text:soft-page-break/>getResource</text:p>
        <text:p text:style-name="P80"><text:span text:style-name="Code2">URL </text:span><text:span text:style-name="Code2"><text:span text:style-name="T52">getResource</text:span></text:span><text:span text:style-name="Code2">(String name)</text:span></text:p>
        <text:p text:style-name="P108">Maps a resource name to a URL.</text:p>
        <text:p text:style-name="P102"><text:span text:style-name="T10">Called by the Http Service to map a resource name to a URL. For servlet registrations, Http Service will call this method to support the </text:span><text:span text:style-name="Code2">ServletContext</text:span><text:span text:style-name="Default_20_Paragraph_20_Font"><text:span text:style-name="T10"> methods </text:span></text:span><text:span text:style-name="Code2">getResource</text:span><text:span text:style-name="Default_20_Paragraph_20_Font"><text:span text:style-name="T10"> and </text:span></text:span><text:span text:style-name="Code2">getResourceAsStream</text:span><text:span text:style-name="Default_20_Paragraph_20_Font"><text:span text:style-name="T10">. For resource registrations, Http Service will call this method to locate the named resource. The context can control from where resources come. For example, the resource can be mapped to a file in the bundle's persistent storage area via </text:span></text:span><text:span text:style-name="Code2">bundleContext.getDataFile(name).toURL()</text:span><text:span text:style-name="Default_20_Paragraph_20_Font"><text:span text:style-name="T10"> or to a resource in the context's bundle via </text:span></text:span><text:span text:style-name="Code2">getClass().getResource(name)</text:span></text:p>
        <text:p text:style-name="P106">Parameters:</text:p>
        <text:p text:style-name="P128"><text:span text:style-name="Code2">name</text:span><text:span text:style-name="Default_20_Paragraph_20_Font"><text:span text:style-name="T10"> - the name of the requested resource</text:span></text:span></text:p>
        <text:p text:style-name="P106">Returns:</text:p>
        <text:p text:style-name="P128"><text:span text:style-name="T10">URL that Http Service can use to read the resource or </text:span><text:span text:style-name="Code2">null</text:span><text:span text:style-name="Default_20_Paragraph_20_Font"><text:span text:style-name="T10"> if the resource does not exist.</text:span></text:span></text:p>
        <text:p text:style-name="P130"/>
        <text:p text:style-name="P70"><text:bookmark text:name="r41"/>getMimeType</text:p>
        <text:p text:style-name="P80"><text:span text:style-name="Code2">String </text:span><text:span text:style-name="Code2"><text:span text:style-name="T52">getMimeType</text:span></text:span><text:span text:style-name="Code2">(String name)</text:span></text:p>
        <text:p text:style-name="P102"><text:span text:style-name="T10">Maps a name to a MIME type. Called by the Http Service to determine the MIME type for the name. For servlet registrations, the Http Service will call this method to support the </text:span><text:span text:style-name="Code2">ServletContext</text:span><text:span text:style-name="Default_20_Paragraph_20_Font"><text:span text:style-name="T10"> method </text:span></text:span><text:span text:style-name="Code2">getMimeType</text:span><text:span text:style-name="Default_20_Paragraph_20_Font"><text:span text:style-name="T10">. For resource registrations, the Http Service will call this method to determine the MIME type for the Content-Type header in the response.</text:span></text:span></text:p>
        <text:p text:style-name="P106">Parameters:</text:p>
        <text:p text:style-name="P128"><text:span text:style-name="Code2">name</text:span><text:span text:style-name="Default_20_Paragraph_20_Font"><text:span text:style-name="T10"> - determine the MIME type for this name.</text:span></text:span></text:p>
        <text:p text:style-name="P106">Returns:</text:p>
        <text:p text:style-name="P128"><text:span text:style-name="T10">MIME type (e.g. text/html) of the name or </text:span><text:span text:style-name="Code2">null</text:span><text:span text:style-name="Default_20_Paragraph_20_Font"><text:span text:style-name="T10"> to indicate that the Http Service should determine the MIME type itself.</text:span></text:span></text:p>
        <text:p text:style-name="P64"><text:bookmark text:name="r53"/>Interface HttpService</text:p>
        <text:p text:style-name="P113"><text:a xlink:type="simple" xlink:href="#r26"><text:span text:style-name="T41">org.osgi.service.http</text:span></text:a></text:p>
        <text:p text:style-name="P101"/>
        <text:p text:style-name="P132"><text:span text:style-name="Code2">public interface </text:span><text:span text:style-name="Code2"><text:span text:style-name="T52">HttpService</text:span></text:span></text:p>
        <text:p text:style-name="P82">The Http Service allows other bundles in the OSGi environment to dynamically register resources and servlets into the URI namespace of Http Service. A bundle may later unregister its resources or servlets.</text:p>
        <text:p text:style-name="P115">See Also:</text:p>
        <text:p text:style-name="P105"><text:a xlink:type="simple" xlink:href="#r42"><text:span text:style-name="Code2"><text:span text:style-name="T42">HttpContext</text:span></text:span></text:a></text:p>
        <text:p text:style-name="P115">ThreadSafe</text:p>
        <text:p text:style-name="P117"/>
        <table:table table:name="Tabelle31" table:style-name="Tabelle31">
          <table:table-column table:style-name="Tabelle31.A"/>
          <table:table-column table:style-name="Tabelle31.B"/>
          <table:table-column table:style-name="Tabelle31.C"/>
          <table:table-row table:style-name="Tabelle31.1">
            <table:table-cell table:style-name="Tabelle31.A1" table:number-columns-spanned="2" office:value-type="string">
              <text:p text:style-name="P118"><text:span text:style-name="Summary_20_Heading_20_Font2"><text:span text:style-name="T26">Method Summary</text:span></text:span></text:p>
            </table:table-cell>
            <table:covered-table-cell/>
            <table:table-cell table:style-name="Tabelle31.A1" office:value-type="string">
              <text:p text:style-name="P119"><text:span text:style-name="Page_20_Reference_20_Font"><text:span text:style-name="T32">Page</text:span></text:span></text:p>
            </table:table-cell>
          </table:table-row>
          <table:table-row table:style-name="Tabelle31.1">
            <table:table-cell table:style-name="Tabelle31.A2" office:value-type="string">
              <text:p text:style-name="P122"><text:a xlink:type="simple" xlink:href="#r42"><text:span text:style-name="Code_20_Small1"><text:span text:style-name="T42">HttpContext</text:span></text:span></text:a></text:p>
            </table:table-cell>
            <table:table-cell table:style-name="Tabelle31.A2" office:value-type="string">
              <text:p text:style-name="P124"><text:a xlink:type="simple" xlink:href="#r46"><text:span text:style-name="Code2"><text:span text:style-name="T43">createDefaultHttpContext</text:span></text:span></text:a><text:span text:style-name="Code2"><text:span text:style-name="T26">()</text:span></text:span></text:p>
              <text:p text:style-name="P125"><text:span text:style-name="T34">Deprecated.</text:span><text:span text:style-name="T33"> </text:span><text:span text:style-name="T35">as of 1.3 with no replacement</text:span></text:p>
            </table:table-cell>
            <table:table-cell table:style-name="Tabelle31.C2" office:value-type="string">
              <text:p text:style-name="P121"><text:span text:style-name="Page_20_Reference_20_Font"><text:span text:style-name="T26"><text:bookmark-ref text:reference-format="page" text:ref-name="r46"/></text:span></text:span></text:p>
            </table:table-cell>
          </table:table-row>
          <table:table-row table:style-name="Tabelle31.1">
            <table:table-cell table:style-name="Tabelle31.A3" office:value-type="string">
              <text:p text:style-name="P120"><text:span text:style-name="Code_20_Small1"><text:span text:style-name="T26">Map&lt;String,String&gt;</text:span></text:span></text:p>
            </table:table-cell>
            <table:table-cell table:style-name="Tabelle31.A3" office:value-type="string">
              <text:p text:style-name="P123"><text:a xlink:type="simple" xlink:href="#r50"><text:span text:style-name="Code2"><text:span text:style-name="T43">getErrorLocations</text:span></text:span></text:a><text:span text:style-name="Code2"><text:span text:style-name="T26">()</text:span></text:span></text:p>
            </table:table-cell>
            <table:table-cell table:style-name="Tabelle31.C3" office:value-type="string">
              <text:p text:style-name="P121"><text:span text:style-name="Page_20_Reference_20_Font"><text:span text:style-name="T26"><text:bookmark-ref text:reference-format="page" text:ref-name="r50"/></text:span></text:span></text:p>
            </table:table-cell>
          </table:table-row>
          <table:table-row table:style-name="Tabelle31.1">
            <table:table-cell table:style-name="Tabelle31.A3" office:value-type="string">
              <text:p text:style-name="P122"><text:a xlink:type="simple" xlink:href="#r8"><text:span text:style-name="Code_20_Small1"><text:span text:style-name="T42">FilterDTO</text:span></text:span></text:a><text:span text:style-name="Code_20_Small1"><text:span text:style-name="T26">[]</text:span></text:span></text:p>
            </table:table-cell>
            <table:table-cell table:style-name="Tabelle31.A3" office:value-type="string">
              <text:p text:style-name="P123"><text:a xlink:type="simple" xlink:href="#r49"><text:span text:style-name="Code2"><text:span text:style-name="T43">getFilters</text:span></text:span></text:a><text:span text:style-name="Code2"><text:span text:style-name="T26">()</text:span></text:span></text:p>
            </table:table-cell>
            <table:table-cell table:style-name="Tabelle31.C3" office:value-type="string">
              <text:p text:style-name="P121"><text:span text:style-name="Page_20_Reference_20_Font"><text:span text:style-name="T26"><text:bookmark-ref text:reference-format="page" text:ref-name="r49"/></text:span></text:span></text:p>
            </table:table-cell>
          </table:table-row>
          <table:table-row table:style-name="Tabelle31.1">
            <table:table-cell table:style-name="Tabelle31.A3" office:value-type="string">
              <text:p text:style-name="P122"><text:a xlink:type="simple" xlink:href="#r12"><text:span text:style-name="Code_20_Small1"><text:span text:style-name="T42">ListenerDTO</text:span></text:span></text:a></text:p>
            </table:table-cell>
            <table:table-cell table:style-name="Tabelle31.A3" office:value-type="string">
              <text:p text:style-name="P123"><text:a xlink:type="simple" xlink:href="#r52"><text:span text:style-name="Code2"><text:span text:style-name="T43">getListeners</text:span></text:span></text:a><text:span text:style-name="Code2"><text:span text:style-name="T26">()</text:span></text:span></text:p>
            </table:table-cell>
            <table:table-cell table:style-name="Tabelle31.C3" office:value-type="string">
              <text:p text:style-name="P121"><text:span text:style-name="Page_20_Reference_20_Font"><text:span text:style-name="T26"><text:bookmark-ref text:reference-format="page" text:ref-name="r52"/></text:span></text:span></text:p>
            </table:table-cell>
          </table:table-row>
          <table:table-row table:style-name="Tabelle31.1">
            <table:table-cell table:style-name="Tabelle31.A3" office:value-type="string">
              <text:p text:style-name="P120"><text:span text:style-name="Code_20_Small1"><text:span text:style-name="T26">Map&lt;String,String&gt;</text:span></text:span></text:p>
            </table:table-cell>
            <table:table-cell table:style-name="Tabelle31.A3" office:value-type="string">
              <text:p text:style-name="P124"><text:a xlink:type="simple" xlink:href="#r48"><text:span text:style-name="Code2"><text:span text:style-name="T43">getResources</text:span></text:span></text:a><text:span text:style-name="Code2"><text:span text:style-name="T26">()</text:span></text:span></text:p>
              <text:p text:style-name="P127">Returns the registered resources as a map indexed by the resource alias with the resource prefixes being the values.</text:p>
            </table:table-cell>
            <table:table-cell table:style-name="Tabelle31.C3" office:value-type="string">
              <text:p text:style-name="P121"><text:span text:style-name="Page_20_Reference_20_Font"><text:span text:style-name="T26"><text:bookmark-ref text:reference-format="page" text:ref-name="r48"/></text:span></text:span></text:p>
            </table:table-cell>
          </table:table-row>
          <table:table-row table:style-name="Tabelle31.1">
            <table:table-cell table:style-name="Tabelle31.A3" office:value-type="string">
              <text:p text:style-name="P122"><text:a xlink:type="simple" xlink:href="#r18"><text:span text:style-name="Code_20_Small1"><text:span text:style-name="T42">ServletContextDTO</text:span></text:span></text:a></text:p>
            </table:table-cell>
            <table:table-cell table:style-name="Tabelle31.A3" office:value-type="string">
              <text:p text:style-name="P123"><text:a xlink:type="simple" xlink:href="#r51"><text:span text:style-name="Code2"><text:span text:style-name="T43">getServletContexts</text:span></text:span></text:a><text:span text:style-name="Code2"><text:span text:style-name="T26">()</text:span></text:span></text:p>
            </table:table-cell>
            <table:table-cell table:style-name="Tabelle31.C3" office:value-type="string">
              <text:p text:style-name="P121"><text:span text:style-name="Page_20_Reference_20_Font"><text:span text:style-name="T26"><text:bookmark-ref text:reference-format="page" text:ref-name="r51"/></text:span></text:span></text:p>
            </table:table-cell>
          </table:table-row>
          <table:table-row table:style-name="Tabelle31.1">
            <table:table-cell table:style-name="Tabelle31.A3" office:value-type="string">
              <text:p text:style-name="P122"><text:a xlink:type="simple" xlink:href="#r24"><text:span text:style-name="Code_20_Small1"><text:span text:style-name="T42">ServletDTO</text:span></text:span></text:a><text:span text:style-name="Code_20_Small1"><text:span text:style-name="T26">[]</text:span></text:span></text:p>
            </table:table-cell>
            <table:table-cell table:style-name="Tabelle31.A3" office:value-type="string">
              <text:p text:style-name="P123"><text:a xlink:type="simple" xlink:href="#r47"><text:span text:style-name="Code2"><text:span text:style-name="T43">getServlets</text:span></text:span></text:a><text:span text:style-name="Code2"><text:span text:style-name="T26">()</text:span></text:span></text:p>
            </table:table-cell>
            <table:table-cell table:style-name="Tabelle31.C3" office:value-type="string">
              <text:p text:style-name="P121"><text:span text:style-name="Page_20_Reference_20_Font"><text:span text:style-name="T26"><text:bookmark-ref text:reference-format="page" text:ref-name="r47"/></text:span></text:span></text:p>
            </table:table-cell>
          </table:table-row>
          <table:table-row table:style-name="Tabelle31.1">
            <table:table-cell table:style-name="Tabelle31.A3" office:value-type="string">
              <text:p text:style-name="P120"><text:span text:style-name="Code_20_Small1"><text:span text:style-name="T26">void</text:span></text:span></text:p>
            </table:table-cell>
            <table:table-cell table:style-name="Tabelle31.A3" office:value-type="string">
              <text:p text:style-name="P124"><text:a xlink:type="simple" xlink:href="#r44"><text:span text:style-name="Code2"><text:span text:style-name="T43">registerResources</text:span></text:span></text:a><text:span text:style-name="Code2"><text:span text:style-name="T26">(String alias, String name, </text:span></text:span><text:a xlink:type="simple" xlink:href="#r42"><text:span text:style-name="Code2"><text:span text:style-name="T42">HttpContext</text:span></text:span></text:a><text:span text:style-name="Code2"><text:span text:style-name="T26"> context)</text:span></text:span></text:p>
              <text:p text:style-name="P126"><text:span text:style-name="T34">Deprecated.</text:span><text:span text:style-name="T33"> </text:span><text:span text:style-name="T35">as of 1.3, use the whiteboard pattern registration of resources: Register a </text:span><text:a xlink:type="simple" xlink:href="#r62"><text:span text:style-name="Code2"><text:span text:style-name="T45">Resource</text:span></text:span></text:a><text:span text:style-name="Default_20_Paragraph_20_Font"><text:span text:style-name="T35"> instance as a service of type </text:span></text:span><text:span text:style-name="Code2"><text:span text:style-name="T36">javax.servlet.Servlet</text:span></text:span><text:span text:style-name="Default_20_Paragraph_20_Font"><text:span text:style-name="T35"> adding at least the </text:span></text:span><text:a xlink:type="simple" xlink:href="#r30"><text:span text:style-name="Code2"><text:span text:style-name="T45">HttpConstants.HTTP_WHITEBOARD_PATH</text:span></text:span></text:a><text:span text:style-name="Default_20_Paragraph_20_Font"><text:span text:style-name="T35"> and </text:span></text:span><text:a xlink:type="simple" xlink:href="#r33"><text:span text:style-name="Code2"><text:span text:style-name="T45">HttpConstants.HTTP_WHITEBOARD_PREFIX</text:span></text:span></text:a><text:span text:style-name="Default_20_Paragraph_20_Font"><text:span text:style-name="T35"> service registration properties.</text:span></text:span></text:p>
            </table:table-cell>
            <table:table-cell table:style-name="Tabelle31.C3" office:value-type="string">
              <text:p text:style-name="P121"><text:span text:style-name="Page_20_Reference_20_Font"><text:span text:style-name="T26"><text:bookmark-ref text:reference-format="page" text:ref-name="r44"/></text:span></text:span></text:p>
            </table:table-cell>
          </table:table-row>
          <table:table-row table:style-name="Tabelle31.1">
            <table:table-cell table:style-name="Tabelle31.A3" office:value-type="string">
              <text:p text:style-name="P120"><text:span text:style-name="Code_20_Small1"><text:span text:style-name="T26">void</text:span></text:span></text:p>
            </table:table-cell>
            <table:table-cell table:style-name="Tabelle31.A3" office:value-type="string">
              <text:p text:style-name="P124"><text:a xlink:type="simple" xlink:href="#r43"><text:span text:style-name="Code2"><text:span text:style-name="T43">registerServlet</text:span></text:span></text:a><text:span text:style-name="Code2"><text:span text:style-name="T26">(String alias, Servlet servlet, Dictionary&lt;String,String&gt; initparams, </text:span></text:span><text:a xlink:type="simple" xlink:href="#r42"><text:span text:style-name="Code2"><text:span text:style-name="T42">HttpContext</text:span></text:span></text:a><text:span text:style-name="Code2"><text:span text:style-name="T26"> context)</text:span></text:span></text:p>
              <text:p text:style-name="P126"><text:span text:style-name="T34">Deprecated.</text:span><text:span text:style-name="T33"> </text:span><text:span text:style-name="T35">as of 1.3, use the whiteboard pattern registration of servlets: Register the servlet as a service of type </text:span><text:span text:style-name="Code2"><text:span text:style-name="T36">javax.servlet.Servlet</text:span></text:span><text:span text:style-name="Default_20_Paragraph_20_Font"><text:span text:style-name="T35"> adding at least the </text:span></text:span><text:a xlink:type="simple" xlink:href="#r30"><text:span text:style-name="Code2"><text:span text:style-name="T45">HttpConstants.HTTP_WHITEBOARD_PATH</text:span></text:span></text:a><text:span text:style-name="Default_20_Paragraph_20_Font"><text:span text:style-name="T35"> service registration property.</text:span></text:span></text:p>
            </table:table-cell>
            <table:table-cell table:style-name="Tabelle31.C3" office:value-type="string">
              <text:p text:style-name="P121"><text:span text:style-name="Page_20_Reference_20_Font"><text:span text:style-name="T26"><text:bookmark-ref text:reference-format="page" text:ref-name="r43"/></text:span></text:span></text:p>
            </table:table-cell>
          </table:table-row>
          <table:table-row table:style-name="Tabelle31.1">
            <table:table-cell table:style-name="Tabelle31.A3" office:value-type="string">
              <text:p text:style-name="P120"><text:span text:style-name="Code_20_Small1"><text:span text:style-name="T26">void</text:span></text:span></text:p>
            </table:table-cell>
            <table:table-cell table:style-name="Tabelle31.A3" office:value-type="string">
              <text:p text:style-name="P124"><text:a xlink:type="simple" xlink:href="#r45"><text:span text:style-name="Code2"><text:span text:style-name="T43">unregister</text:span></text:span></text:a><text:span text:style-name="Code2"><text:span text:style-name="T26">(String alias)</text:span></text:span></text:p>
              <text:p text:style-name="P126"><text:span text:style-name="T34">Deprecated.</text:span><text:span text:style-name="T33"> </text:span><text:span text:style-name="T35">as of 1.3 this method can only unregister servlets and resource registered through the deprecated </text:span><text:a xlink:type="simple" xlink:href="#r43"><text:span text:style-name="Code2"><text:span text:style-name="T45">registerServlet(String, Servlet, Dictionary, HttpContext)</text:span></text:span></text:a><text:span text:style-name="Default_20_Paragraph_20_Font"><text:span text:style-name="T35"> and </text:span></text:span><text:a xlink:type="simple" xlink:href="#r44"><text:span text:style-name="Code2"><text:span text:style-name="T45">registerResources(String, String, HttpContext)</text:span></text:span></text:a><text:span text:style-name="Default_20_Paragraph_20_Font"><text:span text:style-name="T35"> methods.</text:span></text:span></text:p>
            </table:table-cell>
            <table:table-cell table:style-name="Tabelle31.C3" office:value-type="string">
              <text:p text:style-name="P121"><text:span text:style-name="Page_20_Reference_20_Font"><text:span text:style-name="T26"><text:bookmark-ref text:reference-format="page" text:ref-name="r45"/></text:span></text:span></text:p>
            </table:table-cell>
          </table:table-row>
        </table:table>
        <text:p text:style-name="P68">Method Detail</text:p>
        <text:p text:style-name="P71"><text:bookmark text:name="r43"/>registerServlet</text:p>
        <text:p text:style-name="P80"><text:span text:style-name="Code_20_Small1">@Deprecated<text:line-break/></text:span><text:span text:style-name="Code2">void </text:span><text:span text:style-name="Code2"><text:span text:style-name="T52">registerServlet</text:span></text:span><text:span text:style-name="Code2">(String alias,<text:line-break/>                     Servlet servlet,<text:line-break/>                     Dictionary&lt;String,String&gt; initparams,<text:line-break/>                     </text:span><text:a xlink:type="simple" xlink:href="#r42"><text:span text:style-name="Code2"><text:span text:style-name="T42">HttpContext</text:span></text:span></text:a><text:span text:style-name="Code2"> context)<text:line-break/>              throws ServletException,<text:line-break/>                     </text:span><text:a xlink:type="simple" xlink:href="#r59"><text:span text:style-name="Code2"><text:span text:style-name="T42">NamespaceException</text:span></text:span></text:a></text:p>
        <text:p text:style-name="P102"><text:span text:style-name="T12">Deprecated.</text:span><text:span text:style-name="T10"> </text:span><text:span text:style-name="T11">as of 1.3, use the whiteboard pattern registration of servlets: Register the servlet as a service of type </text:span><text:span text:style-name="Code2"><text:span text:style-name="T24">javax.servlet.Servlet</text:span></text:span><text:span text:style-name="Default_20_Paragraph_20_Font"><text:span text:style-name="T11"> adding at least the </text:span></text:span><text:a xlink:type="simple" xlink:href="#r30"><text:span text:style-name="Code2"><text:span text:style-name="T45">HttpConstants.HTTP_WHITEBOARD_PATH</text:span></text:span></text:a><text:span text:style-name="Default_20_Paragraph_20_Font"><text:span text:style-name="T11"> service registration property.</text:span></text:span></text:p>
        <text:p text:style-name="P108"><text:soft-page-break/>Registers a servlet into the URI namespace.</text:p>
        <text:p text:style-name="P108">The alias is the name in the URI namespace of the Http Service at which the registration will be mapped.</text:p>
        <text:p text:style-name="P108">An alias must begin with slash ('/') and must not end with slash ('/'), with the exception that an alias of the form "/" is used to denote the root alias. See the specification text for details on how HTTP requests are mapped to servlet and resource registrations.</text:p>
        <text:p text:style-name="P107"><text:span text:style-name="T10">The Http Service will call the servlet's </text:span><text:span text:style-name="Code2">init</text:span><text:span text:style-name="Default_20_Paragraph_20_Font"><text:span text:style-name="T10"> method before returning.</text:span></text:span></text:p>
        <text:p text:style-name="P109"> httpService.registerServlet("/myservlet", servlet, initparams, context);</text:p>
        <text:p text:style-name="P102"><text:span text:style-name="T10">Servlets registered with the same </text:span><text:span text:style-name="Code2">HttpContext</text:span><text:span text:style-name="Default_20_Paragraph_20_Font"><text:span text:style-name="T10"> object will share the same </text:span></text:span><text:span text:style-name="Code2">ServletContext</text:span><text:span text:style-name="Default_20_Paragraph_20_Font"><text:span text:style-name="T10">. The Http Service will call the </text:span></text:span><text:span text:style-name="Code2">context</text:span><text:span text:style-name="Default_20_Paragraph_20_Font"><text:span text:style-name="T10"> argument to support the </text:span></text:span><text:span text:style-name="Code2">ServletContext</text:span><text:span text:style-name="Default_20_Paragraph_20_Font"><text:span text:style-name="T10"> methods </text:span></text:span><text:span text:style-name="Code2">getResource</text:span><text:span text:style-name="Default_20_Paragraph_20_Font"><text:span text:style-name="T10">,</text:span></text:span><text:span text:style-name="Code2">getResourceAsStream</text:span><text:span text:style-name="Default_20_Paragraph_20_Font"><text:span text:style-name="T10"> and </text:span></text:span><text:span text:style-name="Code2">getMimeType</text:span><text:span text:style-name="Default_20_Paragraph_20_Font"><text:span text:style-name="T10">, and to handle security for requests. If the </text:span></text:span><text:span text:style-name="Code2">context</text:span><text:span text:style-name="Default_20_Paragraph_20_Font"><text:span text:style-name="T10"> argument is </text:span></text:span><text:span text:style-name="Code2">null</text:span><text:span text:style-name="Default_20_Paragraph_20_Font"><text:span text:style-name="T10">, a default </text:span></text:span><text:span text:style-name="Code2">HttpContext</text:span><text:span text:style-name="Default_20_Paragraph_20_Font"><text:span text:style-name="T10"> object is used (see </text:span></text:span><text:a xlink:type="simple" xlink:href="#r46"><text:span text:style-name="Code2"><text:span text:style-name="T42">createDefaultHttpContext()</text:span></text:span></text:a><text:span text:style-name="Default_20_Paragraph_20_Font"><text:span text:style-name="T10">).</text:span></text:span></text:p>
        <text:p text:style-name="P106">Parameters:</text:p>
        <text:p text:style-name="P128"><text:span text:style-name="Code2">alias</text:span><text:span text:style-name="Default_20_Paragraph_20_Font"><text:span text:style-name="T10"> - name in the URI namespace at which the servlet is registered</text:span></text:span></text:p>
        <text:p text:style-name="P128"><text:span text:style-name="Code2">servlet</text:span><text:span text:style-name="Default_20_Paragraph_20_Font"><text:span text:style-name="T10"> - the servlet object to register</text:span></text:span></text:p>
        <text:p text:style-name="P128"><text:span text:style-name="Code2">initparams</text:span><text:span text:style-name="Default_20_Paragraph_20_Font"><text:span text:style-name="T10"> - initialization arguments for the servlet or </text:span></text:span><text:span text:style-name="Code2">null</text:span><text:span text:style-name="Default_20_Paragraph_20_Font"><text:span text:style-name="T10"> if there are none. This argument is used by the servlet's </text:span></text:span><text:span text:style-name="Code2">ServletConfig</text:span><text:span text:style-name="Default_20_Paragraph_20_Font"><text:span text:style-name="T10"> object.</text:span></text:span></text:p>
        <text:p text:style-name="P128"><text:span text:style-name="Code2">context</text:span><text:span text:style-name="Default_20_Paragraph_20_Font"><text:span text:style-name="T10"> - the </text:span></text:span><text:span text:style-name="Code2">HttpContext</text:span><text:span text:style-name="Default_20_Paragraph_20_Font"><text:span text:style-name="T10"> object for the registered servlet, or </text:span></text:span><text:span text:style-name="Code2">null</text:span><text:span text:style-name="Default_20_Paragraph_20_Font"><text:span text:style-name="T10"> if a default </text:span></text:span><text:span text:style-name="Code2">HttpContext</text:span><text:span text:style-name="Default_20_Paragraph_20_Font"><text:span text:style-name="T10"> is to be created and used.</text:span></text:span></text:p>
        <text:p text:style-name="P106">Throws:</text:p>
        <text:p text:style-name="P128"><text:span text:style-name="Code2">ServletException</text:span><text:span text:style-name="Default_20_Paragraph_20_Font"><text:span text:style-name="T10"> - if the servlet's </text:span></text:span><text:span text:style-name="Code2">init</text:span><text:span text:style-name="Default_20_Paragraph_20_Font"><text:span text:style-name="T10"> method throws an exception, or the given servlet object has already been registered at a different alias.</text:span></text:span></text:p>
        <text:p text:style-name="P128"><text:a xlink:type="simple" xlink:href="#r59"><text:span text:style-name="Code2"><text:span text:style-name="T42">NamespaceException</text:span></text:span></text:a><text:span text:style-name="Default_20_Paragraph_20_Font"><text:span text:style-name="T10"> - if the registration fails because the alias is already in use.</text:span></text:span></text:p>
        <text:p text:style-name="P128"><text:span text:style-name="Code2">IllegalArgumentException</text:span><text:span text:style-name="Default_20_Paragraph_20_Font"><text:span text:style-name="T10"> - if any of the arguments are invalid</text:span></text:span></text:p>
        <text:p text:style-name="P130"/>
        <text:p text:style-name="P70"><text:bookmark text:name="r44"/>registerResources</text:p>
        <text:p text:style-name="P80"><text:span text:style-name="Code2">void </text:span><text:span text:style-name="Code2"><text:span text:style-name="T52">registerResources</text:span></text:span><text:span text:style-name="Code2">(String alias,<text:line-break/>                       String name,<text:line-break/>                       </text:span><text:a xlink:type="simple" xlink:href="#r42"><text:span text:style-name="Code2"><text:span text:style-name="T42">HttpContext</text:span></text:span></text:a><text:span text:style-name="Code2"> context)<text:line-break/>                throws </text:span><text:a xlink:type="simple" xlink:href="#r59"><text:span text:style-name="Code2"><text:span text:style-name="T42">NamespaceException</text:span></text:span></text:a></text:p>
        <text:p text:style-name="P102"><text:span text:style-name="T12">Deprecated.</text:span><text:span text:style-name="T10"> </text:span><text:span text:style-name="T11">as of 1.3, use the whiteboard pattern registration of resources: Register a </text:span><text:a xlink:type="simple" xlink:href="#r62"><text:span text:style-name="Code2"><text:span text:style-name="T45">Resource</text:span></text:span></text:a><text:span text:style-name="Default_20_Paragraph_20_Font"><text:span text:style-name="T11"> instance as a service of type </text:span></text:span><text:span text:style-name="Code2"><text:span text:style-name="T24">javax.servlet.Servlet</text:span></text:span><text:span text:style-name="Default_20_Paragraph_20_Font"><text:span text:style-name="T11"> adding at least the </text:span></text:span><text:a xlink:type="simple" xlink:href="#r30"><text:span text:style-name="Code2"><text:span text:style-name="T45">HttpConstants.HTTP_WHITEBOARD_PATH</text:span></text:span></text:a><text:span text:style-name="Default_20_Paragraph_20_Font"><text:span text:style-name="T11"> and </text:span></text:span><text:a xlink:type="simple" xlink:href="#r33"><text:span text:style-name="Code2"><text:span text:style-name="T45">HttpConstants.HTTP_WHITEBOARD_PREFIX</text:span></text:span></text:a><text:span text:style-name="Default_20_Paragraph_20_Font"><text:span text:style-name="T11"> service registration properties.</text:span></text:span></text:p>
        <text:p text:style-name="P108">Registers resources into the URI namespace.</text:p>
        <text:p text:style-name="P108">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108">For example, suppose the resource name /tmp is registered to the alias /files. A request for /files/foo.txt will map to the resource name /tmp/foo.txt.</text:p>
        <text:p text:style-name="P109"> httpservice.registerResources("/files", "/tmp", context);</text:p>
        <text:p text:style-name="P102"><text:span text:style-name="T10">The Http Service will call the </text:span><text:span text:style-name="Code2">HttpContext</text:span><text:span text:style-name="Default_20_Paragraph_20_Font"><text:span text:style-name="T10"> argument to map resource names to URLs and MIME types and to handle security for requests. If the </text:span></text:span><text:span text:style-name="Code2">HttpContext</text:span><text:span text:style-name="Default_20_Paragraph_20_Font"><text:span text:style-name="T10"> argument is </text:span></text:span><text:span text:style-name="Code2">null</text:span><text:span text:style-name="Default_20_Paragraph_20_Font"><text:span text:style-name="T10">, a default </text:span></text:span><text:span text:style-name="Code2">HttpContext</text:span><text:span text:style-name="Default_20_Paragraph_20_Font"><text:span text:style-name="T10"> is used (see </text:span></text:span><text:a xlink:type="simple" xlink:href="#r46"><text:span text:style-name="Code2"><text:span text:style-name="T42">createDefaultHttpContext()</text:span></text:span></text:a><text:span text:style-name="Default_20_Paragraph_20_Font"><text:span text:style-name="T10">).</text:span></text:span></text:p>
        <text:p text:style-name="P106">Parameters:</text:p>
        <text:p text:style-name="P128"><text:span text:style-name="Code2">alias</text:span><text:span text:style-name="Default_20_Paragraph_20_Font"><text:span text:style-name="T10"> - name in the URI namespace at which the resources are registered</text:span></text:span></text:p>
        <text:p text:style-name="P128"><text:span text:style-name="Code2">name</text:span><text:span text:style-name="Default_20_Paragraph_20_Font"><text:span text:style-name="T10"> - the base name of the resources that will be registered</text:span></text:span></text:p>
        <text:p text:style-name="P128"><text:span text:style-name="Code2">context</text:span><text:span text:style-name="Default_20_Paragraph_20_Font"><text:span text:style-name="T10"> - the </text:span></text:span><text:span text:style-name="Code2">HttpContext</text:span><text:span text:style-name="Default_20_Paragraph_20_Font"><text:span text:style-name="T10"> object for the registered resources, or </text:span></text:span><text:span text:style-name="Code2">null</text:span><text:span text:style-name="Default_20_Paragraph_20_Font"><text:span text:style-name="T10"> if a default </text:span></text:span><text:span text:style-name="Code2">HttpContext</text:span><text:span text:style-name="Default_20_Paragraph_20_Font"><text:span text:style-name="T10"> is to be created and used.</text:span></text:span></text:p>
        <text:p text:style-name="P106">Throws:</text:p>
        <text:p text:style-name="P128"><text:a xlink:type="simple" xlink:href="#r59"><text:span text:style-name="Code2"><text:span text:style-name="T42">NamespaceException</text:span></text:span></text:a><text:span text:style-name="Default_20_Paragraph_20_Font"><text:span text:style-name="T10"> - if the registration fails because the alias is already in use.</text:span></text:span></text:p>
        <text:p text:style-name="P128"><text:soft-page-break/><text:span text:style-name="Code2">IllegalArgumentException</text:span><text:span text:style-name="Default_20_Paragraph_20_Font"><text:span text:style-name="T10"> - if any of the parameters are invalid</text:span></text:span></text:p>
        <text:p text:style-name="P130"/>
        <text:p text:style-name="P70"><text:bookmark text:name="r45"/>unregister</text:p>
        <text:p text:style-name="P80"><text:span text:style-name="Code_20_Small1">@Deprecated<text:line-break/></text:span><text:span text:style-name="Code2">void </text:span><text:span text:style-name="Code2"><text:span text:style-name="T52">unregister</text:span></text:span><text:span text:style-name="Code2">(String alias)</text:span></text:p>
        <text:p text:style-name="P102"><text:span text:style-name="T12">Deprecated.</text:span><text:span text:style-name="T10"> </text:span><text:span text:style-name="T11">as of 1.3 this method can only unregister servlets and resource registered through the deprecated </text:span><text:a xlink:type="simple" xlink:href="#r43"><text:span text:style-name="Code2"><text:span text:style-name="T45">registerServlet(String, Servlet, Dictionary, HttpContext)</text:span></text:span></text:a><text:span text:style-name="Default_20_Paragraph_20_Font"><text:span text:style-name="T11"> and </text:span></text:span><text:a xlink:type="simple" xlink:href="#r44"><text:span text:style-name="Code2"><text:span text:style-name="T45">registerResources(String, String, HttpContext)</text:span></text:span></text:a><text:span text:style-name="Default_20_Paragraph_20_Font"><text:span text:style-name="T11"> methods.</text:span></text:span></text:p>
        <text:p text:style-name="P107"><text:span text:style-name="T10">Unregisters a previous registration done by </text:span><text:span text:style-name="Code2">registerServlet</text:span><text:span text:style-name="Default_20_Paragraph_20_Font"><text:span text:style-name="T10"> or </text:span></text:span><text:span text:style-name="Code2">registerResources</text:span><text:span text:style-name="Default_20_Paragraph_20_Font"><text:span text:style-name="T10"> methods.</text:span></text:span></text:p>
        <text:p text:style-name="P107"><text:span text:style-name="T10">After this call, the registered alias in the URI name-space will no longer be available. If the registration was for a servlet, the Http Service must call the </text:span><text:span text:style-name="Code2">destroy</text:span><text:span text:style-name="Default_20_Paragraph_20_Font"><text:span text:style-name="T10"> method of the servlet before returning.</text:span></text:span></text:p>
        <text:p text:style-name="P102"><text:span text:style-name="T10">If the bundle which performed the registration is stopped or otherwise "unget"s the Http Service without calling </text:span><text:a xlink:type="simple" xlink:href="#r45"><text:span text:style-name="Code2"><text:span text:style-name="T42">unregister(String)</text:span></text:span></text:a><text:span text:style-name="Default_20_Paragraph_20_Font"><text:span text:style-name="T10"> then Http Service must automatically unregister the registration. However, if the registration was for a servlet, the </text:span></text:span><text:span text:style-name="Code2">destroy</text:span><text:span text:style-name="Default_20_Paragraph_20_Font"><text:span text:style-name="T10"> method of the servlet will not be called in this case since the bundle may be stopped. </text:span></text:span><text:a xlink:type="simple" xlink:href="#r45"><text:span text:style-name="Code2"><text:span text:style-name="T42">unregister(String)</text:span></text:span></text:a><text:span text:style-name="Default_20_Paragraph_20_Font"><text:span text:style-name="T10"> must be explicitly called to cause the </text:span></text:span><text:span text:style-name="Code2">destroy</text:span><text:span text:style-name="Default_20_Paragraph_20_Font"><text:span text:style-name="T10"> method of the servlet to be called. This can be done in the </text:span></text:span><text:span text:style-name="Code2">BundleActivator.stop</text:span><text:span text:style-name="Default_20_Paragraph_20_Font"><text:span text:style-name="T10"> method of the bundle registering the servlet.</text:span></text:span></text:p>
        <text:p text:style-name="P106">Parameters:</text:p>
        <text:p text:style-name="P128"><text:span text:style-name="Code2">alias</text:span><text:span text:style-name="Default_20_Paragraph_20_Font"><text:span text:style-name="T10"> - name in the URI name-space of the registration to unregister</text:span></text:span></text:p>
        <text:p text:style-name="P106">Throws:</text:p>
        <text:p text:style-name="P128"><text:span text:style-name="Code2">IllegalArgumentException</text:span><text:span text:style-name="Default_20_Paragraph_20_Font"><text:span text:style-name="T10"> - if there is no registration for the alias or the calling bundle was not the bundle which registered the alias.</text:span></text:span></text:p>
        <text:p text:style-name="P130"/>
        <text:p text:style-name="P70"><text:bookmark text:name="r46"/>createDefaultHttpContext</text:p>
        <text:p text:style-name="P80"><text:a xlink:type="simple" xlink:href="#r42"><text:span text:style-name="Code2"><text:span text:style-name="T42">HttpContext</text:span></text:span></text:a><text:span text:style-name="Code2"> </text:span><text:span text:style-name="Code2"><text:span text:style-name="T52">createDefaultHttpContext</text:span></text:span><text:span text:style-name="Code2">()</text:span></text:p>
        <text:p text:style-name="P102"><text:span text:style-name="T12">Deprecated.</text:span><text:span text:style-name="T10"> </text:span><text:span text:style-name="T11">as of 1.3 with no replacement</text:span></text:p>
        <text:p text:style-name="P107"><text:span text:style-name="T10">Creates a default </text:span><text:span text:style-name="Code2">HttpContext</text:span><text:span text:style-name="Default_20_Paragraph_20_Font"><text:span text:style-name="T10"> for registering servlets or resources with the HttpService, a new </text:span></text:span><text:span text:style-name="Code2">HttpContext</text:span><text:span text:style-name="Default_20_Paragraph_20_Font"><text:span text:style-name="T10"> object is created each time this method is called.</text:span></text:span></text:p>
        <text:p text:style-name="P107"><text:span text:style-name="T10">The behavior of the methods on the default </text:span><text:span text:style-name="Code2">HttpContext</text:span><text:span text:style-name="Default_20_Paragraph_20_Font"><text:span text:style-name="T10"> is defined as follows:</text:span></text:span></text:p>
        <text:list xml:id="list2876314311137382454" text:style-name="RTF_5f_Num_20_2">
          <text:list-item>
            <text:p text:style-name="P77"><text:span text:style-name="Code2"><text:span text:style-name="T26">getMimeType</text:span></text:span><text:span text:style-name="Default_20_Paragraph_20_Font"><text:span text:style-name="T33"> - Does not define any customized MIME types for the Content-Type header in the response, and always returns </text:span></text:span><text:span text:style-name="Code2"><text:span text:style-name="T26">null</text:span></text:span><text:span text:style-name="Default_20_Paragraph_20_Font"><text:span text:style-name="T33">.</text:span></text:span></text:p>
          </text:list-item>
          <text:list-item>
            <text:p text:style-name="P77"><text:span text:style-name="Code2"><text:span text:style-name="T26">handleSecurity</text:span></text:span><text:span text:style-name="Default_20_Paragraph_20_Font"><text:span text:style-name="T33"> - Performs implementation-defined authentication on the request.</text:span></text:span></text:p>
          </text:list-item>
          <text:list-item>
            <text:p text:style-name="P78"><text:span text:style-name="Code2"><text:span text:style-name="T26">getResource</text:span></text:span><text:span text:style-name="Default_20_Paragraph_20_Font"><text:span text:style-name="T33"> - Assumes the named resource is in the context bundle; this method calls the context bundle's </text:span></text:span><text:span text:style-name="Code2"><text:span text:style-name="T26">Bundle.getResource</text:span></text:span><text:span text:style-name="Default_20_Paragraph_20_Font"><text:span text:style-name="T33"> method, and returns the appropriate URL to access the resource. On a Java runtime environment that supports permissions, the Http Service needs to be granted </text:span></text:span><text:span text:style-name="Code2"><text:span text:style-name="T26">org.osgi.framework.AdminPermission[*,RESOURCE]</text:span></text:span><text:span text:style-name="Default_20_Paragraph_20_Font"><text:span text:style-name="T33">.</text:span></text:span></text:p>
          </text:list-item>
        </text:list>
        <text:p text:style-name="P106">Returns:</text:p>
        <text:p text:style-name="P128"><text:span text:style-name="T10">a default </text:span><text:span text:style-name="Code2">HttpContext</text:span><text:span text:style-name="Default_20_Paragraph_20_Font"><text:span text:style-name="T10"> object.</text:span></text:span></text:p>
        <text:p text:style-name="P106">Since:</text:p>
        <text:p text:style-name="P129">1.1</text:p>
        <text:p text:style-name="P130"/>
        <text:p text:style-name="P70"><text:bookmark text:name="r47"/>getServlets</text:p>
        <text:p text:style-name="P80"><text:a xlink:type="simple" xlink:href="#r24"><text:span text:style-name="Code2"><text:span text:style-name="T42">ServletDTO</text:span></text:span></text:a><text:span text:style-name="Code2">[] </text:span><text:span text:style-name="Code2"><text:span text:style-name="T52">getServlets</text:span></text:span><text:span text:style-name="Code2">()</text:span></text:p>
        <text:p text:style-name="P106">Returns:</text:p>
        <text:p text:style-name="P128"><text:span text:style-name="T10">the registered servlets or </text:span><text:span text:style-name="Code2">null</text:span><text:span text:style-name="Default_20_Paragraph_20_Font"><text:span text:style-name="T10"> if no servlets are registered.</text:span></text:span></text:p>
        <text:p text:style-name="P106"><text:soft-page-break/>Since:</text:p>
        <text:p text:style-name="P129">1.3</text:p>
        <text:p text:style-name="P106"><text:soft-page-break/>See Also:</text:p>
        <text:p text:style-name="P128"><text:a xlink:type="simple" xlink:href="#r43"><text:span text:style-name="Code2"><text:span text:style-name="T42">registerServlet(String, Servlet, Dictionary, HttpContext)</text:span></text:span></text:a></text:p>
        <text:p text:style-name="P130"/>
        <text:p text:style-name="P70"><text:bookmark text:name="r48"/>getResources</text:p>
        <text:p text:style-name="P80"><text:span text:style-name="Code2">Map&lt;String,String&gt; </text:span><text:span text:style-name="Code2"><text:span text:style-name="T52">getResources</text:span></text:span><text:span text:style-name="Code2">()</text:span></text:p>
        <text:p text:style-name="P103">Returns the registered resources as a map indexed by the resource alias with the resource prefixes being the values.</text:p>
        <text:p text:style-name="P106">Returns:</text:p>
        <text:p text:style-name="P128"><text:span text:style-name="T10">the registered resources or </text:span><text:span text:style-name="Code2">null</text:span><text:span text:style-name="Default_20_Paragraph_20_Font"><text:span text:style-name="T10"> if no resources are registered.</text:span></text:span></text:p>
        <text:p text:style-name="P106">Since:</text:p>
        <text:p text:style-name="P129">1.3</text:p>
        <text:p text:style-name="P106">See Also:</text:p>
        <text:p text:style-name="P128"><text:a xlink:type="simple" xlink:href="#r44"><text:span text:style-name="Code2"><text:span text:style-name="T42">registerResources(String, String, HttpContext)</text:span></text:span></text:a></text:p>
        <text:p text:style-name="P130"/>
        <text:p text:style-name="P70"><text:bookmark text:name="r49"/>getFilters</text:p>
        <text:p text:style-name="P80"><text:a xlink:type="simple" xlink:href="#r8"><text:span text:style-name="Code2"><text:span text:style-name="T42">FilterDTO</text:span></text:span></text:a><text:span text:style-name="Code2">[] </text:span><text:span text:style-name="Code2"><text:span text:style-name="T52">getFilters</text:span></text:span><text:span text:style-name="Code2">()</text:span></text:p>
        <text:p text:style-name="P106">Returns:</text:p>
        <text:p text:style-name="P128"><text:span text:style-name="T10">the registered filters or </text:span><text:span text:style-name="Code2">null</text:span><text:span text:style-name="Default_20_Paragraph_20_Font"><text:span text:style-name="T10"> if no filters are registered.</text:span></text:span></text:p>
        <text:p text:style-name="P106">Since:</text:p>
        <text:p text:style-name="P129">1.3</text:p>
        <text:p text:style-name="P130"/>
        <text:p text:style-name="P70"><text:bookmark text:name="r50"/>getErrorLocations</text:p>
        <text:p text:style-name="P80"><text:span text:style-name="Code2">Map&lt;String,String&gt; </text:span><text:span text:style-name="Code2"><text:span text:style-name="T52">getErrorLocations</text:span></text:span><text:span text:style-name="Code2">()</text:span></text:p>
        <text:p text:style-name="P106">Returns:</text:p>
        <text:p text:style-name="P128"><text:span text:style-name="T10">defined error location mappings or </text:span><text:span text:style-name="Code2">null</text:span><text:span text:style-name="Default_20_Paragraph_20_Font"><text:span text:style-name="T10"> if no error location mappings have been registered.</text:span></text:span></text:p>
        <text:p text:style-name="P106">Since:</text:p>
        <text:p text:style-name="P129">1.3</text:p>
        <text:p text:style-name="P130"/>
        <text:p text:style-name="P70"><text:bookmark text:name="r51"/>getServletContexts</text:p>
        <text:p text:style-name="P80"><text:a xlink:type="simple" xlink:href="#r18"><text:span text:style-name="Code2"><text:span text:style-name="T42">ServletContextDTO</text:span></text:span></text:a><text:span text:style-name="Code2"> </text:span><text:span text:style-name="Code2"><text:span text:style-name="T52">getServletContexts</text:span></text:span><text:span text:style-name="Code2">()</text:span></text:p>
        <text:p text:style-name="P106">Returns:</text:p>
        <text:p text:style-name="P128"><text:span text:style-name="T10">the registered http contexts or </text:span><text:span text:style-name="Code2">null</text:span><text:span text:style-name="Default_20_Paragraph_20_Font"><text:span text:style-name="T10"> if no http context has been registered.</text:span></text:span></text:p>
        <text:p text:style-name="P106">Since:</text:p>
        <text:p text:style-name="P129">1.3</text:p>
        <text:p text:style-name="P130"/>
        <text:p text:style-name="P70"><text:bookmark text:name="r52"/>getListeners</text:p>
        <text:p text:style-name="P80"><text:a xlink:type="simple" xlink:href="#r12"><text:span text:style-name="Code2"><text:span text:style-name="T42">ListenerDTO</text:span></text:span></text:a><text:span text:style-name="Code2"> </text:span><text:span text:style-name="Code2"><text:span text:style-name="T52">getListeners</text:span></text:span><text:span text:style-name="Code2">()</text:span></text:p>
        <text:p text:style-name="P106">Returns:</text:p>
        <text:p text:style-name="P128"><text:span text:style-name="T10">the registered listeners or </text:span><text:span text:style-name="Code2">null</text:span><text:span text:style-name="Default_20_Paragraph_20_Font"><text:span text:style-name="T10"> if no listener has been registered.</text:span></text:span></text:p>
        <text:p text:style-name="P106">Since:</text:p>
        <text:p text:style-name="P129">1.3</text:p>
        <text:p text:style-name="P65"><text:bookmark text:name="r59"/>Class NamespaceException</text:p>
        <text:p text:style-name="P113"><text:a xlink:type="simple" xlink:href="#r26"><text:span text:style-name="T41">org.osgi.service.http</text:span></text:a></text:p>
        <text:p text:style-name="P100"><text:span text:style-name="Code2">java.lang.Object</text:span></text:p>
        <text:p text:style-name="P114"><text:span text:style-name="Code2">  </text:span><text:span text:style-name="Code2"><draw:frame draw:style-name="fr3" draw:name="Grafik9" text:anchor-type="as-char" svg:width="0.1563in" svg:height="0.1457in" draw:z-index="23"><draw:image xlink:href="Pictures/100002000000000F0000000E443DCD33.png" xlink:type="simple" xlink:show="embed" xlink:actuate="onLoad"/></draw:frame></text:span><text:span text:style-name="Code2">java.lang.Throwable</text:span></text:p>
        <text:p text:style-name="P114"><text:span text:style-name="Code2">      </text:span><text:span text:style-name="Code2"><draw:frame draw:style-name="fr3" draw:name="Grafik10" text:anchor-type="as-char" svg:width="0.1563in" svg:height="0.1457in" draw:z-index="24"><draw:image xlink:href="Pictures/100002000000000F0000000E443DCD33.png" xlink:type="simple" xlink:show="embed" xlink:actuate="onLoad"/></draw:frame></text:span><text:span text:style-name="Code2">java.lang.Exception</text:span></text:p>
        <text:p text:style-name="P73"><text:span text:style-name="Code2">          </text:span><text:span text:style-name="Code2"><draw:frame draw:style-name="fr3" draw:name="Grafik11" text:anchor-type="as-char" svg:width="0.1563in" svg:height="0.1457in" draw:z-index="27"><draw:image xlink:href="Pictures/100002000000000F0000000E443DCD33.png" xlink:type="simple" xlink:show="embed" xlink:actuate="onLoad"/></draw:frame></text:span><text:span text:style-name="Code2"><text:span text:style-name="T52">org.osgi.service.http.NamespaceException</text:span></text:span></text:p>
        <text:p text:style-name="P67">All Implemented Interfaces:</text:p>
        <text:p text:style-name="P104">Serializable</text:p>
        <text:p text:style-name="P101"/>
        <text:p text:style-name="P116"><text:span text:style-name="Code_20_Small1">@Deprecated<text:line-break/></text:span><text:span text:style-name="Code2">public class </text:span><text:span text:style-name="Code2"><text:span text:style-name="T52">NamespaceException</text:span></text:span></text:p>
        <text:p text:style-name="P80"><text:span text:style-name="Code2">extends Exception</text:span></text:p>
        <text:p text:style-name="P83">Deprecated.</text:p>
        <text:p text:style-name="P76">A NamespaceException is thrown to indicate an error with the caller's request to register a servlet or resources into the URI namespace of the Http Service. This exception indicates that the requested alias already is in use.</text:p>
        <text:p text:style-name="P117"/>
        <table:table table:name="Tabelle32" table:style-name="Tabelle32">
          <table:table-column table:style-name="Tabelle32.A"/>
          <table:table-column table:style-name="Tabelle32.B"/>
          <table:table-row table:style-name="Tabelle32.1">
            <table:table-cell table:style-name="Tabelle32.A1" office:value-type="string">
              <text:p text:style-name="P118"><text:span text:style-name="Summary_20_Heading_20_Font2"><text:span text:style-name="T26">Constructor Summary</text:span></text:span></text:p>
            </table:table-cell>
            <table:table-cell table:style-name="Tabelle32.A1" office:value-type="string">
              <text:p text:style-name="P119"><text:span text:style-name="Page_20_Reference_20_Font"><text:span text:style-name="T32">Page</text:span></text:span></text:p>
            </table:table-cell>
          </table:table-row>
          <table:table-row table:style-name="Tabelle32.1">
            <table:table-cell table:style-name="Tabelle32.A2" office:value-type="string">
              <text:p text:style-name="P124"><text:a xlink:type="simple" xlink:href="#r54"><text:span text:style-name="Code2"><text:span text:style-name="T43">NamespaceException</text:span></text:span></text:a><text:span text:style-name="Code2"><text:span text:style-name="T26">(String message)</text:span></text:span></text:p>
              <text:p text:style-name="P125"><text:span text:style-name="T33">Construct a </text:span><text:span text:style-name="Code2"><text:span text:style-name="T26">NamespaceException</text:span></text:span><text:span text:style-name="Default_20_Paragraph_20_Font"><text:span text:style-name="T33"> object with a detail message.</text:span></text:span></text:p>
            </table:table-cell>
            <table:table-cell table:style-name="Tabelle32.B2" office:value-type="string">
              <text:p text:style-name="P121"><text:span text:style-name="Page_20_Reference_20_Font"><text:span text:style-name="T26"><text:bookmark-ref text:reference-format="page" text:ref-name="r54"/></text:span></text:span></text:p>
            </table:table-cell>
          </table:table-row>
          <table:table-row table:style-name="Tabelle32.1">
            <table:table-cell table:style-name="Tabelle32.A3" office:value-type="string">
              <text:p text:style-name="P124"><text:a xlink:type="simple" xlink:href="#r55"><text:span text:style-name="Code2"><text:span text:style-name="T43">NamespaceException</text:span></text:span></text:a><text:span text:style-name="Code2"><text:span text:style-name="T26">(String message, Throwable cause)</text:span></text:span></text:p>
              <text:p text:style-name="P125"><text:span text:style-name="T33">Construct a </text:span><text:span text:style-name="Code2"><text:span text:style-name="T26">NamespaceException</text:span></text:span><text:span text:style-name="Default_20_Paragraph_20_Font"><text:span text:style-name="T33"> object with a detail message and a nested exception.</text:span></text:span></text:p>
            </table:table-cell>
            <table:table-cell table:style-name="Tabelle32.B3" office:value-type="string">
              <text:p text:style-name="P121"><text:span text:style-name="Page_20_Reference_20_Font"><text:span text:style-name="T26"><text:bookmark-ref text:reference-format="page" text:ref-name="r55"/></text:span></text:span></text:p>
            </table:table-cell>
          </table:table-row>
        </table:table>
        <text:p text:style-name="P74"/>
        <table:table table:name="Tabelle34" table:style-name="Tabelle34">
          <table:table-column table:style-name="Tabelle34.A"/>
          <table:table-column table:style-name="Tabelle34.B"/>
          <table:table-column table:style-name="Tabelle34.C"/>
          <table:table-row table:style-name="Tabelle34.1">
            <table:table-cell table:style-name="Tabelle34.A1" table:number-columns-spanned="2" office:value-type="string">
              <text:p text:style-name="P118"><text:span text:style-name="Summary_20_Heading_20_Font2"><text:span text:style-name="T26">Method Summary</text:span></text:span></text:p>
            </table:table-cell>
            <table:covered-table-cell/>
            <table:table-cell table:style-name="Tabelle34.A1" office:value-type="string">
              <text:p text:style-name="P119"><text:span text:style-name="Page_20_Reference_20_Font"><text:span text:style-name="T32">Page</text:span></text:span></text:p>
            </table:table-cell>
          </table:table-row>
          <table:table-row table:style-name="Tabelle34.1">
            <table:table-cell table:style-name="Tabelle34.A2" office:value-type="string">
              <text:p text:style-name="P120"><text:span text:style-name="Code_20_Small1"><text:span text:style-name="T26">Throwable</text:span></text:span></text:p>
            </table:table-cell>
            <table:table-cell table:style-name="Tabelle34.A2" office:value-type="string">
              <text:p text:style-name="P124"><text:a xlink:type="simple" xlink:href="#r57"><text:span text:style-name="Code2"><text:span text:style-name="T43">getCause</text:span></text:span></text:a><text:span text:style-name="Code2"><text:span text:style-name="T26">()</text:span></text:span></text:p>
              <text:p text:style-name="P125"><text:span text:style-name="T33">Returns the cause of this exception or </text:span><text:span text:style-name="Code2"><text:span text:style-name="T26">null</text:span></text:span><text:span text:style-name="Default_20_Paragraph_20_Font"><text:span text:style-name="T33"> if no cause was set.</text:span></text:span></text:p>
            </table:table-cell>
            <table:table-cell table:style-name="Tabelle34.C2" office:value-type="string">
              <text:p text:style-name="P121"><text:span text:style-name="Page_20_Reference_20_Font"><text:span text:style-name="T26"><text:bookmark-ref text:reference-format="page" text:ref-name="r57"/></text:span></text:span></text:p>
            </table:table-cell>
          </table:table-row>
          <table:table-row table:style-name="Tabelle34.1">
            <table:table-cell table:style-name="Tabelle34.A3" office:value-type="string">
              <text:p text:style-name="P120"><text:span text:style-name="Code_20_Small1"><text:span text:style-name="T26">Throwable</text:span></text:span></text:p>
            </table:table-cell>
            <table:table-cell table:style-name="Tabelle34.A3" office:value-type="string">
              <text:p text:style-name="P124"><text:a xlink:type="simple" xlink:href="#r56"><text:span text:style-name="Code2"><text:span text:style-name="T43">getException</text:span></text:span></text:a><text:span text:style-name="Code2"><text:span text:style-name="T26">()</text:span></text:span></text:p>
              <text:p text:style-name="P127">Returns the nested exception.</text:p>
            </table:table-cell>
            <table:table-cell table:style-name="Tabelle34.C3" office:value-type="string">
              <text:p text:style-name="P121"><text:span text:style-name="Page_20_Reference_20_Font"><text:span text:style-name="T26"><text:bookmark-ref text:reference-format="page" text:ref-name="r56"/></text:span></text:span></text:p>
            </table:table-cell>
          </table:table-row>
          <table:table-row table:style-name="Tabelle34.1">
            <table:table-cell table:style-name="Tabelle34.A3" office:value-type="string">
              <text:p text:style-name="P120"><text:span text:style-name="Code_20_Small1"><text:span text:style-name="T26">Throwable</text:span></text:span></text:p>
            </table:table-cell>
            <table:table-cell table:style-name="Tabelle34.A3" office:value-type="string">
              <text:p text:style-name="P124"><text:a xlink:type="simple" xlink:href="#r58"><text:span text:style-name="Code2"><text:span text:style-name="T43">initCause</text:span></text:span></text:a><text:span text:style-name="Code2"><text:span text:style-name="T26">(Throwable cause)</text:span></text:span></text:p>
              <text:p text:style-name="P127">Initializes the cause of this exception to the specified value.</text:p>
            </table:table-cell>
            <table:table-cell table:style-name="Tabelle34.C3" office:value-type="string">
              <text:p text:style-name="P121"><text:span text:style-name="Page_20_Reference_20_Font"><text:span text:style-name="T26"><text:bookmark-ref text:reference-format="page" text:ref-name="r58"/></text:span></text:span></text:p>
            </table:table-cell>
          </table:table-row>
        </table:table>
        <text:p text:style-name="P68">Constructor Detail</text:p>
        <text:p text:style-name="P71"><text:bookmark text:name="r54"/>NamespaceException</text:p>
        <text:p text:style-name="P80"><text:span text:style-name="Code2">public </text:span><text:span text:style-name="Code2"><text:span text:style-name="T52">NamespaceException</text:span></text:span><text:span text:style-name="Code2">(String message)</text:span></text:p>
        <text:p text:style-name="P102"><text:span text:style-name="T10">Construct a </text:span><text:span text:style-name="Code2">NamespaceException</text:span><text:span text:style-name="Default_20_Paragraph_20_Font"><text:span text:style-name="T10"> object with a detail message.</text:span></text:span></text:p>
        <text:p text:style-name="P106">Parameters:</text:p>
        <text:p text:style-name="P128"><text:span text:style-name="Code2">message</text:span><text:span text:style-name="Default_20_Paragraph_20_Font"><text:span text:style-name="T10"> - the detail message</text:span></text:span></text:p>
        <text:p text:style-name="P130"/>
        <text:p text:style-name="P70"><text:bookmark text:name="r55"/>NamespaceException</text:p>
        <text:p text:style-name="P80"><text:span text:style-name="Code2">public </text:span><text:span text:style-name="Code2"><text:span text:style-name="T52">NamespaceException</text:span></text:span><text:span text:style-name="Code2">(String message,<text:line-break/>                          Throwable cause)</text:span></text:p>
        <text:p text:style-name="P102"><text:span text:style-name="T10">Construct a </text:span><text:span text:style-name="Code2">NamespaceException</text:span><text:span text:style-name="Default_20_Paragraph_20_Font"><text:span text:style-name="T10"> object with a detail message and a nested exception.</text:span></text:span></text:p>
        <text:p text:style-name="P106"><text:soft-page-break/>Parameters:</text:p>
        <text:p text:style-name="P128"><text:span text:style-name="Code2">message</text:span><text:span text:style-name="Default_20_Paragraph_20_Font"><text:span text:style-name="T10"> - The detail message.</text:span></text:span></text:p>
        <text:p text:style-name="P128"><text:span text:style-name="Code2">cause</text:span><text:span text:style-name="Default_20_Paragraph_20_Font"><text:span text:style-name="T10"> - The nested exception.</text:span></text:span></text:p>
        <text:p text:style-name="P68">Method Detail</text:p>
        <text:p text:style-name="P71"><text:bookmark text:name="r56"/>getException</text:p>
        <text:p text:style-name="P80"><text:span text:style-name="Code2">public Throwable </text:span><text:span text:style-name="Code2"><text:span text:style-name="T52">getException</text:span></text:span><text:span text:style-name="Code2">()</text:span></text:p>
        <text:p text:style-name="P108">Returns the nested exception.</text:p>
        <text:p text:style-name="P102"><text:span text:style-name="T10">This method predates the general purpose exception chaining mechanism. The </text:span><text:span text:style-name="Code2">getCause()</text:span><text:span text:style-name="Default_20_Paragraph_20_Font"><text:span text:style-name="T10"> method is now the preferred means of obtaining this information.</text:span></text:span></text:p>
        <text:p text:style-name="P106">Returns:</text:p>
        <text:p text:style-name="P128"><text:span text:style-name="T10">The result of calling </text:span><text:span text:style-name="Code2">getCause()</text:span><text:span text:style-name="Default_20_Paragraph_20_Font"><text:span text:style-name="T10">.</text:span></text:span></text:p>
        <text:p text:style-name="P130"/>
        <text:p text:style-name="P70"><text:bookmark text:name="r571"/>getCause</text:p>
        <text:p text:style-name="P80"><text:span text:style-name="Code2">public Throwable </text:span><text:span text:style-name="Code2"><text:span text:style-name="T52">getCause</text:span></text:span><text:span text:style-name="Code2">()</text:span></text:p>
        <text:p text:style-name="P102"><text:span text:style-name="T10">Returns the cause of this exception or </text:span><text:span text:style-name="Code2">null</text:span><text:span text:style-name="Default_20_Paragraph_20_Font"><text:span text:style-name="T10"> if no cause was set.</text:span></text:span></text:p>
        <text:p text:style-name="P106">Overrides:</text:p>
        <text:p text:style-name="P128"><text:span text:style-name="Code2">getCause</text:span><text:span text:style-name="Default_20_Paragraph_20_Font"><text:span text:style-name="T10"> in class </text:span></text:span><text:span text:style-name="Code2">Throwable</text:span></text:p>
        <text:p text:style-name="P106">Returns:</text:p>
        <text:p text:style-name="P128"><text:span text:style-name="T10">The cause of this exception or </text:span><text:span text:style-name="Code2">null</text:span><text:span text:style-name="Default_20_Paragraph_20_Font"><text:span text:style-name="T10"> if no cause was set.</text:span></text:span></text:p>
        <text:p text:style-name="P106">Since:</text:p>
        <text:p text:style-name="P129">1.2</text:p>
        <text:p text:style-name="P130"/>
        <text:p text:style-name="P70"><text:bookmark text:name="r58"/>initCause</text:p>
        <text:p text:style-name="P80"><text:span text:style-name="Code2">public Throwable </text:span><text:span text:style-name="Code2"><text:span text:style-name="T52">initCause</text:span></text:span><text:span text:style-name="Code2">(Throwable cause)</text:span></text:p>
        <text:p text:style-name="P103">Initializes the cause of this exception to the specified value.</text:p>
        <text:p text:style-name="P106">Overrides:</text:p>
        <text:p text:style-name="P128"><text:span text:style-name="Code2">initCause</text:span><text:span text:style-name="Default_20_Paragraph_20_Font"><text:span text:style-name="T10"> in class </text:span></text:span><text:span text:style-name="Code2">Throwable</text:span></text:p>
        <text:p text:style-name="P106">Parameters:</text:p>
        <text:p text:style-name="P128"><text:span text:style-name="Code2">cause</text:span><text:span text:style-name="Default_20_Paragraph_20_Font"><text:span text:style-name="T10"> - The cause of this exception.</text:span></text:span></text:p>
        <text:p text:style-name="P106">Returns:</text:p>
        <text:p text:style-name="P129">This exception.</text:p>
        <text:p text:style-name="P106">Throws:</text:p>
        <text:p text:style-name="P128"><text:span text:style-name="Code2">IllegalArgumentException</text:span><text:span text:style-name="Default_20_Paragraph_20_Font"><text:span text:style-name="T10"> - If the specified cause is this exception.</text:span></text:span></text:p>
        <text:p text:style-name="P128"><text:span text:style-name="Code2">IllegalStateException</text:span><text:span text:style-name="Default_20_Paragraph_20_Font"><text:span text:style-name="T10"> - If the cause of this exception has already been set.</text:span></text:span></text:p>
        <text:p text:style-name="P106">Since:</text:p>
        <text:p text:style-name="P129">1.2</text:p>
        <text:p text:style-name="P66"><text:bookmark text:name="r62"/>Class Resource</text:p>
        <text:p text:style-name="P113"><text:a xlink:type="simple" xlink:href="#r26"><text:span text:style-name="T41">org.osgi.service.http</text:span></text:a></text:p>
        <text:p text:style-name="P100"><text:span text:style-name="Code2">java.lang.Object</text:span></text:p>
        <text:p text:style-name="P114"><text:span text:style-name="Code2">  </text:span><text:span text:style-name="Code2"><draw:frame draw:style-name="fr3" draw:name="Grafik14" text:anchor-type="as-char" svg:width="0.1563in" svg:height="0.1457in" draw:z-index="28"><draw:image xlink:href="Pictures/100002000000000F0000000E443DCD33.png" xlink:type="simple" xlink:show="embed" xlink:actuate="onLoad"/></draw:frame></text:span><text:span text:style-name="Code2">javax.servlet.GenericServlet</text:span></text:p>
        <text:p text:style-name="P73"><text:span text:style-name="Code2">      </text:span><text:span text:style-name="Code2"><draw:frame draw:style-name="fr3" draw:name="Grafik15" text:anchor-type="as-char" svg:width="0.1563in" svg:height="0.1457in" draw:z-index="31"><draw:image xlink:href="Pictures/100002000000000F0000000E443DCD33.png" xlink:type="simple" xlink:show="embed" xlink:actuate="onLoad"/></draw:frame></text:span><text:span text:style-name="Code2"><text:span text:style-name="T52">org.osgi.service.http.Resource</text:span></text:span></text:p>
        <text:p text:style-name="P67"><text:soft-page-break/>All Implemented Interfaces:</text:p>
        <text:p text:style-name="P104">Serializable, Servlet, ServletConfig</text:p>
        <text:p text:style-name="P101"/>
        <text:p text:style-name="P116"><text:span text:style-name="Code2">final public class </text:span><text:span text:style-name="Code2"><text:span text:style-name="T52">Resource</text:span></text:span></text:p>
        <text:p text:style-name="P80"><text:span text:style-name="Code2">extends GenericServlet</text:span></text:p>
        <text:p text:style-name="P112"><text:span text:style-name="T10">The </text:span><text:span text:style-name="Code2">Resource</text:span><text:span text:style-name="Default_20_Paragraph_20_Font"><text:span text:style-name="T10"> servlet is a marker servlet which can be used to register resources through the Whiteboard to serve resources through the Http Context with which the Resource is registered.</text:span></text:span></text:p>
        <text:p text:style-name="P112"><text:span text:style-name="T10">The </text:span><text:span text:style-name="Code2">Resource</text:span><text:span text:style-name="Default_20_Paragraph_20_Font"><text:span text:style-name="T10"> object is registered as a </text:span></text:span><text:span text:style-name="Code2">javax.servlet.Servlet</text:span><text:span text:style-name="Default_20_Paragraph_20_Font"><text:span text:style-name="T10"> service along with the </text:span></text:span><text:a xlink:type="simple" xlink:href="#r30"><text:span text:style-name="Code2"><text:span text:style-name="T42">HttpConstants.HTTP_WHITEBOARD_PATH</text:span></text:span></text:a><text:span text:style-name="Default_20_Paragraph_20_Font"><text:span text:style-name="T10">, </text:span></text:span><text:a xlink:type="simple" xlink:href="#r33"><text:span text:style-name="Code2"><text:span text:style-name="T42">HttpConstants.HTTP_WHITEBOARD_PREFIX</text:span></text:span></text:a><text:span text:style-name="Default_20_Paragraph_20_Font"><text:span text:style-name="T10">, and </text:span></text:span><text:a xlink:type="simple" xlink:href="#r27"><text:span text:style-name="Code2"><text:span text:style-name="T42">HttpConstants.HTTP_WHITEBOARD_CONTEXT_NAME</text:span></text:span></text:a><text:span text:style-name="Default_20_Paragraph_20_Font"><text:span text:style-name="T10"> properties. See the specification text for more details.</text:span></text:span></text:p>
        <text:p text:style-name="P112"><text:span text:style-name="Code2">Resource</text:span><text:span text:style-name="Default_20_Paragraph_20_Font"><text:span text:style-name="T10"> extends from </text:span></text:span><text:span text:style-name="Code2">GenericServlet</text:span><text:span text:style-name="Default_20_Paragraph_20_Font"><text:span text:style-name="T10"> and implements the </text:span></text:span><text:span text:style-name="Code2">service</text:span><text:span text:style-name="Default_20_Paragraph_20_Font"><text:span text:style-name="T10"> method with an empty method. Therefore calling the </text:span></text:span><text:span text:style-name="Code2">service</text:span><text:span text:style-name="Default_20_Paragraph_20_Font"><text:span text:style-name="T10"> method on a resource has absolutely no effect.</text:span></text:span></text:p>
        <text:p text:style-name="P82">The default constructor must be used to instantiate new objects, the constructor as well is empty and does not call any other method.</text:p>
        <text:p text:style-name="P115">Since:</text:p>
        <text:p text:style-name="P104">1.3</text:p>
        <text:p text:style-name="P115">Version:</text:p>
        <text:p text:style-name="P104">$Id: 0b578492d62dc4e4f1d5a96399d2de4c43ec9e74 $</text:p>
        <text:p text:style-name="P115">ThreadSafe</text:p>
        <text:p text:style-name="P117"/>
        <table:table table:name="Tabelle35" table:style-name="Tabelle35">
          <table:table-column table:style-name="Tabelle35.A"/>
          <table:table-column table:style-name="Tabelle35.B"/>
          <table:table-row table:style-name="Tabelle35.1">
            <table:table-cell table:style-name="Tabelle35.A1" office:value-type="string">
              <text:p text:style-name="P118"><text:span text:style-name="Summary_20_Heading_20_Font2"><text:span text:style-name="T26">Constructor Summary</text:span></text:span></text:p>
            </table:table-cell>
            <table:table-cell table:style-name="Tabelle35.A1" office:value-type="string">
              <text:p text:style-name="P119"><text:span text:style-name="Page_20_Reference_20_Font"><text:span text:style-name="T32">Page</text:span></text:span></text:p>
            </table:table-cell>
          </table:table-row>
          <table:table-row table:style-name="Tabelle35.1">
            <table:table-cell table:style-name="Tabelle35.A2" office:value-type="string">
              <text:p text:style-name="P123"><text:a xlink:type="simple" xlink:href="#r60"><text:span text:style-name="Code2"><text:span text:style-name="T43">Resource</text:span></text:span></text:a><text:span text:style-name="Code2"><text:span text:style-name="T26">()</text:span></text:span></text:p>
            </table:table-cell>
            <table:table-cell table:style-name="Tabelle35.B2" office:value-type="string">
              <text:p text:style-name="P121"><text:span text:style-name="Page_20_Reference_20_Font"><text:span text:style-name="T26"><text:bookmark-ref text:reference-format="page" text:ref-name="r60"/></text:span></text:span></text:p>
            </table:table-cell>
          </table:table-row>
        </table:table>
        <text:p text:style-name="P74"/>
        <table:table table:name="Tabelle37" table:style-name="Tabelle37">
          <table:table-column table:style-name="Tabelle37.A"/>
          <table:table-column table:style-name="Tabelle37.B"/>
          <table:table-column table:style-name="Tabelle37.C"/>
          <table:table-row table:style-name="Tabelle37.1">
            <table:table-cell table:style-name="Tabelle37.A1" table:number-columns-spanned="2" office:value-type="string">
              <text:p text:style-name="P118"><text:span text:style-name="Summary_20_Heading_20_Font2"><text:span text:style-name="T26">Method Summary</text:span></text:span></text:p>
            </table:table-cell>
            <table:covered-table-cell/>
            <table:table-cell table:style-name="Tabelle37.A1" office:value-type="string">
              <text:p text:style-name="P119"><text:span text:style-name="Page_20_Reference_20_Font"><text:span text:style-name="T32">Page</text:span></text:span></text:p>
            </table:table-cell>
          </table:table-row>
          <table:table-row table:style-name="Tabelle37.1">
            <table:table-cell table:style-name="Tabelle37.A2" office:value-type="string">
              <text:p text:style-name="P120"><text:span text:style-name="Code_20_Small1"><text:span text:style-name="T26">void</text:span></text:span></text:p>
            </table:table-cell>
            <table:table-cell table:style-name="Tabelle37.A2" office:value-type="string">
              <text:p text:style-name="P123"><text:a xlink:type="simple" xlink:href="#r61"><text:span text:style-name="Code2"><text:span text:style-name="T43">service</text:span></text:span></text:a><text:span text:style-name="Code2"><text:span text:style-name="T26">(ServletRequest request, ServletResponse response)</text:span></text:span></text:p>
            </table:table-cell>
            <table:table-cell table:style-name="Tabelle37.C2" office:value-type="string">
              <text:p text:style-name="P121"><text:span text:style-name="Page_20_Reference_20_Font"><text:span text:style-name="T26"><text:bookmark-ref text:reference-format="page" text:ref-name="r61"/></text:span></text:span></text:p>
            </table:table-cell>
          </table:table-row>
        </table:table>
        <text:p text:style-name="P68">Constructor Detail</text:p>
        <text:p text:style-name="P71"><text:bookmark text:name="r60"/>Resource</text:p>
        <text:p text:style-name="P80"><text:span text:style-name="Code2">public </text:span><text:span text:style-name="Code2"><text:span text:style-name="T52">Resource</text:span></text:span><text:span text:style-name="Code2">()</text:span></text:p>
        <text:p text:style-name="P69">Method Detail</text:p>
        <text:p text:style-name="P71"><text:bookmark text:name="r611"/>service</text:p>
        <text:p text:style-name="P80"><text:span text:style-name="Code2">public void </text:span><text:span text:style-name="Code2"><text:span text:style-name="T52">service</text:span></text:span><text:span text:style-name="Code2">(ServletRequest request,<text:line-break/>                    ServletResponse response)</text:span></text:p>
        <text:p text:style-name="P106">Specified by:</text:p>
        <text:p text:style-name="P128"><text:span text:style-name="Code2">service</text:span><text:span text:style-name="Default_20_Paragraph_20_Font"><text:span text:style-name="T10"> in interface </text:span></text:span><text:span text:style-name="Code2">Servlet</text:span></text:p>
        <text:p text:style-name="P106">Overrides:</text:p>
        <text:p text:style-name="P128"><text:span text:style-name="Code2">service</text:span><text:span text:style-name="Default_20_Paragraph_20_Font"><text:span text:style-name="T10"> in class </text:span></text:span><text:span text:style-name="Code2">GenericServlet</text:span></text:p>
        <text:section text:style-name="Sect2" text:name="Bereich1">
          <text:p text:style-name="P133"><text:soft-page-break/><text:span text:style-name="T47">Java API documentation generated with </text:span><text:a xlink:type="simple" xlink:href="http://www.filigris.com/products/docflex_javadoc/#docflex-doclet"><text:span text:style-name="T46">DocFlex/Doclet</text:span></text:a><text:span text:style-name="Default_20_Paragraph_20_Font"><text:span text:style-name="T47"> v1.5.6</text:span></text:span></text:p>
          <text:p text:style-name="P72"><text:span text:style-name="T47">DocFlex/Doclet is both a multi-format Javadoc doclet and a free edition of </text:span><text:a xlink:type="simple" xlink:href="http://www.filigris.com/products/docflex_javadoc/"><text:span text:style-name="T46">DocFlex/Javadoc</text:span></text:a><text:span text:style-name="Default_20_Paragraph_20_Font"><text:span text:style-name="T47">.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46">www.docflex.com</text:span></text:span></text:a></text:p>
        </text:section>
      </text:section>
      <text:p text:style-name="P14"><text:span text:style-name="Default_20_Paragraph_20_Font"><text:span text:style-name="T18"/></text:span></text:p>
      <text:section text:style-name="Sect1" text:name="JavaDocWhiteboard" text:protected="true">
        <text:section-source xlink:href="../javadoc-whiteboard-namespace.rtf" text:filter-name="Rich Text Format"/>
        <text:p text:style-name="P55">OSGi Javadoc</text:p>
        <text:p text:style-name="P79">28.01.13 21:03</text:p>
        <table:table table:name="Tabelle38" table:style-name="Tabelle38">
          <table:table-column table:style-name="Tabelle38.A"/>
          <table:table-column table:style-name="Tabelle38.B"/>
          <table:table-column table:style-name="Tabelle38.C"/>
          <table:table-row table:style-name="Tabelle38.1">
            <table:table-cell table:style-name="Tabelle38.A1" table:number-columns-spanned="2" office:value-type="string">
              <text:p text:style-name="P84"><text:span text:style-name="Summary_20_Heading_20_Font">Package Summary</text:span></text:p>
            </table:table-cell>
            <table:covered-table-cell/>
            <table:table-cell table:style-name="Tabelle38.A1" office:value-type="string">
              <text:p text:style-name="P85"><text:span text:style-name="Page_20_Reference_20_Font"><text:span text:style-name="T52">Page</text:span></text:span></text:p>
            </table:table-cell>
          </table:table-row>
          <table:table-row table:style-name="Tabelle38.1">
            <table:table-cell table:style-name="Tabelle38.A2" office:value-type="string">
              <text:p text:style-name="P86"><text:a xlink:type="simple" xlink:href="#r3"><text:span text:style-name="T38">org.osgi.namespace.whiteboard</text:span></text:a></text:p>
            </table:table-cell>
            <table:table-cell table:style-name="Tabelle38.A2" office:value-type="string">
              <text:p text:style-name="P87">Whiteboard Namespace Package Version 1.0.</text:p>
            </table:table-cell>
            <table:table-cell table:style-name="Tabelle38.A2" office:value-type="string">
              <text:p text:style-name="P85"><text:span text:style-name="Page_20_Reference_20_Font"><text:bookmark-ref text:reference-format="page" text:ref-name="r3"/></text:span></text:p>
            </table:table-cell>
          </table:table-row>
        </table:table>
        <text:p text:style-name="P56"><text:bookmark text:name="r310"/>Package org.osgi.namespace.whiteboard</text:p>
        <text:p text:style-name="P98">Whiteboard Namespace Package Version 1.0.</text:p>
        <text:p text:style-name="P99">See:</text:p>
        <text:p text:style-name="P102"><text:a xlink:type="simple" xlink:href="#r2"><text:span text:style-name="T38">Description</text:span></text:a></text:p>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93"><text:span text:style-name="Summary_20_Heading_20_Font1">Class Summary</text:span></text:p>
            </table:table-cell>
            <table:covered-table-cell/>
            <table:table-cell table:style-name="Tabelle39.A1" office:value-type="string">
              <text:p text:style-name="P94"><text:span text:style-name="Page_20_Reference_20_Font">Page</text:span></text:p>
            </table:table-cell>
          </table:table-row>
          <table:table-row table:style-name="Tabelle39.1">
            <table:table-cell table:style-name="Tabelle39.A2" office:value-type="string">
              <text:p text:style-name="P86"><text:a xlink:type="simple" xlink:href="#r8"><text:span text:style-name="T38">WhiteboardNamespace</text:span></text:a></text:p>
            </table:table-cell>
            <table:table-cell table:style-name="Tabelle39.A2" office:value-type="string">
              <text:p text:style-name="P89">Whiteboard Capability and Requirement Namespace.</text:p>
            </table:table-cell>
            <table:table-cell table:style-name="Tabelle39.A2" office:value-type="string">
              <text:p text:style-name="P88"><text:span text:style-name="Page_20_Reference_20_Font"><text:span text:style-name="T53"><text:bookmark-ref text:reference-format="page" text:ref-name="r8"/></text:span></text:span></text:p>
            </table:table-cell>
          </table:table-row>
        </table:table>
        <text:p text:style-name="P110"><text:bookmark text:name="r210"/>Package org.osgi.namespace.whiteboard Description</text:p>
        <text:p text:style-name="P111">Whiteboard Namespace Package Version 1.0.</text:p>
        <text:p text:style-name="P76">Bundles should not need to import this package at runtime since all the types in this package just contain constants for capability and requirement namespaces specified by the OSGi Alliance.</text:p>
        <text:p text:style-name="P58"><text:bookmark text:name="r81"/>Class WhiteboardNamespace</text:p>
        <text:p text:style-name="P113"><text:a xlink:type="simple" xlink:href="#r3"><text:span text:style-name="T41">org.osgi.namespace.whiteboard</text:span></text:a></text:p>
        <text:p text:style-name="P100"><text:span text:style-name="Code2">java.lang.Object</text:span></text:p>
        <text:p text:style-name="P114"><text:span text:style-name="Code2">  </text:span><text:span text:style-name="Code2"><draw:frame draw:style-name="fr3" draw:name="Grafik12" text:anchor-type="as-char" svg:width="0.1563in" svg:height="0.1457in" draw:z-index="35"><draw:image xlink:href="Pictures/100002000000000F0000000E443DCD33.png" xlink:type="simple" xlink:show="embed" xlink:actuate="onLoad"/></draw:frame></text:span><text:span text:style-name="Code2">org.osgi.resource.Namespace</text:span></text:p>
        <text:p text:style-name="P73"><text:span text:style-name="Code2">      </text:span><text:span text:style-name="Code2"><draw:frame draw:style-name="fr3" draw:name="Grafik13" text:anchor-type="as-char" svg:width="0.1563in" svg:height="0.1457in" draw:z-index="36"><draw:image xlink:href="Pictures/100002000000000F0000000E443DCD33.png" xlink:type="simple" xlink:show="embed" xlink:actuate="onLoad"/></draw:frame></text:span><text:span text:style-name="Code2"><text:span text:style-name="T52">org.osgi.namespace.whiteboard.WhiteboardNamespace</text:span></text:span></text:p>
        <text:p text:style-name="P101"/>
        <text:p text:style-name="P116"><text:span text:style-name="Code2">final public class </text:span><text:span text:style-name="Code2"><text:span text:style-name="T52">WhiteboardNamespace</text:span></text:span></text:p>
        <text:p text:style-name="P80"><text:span text:style-name="Code2">extends org.osgi.resource.Namespace</text:span></text:p>
        <text:p text:style-name="P111">Whiteboard Capability and Requirement Namespace.</text:p>
        <text:p text:style-name="P81"><text:span text:style-name="T10">This class defines the names for the attributes and directives for this namespace. All unspecified capability attributes are of type </text:span><text:span text:style-name="Code2">String</text:span><text:span text:style-name="Default_20_Paragraph_20_Font"><text:span text:style-name="T10"> and are used as arbitrary matching attributes for the capability. The values associated with the specified directive and attribute keys are of type </text:span></text:span><text:span text:style-name="Code2">String</text:span><text:span text:style-name="Default_20_Paragraph_20_Font"><text:span text:style-name="T10">, unless otherwise indicated.</text:span></text:span></text:p>
        <text:p text:style-name="P115">Version:</text:p>
        <text:p text:style-name="P104">$Id: b23440f15fa24e7c0b0e27896d234d2fc4ecbb3a $</text:p>
        <text:p text:style-name="P115">Immutable</text:p>
        <text:p text:style-name="P117"/>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118"><text:span text:style-name="Summary_20_Heading_20_Font2"><text:span text:style-name="T26">Field Summary</text:span></text:span></text:p>
            </table:table-cell>
            <table:covered-table-cell/>
            <table:table-cell table:style-name="Tabelle41.A1" office:value-type="string">
              <text:p text:style-name="P119"><text:span text:style-name="Page_20_Reference_20_Font"><text:span text:style-name="T32">Page</text:span></text:span></text:p>
            </table:table-cell>
          </table:table-row>
          <table:table-row table:style-name="Tabelle41.1">
            <table:table-cell table:style-name="Tabelle41.A2" office:value-type="string">
              <text:p text:style-name="P120"><text:span text:style-name="Code_20_Small1"><text:span text:style-name="T26">static String</text:span></text:span></text:p>
            </table:table-cell>
            <table:table-cell table:style-name="Tabelle41.A2" office:value-type="string">
              <text:p text:style-name="P124"><text:a xlink:type="simple" xlink:href="#r7"><text:span text:style-name="Code2"><text:span text:style-name="T43">CAPABILITY_BUNDLE_SYMBOLICNAME_ATTRIBUTE</text:span></text:span></text:a></text:p>
              <text:p text:style-name="P127">The capability attribute contains the symbolic name of the bundle providing the whiteboard consumer.</text:p>
            </table:table-cell>
            <table:table-cell table:style-name="Tabelle41.C2" office:value-type="string">
              <text:p text:style-name="P121"><text:span text:style-name="Page_20_Reference_20_Font"><text:span text:style-name="T26"><text:bookmark-ref text:reference-format="page" text:ref-name="r7"/></text:span></text:span></text:p>
            </table:table-cell>
          </table:table-row>
          <table:table-row table:style-name="Tabelle41.1">
            <table:table-cell table:style-name="Tabelle41.A3" office:value-type="string">
              <text:p text:style-name="P120"><text:span text:style-name="Code_20_Small1"><text:span text:style-name="T26">static String</text:span></text:span></text:p>
            </table:table-cell>
            <table:table-cell table:style-name="Tabelle41.A3" office:value-type="string">
              <text:p text:style-name="P124"><text:a xlink:type="simple" xlink:href="#r6"><text:span text:style-name="Code2"><text:span text:style-name="T43">CAPABILITY_BUNDLE_VERSION_ATTRIBUTE</text:span></text:span></text:a></text:p>
              <text:p text:style-name="P125"><text:span text:style-name="T33">The capability attribute contains the </text:span><text:span text:style-name="Code2"><text:span text:style-name="T26">Version</text:span></text:span><text:span text:style-name="Default_20_Paragraph_20_Font"><text:span text:style-name="T33"> of the bundle implementing the whiteboard consumer if one is specified or </text:span></text:span><text:span text:style-name="Code2"><text:span text:style-name="T26">0.0.0</text:span></text:span><text:span text:style-name="Default_20_Paragraph_20_Font"><text:span text:style-name="T33"> if not specified.</text:span></text:span></text:p>
            </table:table-cell>
            <table:table-cell table:style-name="Tabelle41.C3" office:value-type="string">
              <text:p text:style-name="P121"><text:span text:style-name="Page_20_Reference_20_Font"><text:span text:style-name="T26"><text:bookmark-ref text:reference-format="page" text:ref-name="r6"/></text:span></text:span></text:p>
            </table:table-cell>
          </table:table-row>
          <table:table-row table:style-name="Tabelle41.1">
            <table:table-cell table:style-name="Tabelle41.A3" office:value-type="string">
              <text:p text:style-name="P120"><text:span text:style-name="Code_20_Small1"><text:span text:style-name="T26">static String</text:span></text:span></text:p>
            </table:table-cell>
            <table:table-cell table:style-name="Tabelle41.A3" office:value-type="string">
              <text:p text:style-name="P124"><text:a xlink:type="simple" xlink:href="#r5"><text:span text:style-name="Code2"><text:span text:style-name="T43">CAPABILITY_VERSION_ATTRIBUTE</text:span></text:span></text:a></text:p>
              <text:p text:style-name="P125"><text:span text:style-name="T33">The capability attribute contains the </text:span><text:span text:style-name="Code2"><text:span text:style-name="T26">Version</text:span></text:span><text:span text:style-name="Default_20_Paragraph_20_Font"><text:span text:style-name="T33"> of the specification of the whiteboard consumer.</text:span></text:span></text:p>
            </table:table-cell>
            <table:table-cell table:style-name="Tabelle41.C3" office:value-type="string">
              <text:p text:style-name="P121"><text:span text:style-name="Page_20_Reference_20_Font"><text:span text:style-name="T26"><text:bookmark-ref text:reference-format="page" text:ref-name="r5"/></text:span></text:span></text:p>
            </table:table-cell>
          </table:table-row>
          <table:table-row table:style-name="Tabelle41.1">
            <table:table-cell table:style-name="Tabelle41.A3" office:value-type="string">
              <text:p text:style-name="P120"><text:span text:style-name="Code_20_Small1"><text:span text:style-name="T26">static String</text:span></text:span></text:p>
            </table:table-cell>
            <table:table-cell table:style-name="Tabelle41.A3" office:value-type="string">
              <text:p text:style-name="P124"><text:a xlink:type="simple" xlink:href="#r4"><text:span text:style-name="Code2"><text:span text:style-name="T43">WHITEBOARD_NAMESPACE</text:span></text:span></text:a></text:p>
              <text:p text:style-name="P127">Namespace name for whiteboard capabilities and requirements.</text:p>
            </table:table-cell>
            <table:table-cell table:style-name="Tabelle41.C3" office:value-type="string">
              <text:p text:style-name="P121"><text:span text:style-name="Page_20_Reference_20_Font"><text:span text:style-name="T26"><text:bookmark-ref text:reference-format="page" text:ref-name="r4"/></text:span></text:span></text:p>
            </table:table-cell>
          </table:table-row>
        </table:table>
        <text:p text:style-name="P74"/>
        <table:table table:name="Tabelle42" table:style-name="Tabelle42">
          <table:table-column table:style-name="Tabelle42.A"/>
          <table:table-row table:style-name="Tabelle42.1">
            <table:table-cell table:style-name="Tabelle42.A1" office:value-type="string">
              <text:p text:style-name="P97">Fields inherited from class org.osgi.resource.Namespace</text:p>
            </table:table-cell>
          </table:table-row>
          <table:table-row table:style-name="Tabelle42.2">
            <table:table-cell table:style-name="Tabelle42.A2" office:value-type="string">
              <text:p text:style-name="P92"><text:span text:style-name="Code2"><text:span text:style-name="T26">CAPABILITY_EFFECTIVE_DIRECTIVE, CAPABILITY_USES_DIRECTIVE, CARDINALITY_MULTIPLE, CARDINALITY_SINGLE, EFFECTIVE_ACTIVE, EFFECTIVE_RESOLVE, REQUIREMENT_CARDINALITY_DIRECTIVE, REQUIREMENT_EFFECTIVE_DIRECTIVE, REQUIREMENT_FILTER_DIRECTIVE, REQUIREMENT_RESOLUTION_DIRECTIVE, RESOLUTION_MANDATORY, RESOLUTION_OPTIONAL</text:span></text:span></text:p>
            </table:table-cell>
          </table:table-row>
        </table:table>
        <text:p text:style-name="P68">Field Detail</text:p>
        <text:p text:style-name="P71"><text:bookmark text:name="r410"/>WHITEBOARD_NAMESPACE</text:p>
        <text:p text:style-name="P80"><text:span text:style-name="Code2">public static final String </text:span><text:span text:style-name="Code2"><text:span text:style-name="T52">WHITEBOARD_NAMESPACE</text:span></text:span><text:span text:style-name="Code2"> = "osgi.whiteboard"</text:span></text:p>
        <text:p text:style-name="P108">Namespace name for whiteboard capabilities and requirements.</text:p>
        <text:p text:style-name="P103">Also, the capability attribute used to specify the name of the whiteboard consumer.</text:p>
        <text:p text:style-name="P131"/>
        <text:p text:style-name="P70"><text:bookmark text:name="r57"/>CAPABILITY_VERSION_ATTRIBUTE</text:p>
        <text:p text:style-name="P80"><text:span text:style-name="Code2">public static final String </text:span><text:span text:style-name="Code2"><text:span text:style-name="T52">CAPABILITY_VERSION_ATTRIBUTE</text:span></text:span><text:span text:style-name="Code2"> = "version"</text:span></text:p>
        <text:p text:style-name="P102"><text:soft-page-break/><text:span text:style-name="T10">The capability attribute contains the </text:span><text:span text:style-name="Code2">Version</text:span><text:span text:style-name="Default_20_Paragraph_20_Font"><text:span text:style-name="T10"> of the specification of the whiteboard consumer. The value of this attribute must be of type </text:span></text:span><text:span text:style-name="Code2">Version</text:span><text:span text:style-name="Default_20_Paragraph_20_Font"><text:span text:style-name="T10">.</text:span></text:span></text:p>
        <text:p text:style-name="P131"/>
        <text:p text:style-name="P70"><text:bookmark text:name="r61"/>CAPABILITY_BUNDLE_VERSION_ATTRIBUTE</text:p>
        <text:p text:style-name="P80"><text:span text:style-name="Code2">public static final String </text:span><text:span text:style-name="Code2"><text:span text:style-name="T52">CAPABILITY_BUNDLE_VERSION_ATTRIBUTE</text:span></text:span><text:span text:style-name="Code2"> = "bundle-version"</text:span></text:p>
        <text:p text:style-name="P102"><text:span text:style-name="T10">The capability attribute contains the </text:span><text:span text:style-name="Code2">Version</text:span><text:span text:style-name="Default_20_Paragraph_20_Font"><text:span text:style-name="T10"> of the bundle implementing the whiteboard consumer if one is specified or </text:span></text:span><text:span text:style-name="Code2">0.0.0</text:span><text:span text:style-name="Default_20_Paragraph_20_Font"><text:span text:style-name="T10"> if not specified. The value of this attribute must be of type </text:span></text:span><text:span text:style-name="Code2">Version</text:span><text:span text:style-name="Default_20_Paragraph_20_Font"><text:span text:style-name="T10">.</text:span></text:span></text:p>
        <text:p text:style-name="P131"/>
        <text:p text:style-name="P70"><text:bookmark text:name="r71"/>CAPABILITY_BUNDLE_SYMBOLICNAME_ATTRIBUTE</text:p>
        <text:p text:style-name="P80"><text:span text:style-name="Code2">public static final String </text:span><text:span text:style-name="Code2"><text:span text:style-name="T52">CAPABILITY_BUNDLE_SYMBOLICNAME_ATTRIBUTE</text:span></text:span><text:span text:style-name="Code2"> = "bundle-symbolic-name"</text:span></text:p>
        <text:p text:style-name="P103">The capability attribute contains the symbolic name of the bundle providing the whiteboard consumer.</text:p>
        <text:section text:style-name="Sect2" text:name="Bereich2">
          <text:p text:style-name="P134"><text:span text:style-name="T47">Java API documentation generated with </text:span><text:a xlink:type="simple" xlink:href="http://www.filigris.com/products/docflex_javadoc/#docflex-doclet"><text:span text:style-name="T46">DocFlex/Doclet</text:span></text:a><text:span text:style-name="Default_20_Paragraph_20_Font"><text:span text:style-name="T47"> v1.5.6</text:span></text:span></text:p>
          <text:p text:style-name="P72"><text:span text:style-name="T47">DocFlex/Doclet is both a multi-format Javadoc doclet and a free edition of </text:span><text:a xlink:type="simple" xlink:href="http://www.filigris.com/products/docflex_javadoc/"><text:span text:style-name="T46">DocFlex/Javadoc</text:span></text:a><text:span text:style-name="Default_20_Paragraph_20_Font"><text:span text:style-name="T47">.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46">www.docflex.com</text:span></text:span></text:a></text:p>
        </text:section>
      </text:section>
      <text:p text:style-name="P14"><text:span text:style-name="Default_20_Paragraph_20_Font"><text:span text:style-name="T18"/></text:span></text:p>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oft-page-break/><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1" text:outline-level="1">Security Considerations</text:h>
      <text:p text:style-name="P12">Bundles that need to register a servlet, listener, resource filter, or http context must be granted ServicePermission[Interface Name, REGISTER] where interface name is the whiteboard interface the service is registered for.</text:p>
      <text:p text:style-name="P12">Bundles that need to iterate the servlets, listeners, resources, filters, or http contexts registered with the system must be granted ServicePermission[interface name, GET] to retrieve the services from the service registry.</text:p>
      <text:p text:style-name="P12">In addition if a whiteboard service wants to be associated with a shared http context registered by another bundle, the bundle registering the whiteboard service must be granted ServicePermission[org.osgi.service.http.HttpContext, GET].</text:p>
      <text:h text:style-name="Heading_20_1" text:outline-level="1"><text:soft-page-break/>Document Support</text:h>
      <text:h text:style-name="Heading_20_2" text:outline-level="2">References</text:h>
      <text:list xml:id="list288120980683210586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54">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25"/>
      <text:h text:style-name="Heading_20_2" text:outline-level="2">Author’s Address</text:h>
      <text:p text:style-name="Body"/>
      <table:table table:name="Tabelle4" table:style-name="Tabelle4">
        <table:table-column table:style-name="Tabelle4.A"/>
        <table:table-column table:style-name="Tabelle4.B"/>
        <text:soft-page-break/>
        <table:table-row table:style-name="Tabelle4.1">
          <table:table-cell table:style-name="Tabelle4.A1" office:value-type="string">
            <text:p text:style-name="P20">Name</text:p>
          </table:table-cell>
          <table:table-cell table:style-name="Tabelle4.B1" office:value-type="string">
            <text:p text:style-name="P20">Felix Meschber</text:p>
          </table:table-cell>
        </table:table-row>
        <table:table-row table:style-name="Tabelle4.1">
          <table:table-cell table:style-name="Tabelle4.A1" office:value-type="string">
            <text:p text:style-name="P20">Company</text:p>
          </table:table-cell>
          <table:table-cell table:style-name="Tabelle4.B1" office:value-type="string">
            <text:p text:style-name="P20">Adobe Systems Incorporated</text:p>
          </table:table-cell>
        </table:table-row>
        <table:table-row table:style-name="Tabelle4.1">
          <table:table-cell table:style-name="Tabelle4.A1" office:value-type="string">
            <text:p text:style-name="P20">Address</text:p>
          </table:table-cell>
          <table:table-cell table:style-name="Tabelle4.B1" office:value-type="string">
            <text:p text:style-name="P20">Barfüsserplatz 6, 4055 Basel, Switzerland</text:p>
          </table:table-cell>
        </table:table-row>
        <table:table-row table:style-name="Tabelle4.1">
          <table:table-cell table:style-name="Tabelle4.A1" office:value-type="string">
            <text:p text:style-name="P20">Voice</text:p>
          </table:table-cell>
          <table:table-cell table:style-name="Tabelle4.B1" office:value-type="string">
            <text:p text:style-name="P20">+41 61 226 55 49</text:p>
          </table:table-cell>
        </table:table-row>
        <table:table-row table:style-name="Tabelle4.1">
          <table:table-cell table:style-name="Tabelle4.A1" office:value-type="string">
            <text:p text:style-name="P17">e-mail</text:p>
          </table:table-cell>
          <table:table-cell table:style-name="Tabelle4.B1" office:value-type="string">
            <text:p text:style-name="P17">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20">Name</text:p>
          </table:table-cell>
          <table:table-cell table:style-name="Tabelle44.B1" office:value-type="string">
            <text:p text:style-name="P20">Carsten Ziegeler</text:p>
          </table:table-cell>
        </table:table-row>
        <table:table-row table:style-name="Tabelle44.1">
          <table:table-cell table:style-name="Tabelle44.A1" office:value-type="string">
            <text:p text:style-name="P20">Company</text:p>
          </table:table-cell>
          <table:table-cell table:style-name="Tabelle44.B1" office:value-type="string">
            <text:p text:style-name="P20">Adobe Systems Incorporated</text:p>
          </table:table-cell>
        </table:table-row>
        <table:table-row table:style-name="Tabelle44.1">
          <table:table-cell table:style-name="Tabelle44.A1" office:value-type="string">
            <text:p text:style-name="P20">Address</text:p>
          </table:table-cell>
          <table:table-cell table:style-name="Tabelle44.B1" office:value-type="string">
            <text:p text:style-name="P20">Barfüsserplatz 6, 4055 Basel, Switzerland</text:p>
          </table:table-cell>
        </table:table-row>
        <table:table-row table:style-name="Tabelle44.1">
          <table:table-cell table:style-name="Tabelle44.A1" office:value-type="string">
            <text:p text:style-name="P20">Voice</text:p>
          </table:table-cell>
          <table:table-cell table:style-name="Tabelle44.B1" office:value-type="string">
            <text:p text:style-name="P20">+41 61 226 55 0</text:p>
          </table:table-cell>
        </table:table-row>
        <table:table-row table:style-name="Tabelle44.1">
          <table:table-cell table:style-name="Tabelle44.A1" office:value-type="string">
            <text:p text:style-name="P17">e-mail</text:p>
          </table:table-cell>
          <table:table-cell table:style-name="Tabelle44.B1" office:value-type="string">
            <text:p text:style-name="P17">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2"><draw:image xlink:href="Pictures/1000020100000427000001D8328612BC.png" xlink:type="simple" xlink:show="embed" xlink:actuate="onLoad"/></draw:frame><text:tab/><text:user-defined style:data-style-name="N0" text:name="RFC Title">RFC 189 Http Service Updates</text:user-defined><text:tab/>Page <text:page-number text:select-page="current">20</text:page-number> of <text:page-count style:num-format="1">67</text:page-count></text:p>
        <text:p text:style-name="Header"/>
        <text:p text:style-name="Header"><text:tab/>Draft<text:tab/> <text:modification-date style:data-style-name="N76">August 21,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1</text:page-number> of <text:page-count style:num-format="1">67</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23</text:page-number> of <text:page-count style:num-format="1">67</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25</text:page-number> of <text:page-count style:num-format="1">67</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28</text:page-number> of <text:page-count style:num-format="1">67</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30</text:page-number> of <text:page-count style:num-format="1">67</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32</text:page-number> of <text:page-count style:num-format="1">67</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36</text:page-number> of <text:page-count style:num-format="1">67</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42</text:page-number> of <text:page-count style:num-format="1">67</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47</text:page-number> of <text:page-count style:num-format="1">67</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54</text:page-number> of <text:page-count style:num-format="1">67</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56</text:page-number> of <text:page-count style:num-format="1">67</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67</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67</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67</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67</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67</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67</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67</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67</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67</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67</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2-09-06T17:55:04</meta:creation-date>
    <meta:editing-cycles>142</meta:editing-cycles>
    <meta:editing-duration>P6DT7H29M9S</meta:editing-duration>
    <meta:initial-creator>Felix Meschberger</meta:initial-creator>
    <dc:date>2013-08-21T13:08:47</dc:date>
    <dc:creator>Carsten Ziegeler</dc:creator>
    <meta:document-statistic meta:table-count="53" meta:image-count="18" meta:object-count="0" meta:page-count="67" meta:paragraph-count="1337" meta:word-count="11667" meta:character-count="84980"/>
    <meta:user-defined meta:name="Company">Adobe Systems Incorporated</meta:user-defined>
    <meta:user-defined meta:name="Info 3"/>
    <meta:user-defined meta:name="Info 4"/>
    <meta:user-defined meta:name="RFC Title">RFC 189 Http Service Updates</meta:user-defined>
  </office:meta>
</office:document-meta>
</file>